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3728in"/>
    </style:style>
    <style:style style:name="co19" style:family="table-column">
      <style:table-column-properties fo:break-before="auto" style:column-width="0.9634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909in"/>
    </style:style>
    <style:style style:name="co23" style:family="table-column">
      <style:table-column-properties fo:break-before="auto" style:column-width="0.478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5902in" fo:break-before="auto" style:use-optimal-row-height="true"/>
    </style:style>
    <style:style style:name="ro4" style:family="table-row">
      <style:table-row-properties style:row-height="0.4661in" fo:break-before="auto" style:use-optimal-row-height="true"/>
    </style:style>
    <style:style style:name="ro5" style:family="table-row">
      <style:table-row-properties style:row-height="0.3209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5799in" fo:break-before="auto" style:use-optimal-row-height="true"/>
    </style:style>
    <style:style style:name="ro10" style:family="table-row">
      <style:table-row-properties style:row-height="0.2728in" fo:break-before="auto" style:use-optimal-row-height="true"/>
    </style:style>
    <style:style style:name="ro11" style:family="table-row">
      <style:table-row-properties style:row-height="0.8701in" fo:break-before="auto" style:use-optimal-row-height="true"/>
    </style:style>
    <style:style style:name="ro12" style:family="table-row">
      <style:table-row-properties style:row-height="0.9118in" fo:break-before="auto" style:use-optimal-row-height="true"/>
    </style:style>
    <style:style style:name="ro13" style:family="table-row">
      <style:table-row-properties style:row-height="1.078in" fo:break-before="auto" style:use-optimal-row-height="true"/>
    </style:style>
    <style:style style:name="ro14" style:family="table-row">
      <style:table-row-properties style:row-height="0.1783in" fo:break-before="auto" style:use-optimal-row-height="false"/>
    </style:style>
    <style:style style:name="ro15" style:family="table-row">
      <style:table-row-properties style:row-height="0.2366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1" style:family="table-cell" style:parent-style-name="Default">
      <style:table-cell-properties fo:padding="0.028in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6.G10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48" style:family="table-cell" style:parent-style-name="Default">
      <style:table-cell-properties fo:padding="0.028in"/>
      <style:text-properties fo:font-size="10pt" style:font-size-asian="10pt" style:font-size-complex="10pt"/>
    </style:style>
    <style:style style:name="ce49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1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2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wrap-option="wrap" fo:border="0.0008in solid #000000"/>
    </style:style>
    <style:style style:name="ce54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5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map style:condition="cell-content()=&quot;Sun&quot;" style:apply-style-name="Không_20_tên4" style:base-cell-address="'Cover Page'.AH1"/>
    </style:style>
    <style:style style:name="ce6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/>
    <style:style style:name="ce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0" style:family="table-cell" style:parent-style-name="Default">
      <style:map style:condition="cell-content()=&quot;Sun&quot;" style:apply-style-name="Không_20_tên4" style:base-cell-address="'Cover Page'.AH1"/>
    </style:style>
    <style:style style:name="ce9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3" style:family="table-cell" style:parent-style-name="Default">
      <style:map style:condition="cell-content()=&quot;Sun&quot;" style:apply-style-name="Không_20_tên4" style:base-cell-address="'Cover Page'.AH1"/>
    </style:style>
    <style:style style:name="ce10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1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6" style:family="table-cell" style:parent-style-name="Default"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9" style:family="table-cell" style:parent-style-name="Default">
      <style:map style:condition="cell-content()=&quot;Sun&quot;" style:apply-style-name="Không_20_tên4" style:base-cell-address="'Cover Page'.AH1"/>
    </style:style>
    <style:style style:name="ce13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6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9">
            <text:p>0.9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6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8" table:number-columns-repeated="1014"/>
          <table:table-cell table:style-name="ce29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Initiate and add conte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01">
            <text:p>January 01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2">
            <text:p>0.2</text:p>
          </table:table-cell>
          <table:table-cell table:style-name="ce26" office:value-type="string">
            <text:p>Updates:</text:p>
            <text:p>- Remove ThanhBT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11">
            <text:p>January 11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3">
            <text:p>0.3</text:p>
          </table:table-cell>
          <table:table-cell table:style-name="ce26" office:value-type="string">
            <text:p>Updates:</text:p>
            <text:p>- Remove MaiDTP</text:p>
            <text:p>- Remove KhoiNL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29">
            <text:p>January 29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4">
            <text:p>0.4</text:p>
          </table:table-cell>
          <table:table-cell table:style-name="ce26" office:value-type="string">
            <text:p>Updates:</text:p>
            <text:p>- Remove AnBD</text:p>
            <text:p>- Add DuyenLT, TienN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2-26">
            <text:p>February 26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5">
            <text:p>0.5</text:p>
          </table:table-cell>
          <table:table-cell table:style-name="ce26" office:value-type="string">
            <text:p>Updates:</text:p>
            <text:p>- Remove HungNQ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4-12">
            <text:p>April 12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6">
            <text:p>0.6</text:p>
          </table:table-cell>
          <table:table-cell table:style-name="ce26" office:value-type="string">
            <text:p>Updates:</text:p>
            <text:p>- Remove Anh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5-11">
            <text:p>May 11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7">
            <text:p>0.7</text:p>
          </table:table-cell>
          <table:table-cell table:style-name="ce26" office:value-type="string">
            <text:p>Updates:</text:p>
            <text:p>- Remove HuyenH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10">
            <text:p>June 10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8">
            <text:p>0.8</text:p>
          </table:table-cell>
          <table:table-cell table:style-name="ce26" office:value-type="string">
            <text:p>Updates:</text:p>
            <text:p>- Remove NguyenHTT</text:p>
            <text:p>- Add NhanHTH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0">
            <text:p>June 20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8">
            <text:p>0.8</text:p>
          </table:table-cell>
          <table:table-cell table:style-name="ce26" office:value-type="string">
            <text:p>Updates:</text:p>
            <text:p>- Remove ChanNTT</text:p>
            <text:p/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8">
            <text:p>June 28, 20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5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ce29"/>
        <table:table-column table:style-name="co7" table:default-cell-style-name="ce6"/>
        <table:table-column table:style-name="co7" table:number-columns-repeated="4" table:default-cell-style-name="Default"/>
        <table:table-column table:style-name="co17" table:default-cell-style-name="Default"/>
        <table:table-row table:style-name="ro10">
          <table:table-cell table:style-name="ce38" office:value-type="string">
            <text:p>Tổng hợp ngày nghỉ 2016</text:p>
          </table:table-cell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10" table:number-rows-repeated="4">
          <table:table-cell table:style-name="ce38"/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11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44" office:value-type="string">
            <office:annotation draw:style-name="gr1" draw:text-style-name="P1" svg:width="3.4126in" svg:height="1.3232in" svg:x="3.1705in" svg:y="0.4547in" draw:caption-point-x="-0.7689in" draw:caption-point-y="0.9091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5</text:p>
          </table:table-cell>
          <table:table-cell table:style-name="ce44" office:value-type="string">
            <office:annotation draw:style-name="gr2" draw:text-style-name="P1" svg:width="1.1413in" svg:height="0.5457in" svg:x="3.6827in" svg:y="0.7524in" draw:caption-point-x="-0.2402in" draw:caption-point-y="0.6114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44" office:value-type="string">
            <text:p>Working To</text:p>
          </table:table-cell>
          <table:table-cell table:style-name="ce44" office:value-type="string">
            <office:annotation draw:style-name="gr3" draw:text-style-name="P1" svg:width="1.1413in" svg:height="0.7012in" svg:x="5.6634in" svg:y="0.7524in" draw:caption-point-x="-0.2622in" draw:caption-point-y="0.6114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6</text:p>
          </table:table-cell>
          <table:table-cell table:style-name="ce44" office:value-type="string">
            <office:annotation draw:style-name="gr2" draw:text-style-name="P1" svg:width="1.1413in" svg:height="0.5457in" svg:x="6.5303in" svg:y="0.7524in" draw:caption-point-x="-0.2402in" draw:caption-point-y="0.6114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2" office:value-type="string">
            <office:annotation draw:style-name="gr4" draw:text-style-name="P1" svg:width="1.1413in" svg:height="0.3902in" svg:x="7.4197in" svg:y="0.7524in" draw:caption-point-x="-0.2402in" draw:caption-point-y="0.6114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4" office:value-type="string">
            <text:p>Remaining Leave Days</text:p>
          </table:table-cell>
          <table:table-cell table:style-name="ce44" office:value-type="string">
            <text:p>Extended Leave Days</text:p>
          </table:table-cell>
          <table:table-cell table:style-name="ce44" office:value-type="string">
            <text:p>Leave Days Already Subtracted From Salary</text:p>
          </table:table-cell>
          <table:table-cell table:style-name="ce44" office:value-type="string">
            <office:annotation office:display="true" draw:style-name="gr5" draw:text-style-name="P1" svg:width="1.9224in" svg:height="1.4787in" svg:x="12.1839in" svg:y="0.7319in" draw:caption-point-x="-1.4484in" draw:caption-point-y="0.6315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39" office:value-type="string">
            <text:p>Notes</text:p>
          </table:table-cell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7]);DATE(YEAR([.D7]);12;31);NOW())" office:value-type="date" office:date-value="2016-06-30T09:35:34.53">
            <text:p>06/30/16</text:p>
          </table:table-cell>
          <table:table-cell table:style-name="ce47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6">
            <text:p>6</text:p>
          </table:table-cell>
          <table:table-cell table:style-name="ce49" table:formula="of:=SUMPRODUCT([Thong_Tin_Ngay_Nghi_201601.$B$3:.$B$39]=[.$B7];[Thong_Tin_Ngay_Nghi_201601.$C$3:.$C$39])+SUMPRODUCT([Thong_Tin_Ngay_Nghi_201602.$B$3:.$B$40]=[.$B7];[Thong_Tin_Ngay_Nghi_201602.$C$3:.$C$40]) + SUMPRODUCT([Thong_Tin_Ngay_Nghi_201603.$B$3:.$B$42]=[.$B7];[Thong_Tin_Ngay_Nghi_201603.$C$3:.$C$42])" office:value-type="float" office:value="3">
            <text:p>3</text:p>
          </table:table-cell>
          <table:table-cell table:style-name="ce49" table:formula="of:=SUMPRODUCT([Thong_Tin_Ngay_Nghi_201601.$B$3:.$B$39]=[.$B7];[Thong_Tin_Ngay_Nghi_201601.$C$3:.$C$39])+SUMPRODUCT([Thong_Tin_Ngay_Nghi_201602.$B$3:.$B$40]=[.$B7];[Thong_Tin_Ngay_Nghi_201602.$C$3:.$C$40]) + SUMPRODUCT([Thong_Tin_Ngay_Nghi_201603.$B$3:.$B$42]=[.$B7];[Thong_Tin_Ngay_Nghi_201603.$C$3:.$C$42]) + SUMPRODUCT([Thong_Tin_Ngay_Nghi_201604.$B$3:.$B$43]=[.$B7];[Thong_Tin_Ngay_Nghi_201604.$C$3:.$C$43]) + SUMPRODUCT([Thong_Tin_Ngay_Nghi_201605.$B$3:.$B$42]=[.$B7];[Thong_Tin_Ngay_Nghi_201605.$C$3:.$C$42]) + SUMPRODUCT([Thong_Tin_Ngay_Nghi_201606.$B$3:.$B$45]=[.$B7];[Thong_Tin_Ngay_Nghi_201606.$C$3:.$C$45])" office:value-type="float" office:value="4">
            <text:p>4</text:p>
          </table:table-cell>
          <table:table-cell table:style-name="ce45" table:formula="of:=IF(DATE(YEAR([.E7]);MONTH([.E7]);DAY([.E7]))&lt;=DATE(YEAR([.E7]);3;31); [.C7]-[.G7] + [.F7]; IF([.G7]-[.C7]&lt;0;[.G7] + [.F7] -[.H7];[.F7]+[.C7]-[.H7]))" office:value-type="float" office:value="2">
            <text:p>2</text:p>
          </table:table-cell>
          <table:table-cell table:number-columns-repeated="2" table:style-name="ce45"/>
          <table:table-cell table:style-name="ce45" table:formula="of:=[.I7]+[.K7] +[.J7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acNTC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27">
            <text:p>06/27/16</text:p>
          </table:table-cell>
          <table:table-cell table:style-name="ce46" table:formula="of:=IF(YEAR(NOW())&gt;YEAR([.D8]);DATE(YEAR([.D8]);12;31);NOW())" office:value-type="date" office:date-value="2016-06-30T09:35:34.53">
            <text:p>06/30/16</text:p>
          </table:table-cell>
          <table:table-cell table:style-name="ce47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0">
            <text:p>0</text:p>
          </table:table-cell>
          <table:table-cell table:style-name="ce50" table:formula="of:=SUMPRODUCT([Thong_Tin_Ngay_Nghi_201601.$B$3:.$B$39]=[.$B8];[Thong_Tin_Ngay_Nghi_201601.$C$3:.$C$39])+SUMPRODUCT([Thong_Tin_Ngay_Nghi_201602.$B$3:.$B$40]=[.$B8];[Thong_Tin_Ngay_Nghi_201602.$C$3:.$C$40]) + SUMPRODUCT([Thong_Tin_Ngay_Nghi_201603.$B$3:.$B$42]=[.$B8];[Thong_Tin_Ngay_Nghi_201603.$C$3:.$C$42])" office:value-type="float" office:value="0">
            <text:p>0</text:p>
          </table:table-cell>
          <table:table-cell table:style-name="ce50" table:formula="of:=SUMPRODUCT([Thong_Tin_Ngay_Nghi_201601.$B$3:.$B$39]=[.$B8];[Thong_Tin_Ngay_Nghi_201601.$C$3:.$C$39])+SUMPRODUCT([Thong_Tin_Ngay_Nghi_201602.$B$3:.$B$40]=[.$B8];[Thong_Tin_Ngay_Nghi_201602.$C$3:.$C$40]) + SUMPRODUCT([Thong_Tin_Ngay_Nghi_201603.$B$3:.$B$42]=[.$B8];[Thong_Tin_Ngay_Nghi_201603.$C$3:.$C$42]) + SUMPRODUCT([Thong_Tin_Ngay_Nghi_201604.$B$3:.$B$43]=[.$B8];[Thong_Tin_Ngay_Nghi_201604.$C$3:.$C$43]) + SUMPRODUCT([Thong_Tin_Ngay_Nghi_201605.$B$3:.$B$42]=[.$B8];[Thong_Tin_Ngay_Nghi_201605.$C$3:.$C$42]) + SUMPRODUCT([Thong_Tin_Ngay_Nghi_201606.$B$3:.$B$45]=[.$B8];[Thong_Tin_Ngay_Nghi_201606.$C$3:.$C$45])" office:value-type="float" office:value="0">
            <text:p>0</text:p>
          </table:table-cell>
          <table:table-cell table:style-name="ce45" table:formula="of:=IF(DATE(YEAR([.E8]);MONTH([.E8]);DAY([.E8]))&lt;=DATE(YEAR([.E8]);3;31); [.C8]-[.G8] + [.F8]; IF([.G8]-[.C8]&lt;0;[.G8] + [.F8] -[.H8];[.F8]+[.C8]-[.H8]))" office:value-type="float" office:value="0">
            <text:p>0</text:p>
          </table:table-cell>
          <table:table-cell table:number-columns-repeated="2" table:style-name="ce45"/>
          <table:table-cell table:style-name="ce45" table:formula="of:=[.I8]+[.K8] +[.J8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BinhNT</text:p>
          </table:table-cell>
          <table:table-cell table:style-name="ce45" office:value-type="float" office:value="6.5">
            <text:p>6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9]);DATE(YEAR([.D9]);12;31);NOW())" office:value-type="date" office:date-value="2016-06-30T09:35:34.53">
            <text:p>06/30/16</text:p>
          </table:table-cell>
          <table:table-cell table:style-name="ce47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6">
            <text:p>6</text:p>
          </table:table-cell>
          <table:table-cell table:style-name="ce50" table:formula="of:=SUMPRODUCT([Thong_Tin_Ngay_Nghi_201601.$B$3:.$B$39]=[.$B9];[Thong_Tin_Ngay_Nghi_201601.$C$3:.$C$39])+SUMPRODUCT([Thong_Tin_Ngay_Nghi_201602.$B$3:.$B$40]=[.$B9];[Thong_Tin_Ngay_Nghi_201602.$C$3:.$C$40]) + SUMPRODUCT([Thong_Tin_Ngay_Nghi_201603.$B$3:.$B$42]=[.$B9];[Thong_Tin_Ngay_Nghi_201603.$C$3:.$C$42])" office:value-type="float" office:value="2.5">
            <text:p>2.5</text:p>
          </table:table-cell>
          <table:table-cell table:style-name="ce50" table:formula="of:=SUMPRODUCT([Thong_Tin_Ngay_Nghi_201601.$B$3:.$B$39]=[.$B9];[Thong_Tin_Ngay_Nghi_201601.$C$3:.$C$39])+SUMPRODUCT([Thong_Tin_Ngay_Nghi_201602.$B$3:.$B$40]=[.$B9];[Thong_Tin_Ngay_Nghi_201602.$C$3:.$C$40]) + SUMPRODUCT([Thong_Tin_Ngay_Nghi_201603.$B$3:.$B$42]=[.$B9];[Thong_Tin_Ngay_Nghi_201603.$C$3:.$C$42]) + SUMPRODUCT([Thong_Tin_Ngay_Nghi_201604.$B$3:.$B$43]=[.$B9];[Thong_Tin_Ngay_Nghi_201604.$C$3:.$C$43]) + SUMPRODUCT([Thong_Tin_Ngay_Nghi_201605.$B$3:.$B$42]=[.$B9];[Thong_Tin_Ngay_Nghi_201605.$C$3:.$C$42]) + SUMPRODUCT([Thong_Tin_Ngay_Nghi_201606.$B$3:.$B$45]=[.$B9];[Thong_Tin_Ngay_Nghi_201606.$C$3:.$C$45])" office:value-type="float" office:value="6.5">
            <text:p>6.5</text:p>
          </table:table-cell>
          <table:table-cell table:style-name="ce45" table:formula="of:=IF(DATE(YEAR([.E9]);MONTH([.E9]);DAY([.E9]))&lt;=DATE(YEAR([.E9]);3;31); [.C9]-[.G9] + [.F9]; IF([.G9]-[.C9]&lt;0;[.G9] + [.F9] -[.H9];[.F9]+[.C9]-[.H9]))" office:value-type="float" office:value="2">
            <text:p>2</text:p>
          </table:table-cell>
          <table:table-cell table:number-columns-repeated="2" table:style-name="ce45"/>
          <table:table-cell table:style-name="ce45" table:formula="of:=[.I9]+[.K9] +[.J9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0]);DATE(YEAR([.D10]);12;31);NOW())" office:value-type="date" office:date-value="2016-06-30T09:35:34.53">
            <text:p>06/30/16</text:p>
          </table:table-cell>
          <table:table-cell table:style-name="ce47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6">
            <text:p>6</text:p>
          </table:table-cell>
          <table:table-cell table:style-name="ce50" table:formula="of:=SUMPRODUCT([Thong_Tin_Ngay_Nghi_201601.$B$3:.$B$39]=[.$B10];[Thong_Tin_Ngay_Nghi_201601.$C$3:.$C$39])+SUMPRODUCT([Thong_Tin_Ngay_Nghi_201602.$B$3:.$B$40]=[.$B10];[Thong_Tin_Ngay_Nghi_201602.$C$3:.$C$40]) + SUMPRODUCT([Thong_Tin_Ngay_Nghi_201603.$B$3:.$B$42]=[.$B10];[Thong_Tin_Ngay_Nghi_201603.$C$3:.$C$42])" office:value-type="float" office:value="3">
            <text:p>3</text:p>
          </table:table-cell>
          <table:table-cell table:style-name="ce50" table:formula="of:=SUMPRODUCT([Thong_Tin_Ngay_Nghi_201601.$B$3:.$B$39]=[.$B10];[Thong_Tin_Ngay_Nghi_201601.$C$3:.$C$39])+SUMPRODUCT([Thong_Tin_Ngay_Nghi_201602.$B$3:.$B$40]=[.$B10];[Thong_Tin_Ngay_Nghi_201602.$C$3:.$C$40]) + SUMPRODUCT([Thong_Tin_Ngay_Nghi_201603.$B$3:.$B$42]=[.$B10];[Thong_Tin_Ngay_Nghi_201603.$C$3:.$C$42]) + SUMPRODUCT([Thong_Tin_Ngay_Nghi_201604.$B$3:.$B$43]=[.$B10];[Thong_Tin_Ngay_Nghi_201604.$C$3:.$C$43]) + SUMPRODUCT([Thong_Tin_Ngay_Nghi_201605.$B$3:.$B$42]=[.$B10];[Thong_Tin_Ngay_Nghi_201605.$C$3:.$C$42]) + SUMPRODUCT([Thong_Tin_Ngay_Nghi_201606.$B$3:.$B$45]=[.$B10];[Thong_Tin_Ngay_Nghi_201606.$C$3:.$C$45])" office:value-type="float" office:value="4.5">
            <text:p>4.5</text:p>
          </table:table-cell>
          <table:table-cell table:style-name="ce45" table:formula="of:=IF(DATE(YEAR([.E10]);MONTH([.E10]);DAY([.E10]))&lt;=DATE(YEAR([.E10]);3;31); [.C10]-[.G10] + [.F10]; IF([.G10]-[.C10]&lt;0;[.G10] + [.F10] -[.H10];[.F10]+[.C10]-[.H10]))" office:value-type="float" office:value="3.5">
            <text:p>3.5</text:p>
          </table:table-cell>
          <table:table-cell table:number-columns-repeated="2" table:style-name="ce45"/>
          <table:table-cell table:style-name="ce45" table:formula="of:=[.I10]+[.K10] +[.J10]" office:value-type="float" office:value="3.5">
            <text:p>3.5</text:p>
          </table:table-cell>
          <table:table-cell table:style-name="ce53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1]);DATE(YEAR([.D11]);12;31);NOW())" office:value-type="date" office:date-value="2016-06-30T09:35:34.53">
            <text:p>06/30/16</text:p>
          </table:table-cell>
          <table:table-cell table:style-name="ce47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6">
            <text:p>6</text:p>
          </table:table-cell>
          <table:table-cell table:style-name="ce50" table:formula="of:=SUMPRODUCT([Thong_Tin_Ngay_Nghi_201601.$B$3:.$B$39]=[.$B11];[Thong_Tin_Ngay_Nghi_201601.$C$3:.$C$39])+SUMPRODUCT([Thong_Tin_Ngay_Nghi_201602.$B$3:.$B$40]=[.$B11];[Thong_Tin_Ngay_Nghi_201602.$C$3:.$C$40]) + SUMPRODUCT([Thong_Tin_Ngay_Nghi_201603.$B$3:.$B$42]=[.$B11];[Thong_Tin_Ngay_Nghi_201603.$C$3:.$C$42])" office:value-type="float" office:value="3.5">
            <text:p>3.5</text:p>
          </table:table-cell>
          <table:table-cell table:style-name="ce50" table:formula="of:=SUMPRODUCT([Thong_Tin_Ngay_Nghi_201601.$B$3:.$B$39]=[.$B11];[Thong_Tin_Ngay_Nghi_201601.$C$3:.$C$39])+SUMPRODUCT([Thong_Tin_Ngay_Nghi_201602.$B$3:.$B$40]=[.$B11];[Thong_Tin_Ngay_Nghi_201602.$C$3:.$C$40]) + SUMPRODUCT([Thong_Tin_Ngay_Nghi_201603.$B$3:.$B$42]=[.$B11];[Thong_Tin_Ngay_Nghi_201603.$C$3:.$C$42]) + SUMPRODUCT([Thong_Tin_Ngay_Nghi_201604.$B$3:.$B$43]=[.$B11];[Thong_Tin_Ngay_Nghi_201604.$C$3:.$C$43]) + SUMPRODUCT([Thong_Tin_Ngay_Nghi_201605.$B$3:.$B$42]=[.$B11];[Thong_Tin_Ngay_Nghi_201605.$C$3:.$C$42]) + SUMPRODUCT([Thong_Tin_Ngay_Nghi_201606.$B$3:.$B$45]=[.$B11];[Thong_Tin_Ngay_Nghi_201606.$C$3:.$C$45])" office:value-type="float" office:value="9">
            <text:p>9</text:p>
          </table:table-cell>
          <table:table-cell table:style-name="ce45" table:formula="of:=IF(DATE(YEAR([.E11]);MONTH([.E11]);DAY([.E11]))&lt;=DATE(YEAR([.E11]);3;31); [.C11]-[.G11] + [.F11]; IF([.G11]-[.C11]&lt;0;[.G11] + [.F11] -[.H11];[.F11]+[.C11]-[.H11]))" office:value-type="float" office:value="-3">
            <text:p>-3</text:p>
          </table:table-cell>
          <table:table-cell table:number-columns-repeated="2" table:style-name="ce45"/>
          <table:table-cell table:style-name="ce45" table:formula="of:=[.I11]+[.K11] +[.J11]" office:value-type="float" office:value="-3">
            <text:p>-3</text:p>
          </table:table-cell>
          <table:table-cell table:style-name="ce53"/>
        </table:table-row>
        <table:table-row table:style-name="ro1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45" office:value-type="float" office:value="7.5">
            <text:p>7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2]);DATE(YEAR([.D12]);12;31);NOW())" office:value-type="date" office:date-value="2016-06-30T09:35:34.53">
            <text:p>06/30/16</text:p>
          </table:table-cell>
          <table:table-cell table:style-name="ce47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6">
            <text:p>6</text:p>
          </table:table-cell>
          <table:table-cell table:style-name="ce50" table:formula="of:=SUMPRODUCT([Thong_Tin_Ngay_Nghi_201601.$B$3:.$B$39]=[.$B12];[Thong_Tin_Ngay_Nghi_201601.$C$3:.$C$39])+SUMPRODUCT([Thong_Tin_Ngay_Nghi_201602.$B$3:.$B$40]=[.$B12];[Thong_Tin_Ngay_Nghi_201602.$C$3:.$C$40]) + SUMPRODUCT([Thong_Tin_Ngay_Nghi_201603.$B$3:.$B$42]=[.$B12];[Thong_Tin_Ngay_Nghi_201603.$C$3:.$C$42])" office:value-type="float" office:value="5">
            <text:p>5</text:p>
          </table:table-cell>
          <table:table-cell table:style-name="ce50" table:formula="of:=SUMPRODUCT([Thong_Tin_Ngay_Nghi_201601.$B$3:.$B$39]=[.$B12];[Thong_Tin_Ngay_Nghi_201601.$C$3:.$C$39])+SUMPRODUCT([Thong_Tin_Ngay_Nghi_201602.$B$3:.$B$40]=[.$B12];[Thong_Tin_Ngay_Nghi_201602.$C$3:.$C$40]) + SUMPRODUCT([Thong_Tin_Ngay_Nghi_201603.$B$3:.$B$42]=[.$B12];[Thong_Tin_Ngay_Nghi_201603.$C$3:.$C$42]) + SUMPRODUCT([Thong_Tin_Ngay_Nghi_201604.$B$3:.$B$43]=[.$B12];[Thong_Tin_Ngay_Nghi_201604.$C$3:.$C$43]) + SUMPRODUCT([Thong_Tin_Ngay_Nghi_201605.$B$3:.$B$42]=[.$B12];[Thong_Tin_Ngay_Nghi_201605.$C$3:.$C$42]) + SUMPRODUCT([Thong_Tin_Ngay_Nghi_201606.$B$3:.$B$45]=[.$B12];[Thong_Tin_Ngay_Nghi_201606.$C$3:.$C$45])" office:value-type="float" office:value="10.5">
            <text:p>10.5</text:p>
          </table:table-cell>
          <table:table-cell table:style-name="ce45" table:formula="of:=IF(DATE(YEAR([.E12]);MONTH([.E12]);DAY([.E12]))&lt;=DATE(YEAR([.E12]);3;31); [.C12]-[.G12] + [.F12]; IF([.G12]-[.C12]&lt;0;[.G12] + [.F12] -[.H12];[.F12]+[.C12]-[.H12]))" office:value-type="float" office:value="0.5">
            <text:p>0.5</text:p>
          </table:table-cell>
          <table:table-cell table:style-name="ce45" office:value-type="float" office:value="2">
            <office:annotation draw:style-name="gr2" draw:text-style-name="P1" svg:width="1.1413in" svg:height="0.5457in" svg:x="9.1976in" svg:y="2.8689in" draw:caption-point-x="-0.2402in" draw:caption-point-y="0.6in">
              <dc:date>2016-05-09T00:00:00</dc:date>
              <text:p text:style-name="P1"><text:span text:style-name="T1">Ngày phép được <text:s/>extend tới 31/5/2016</text:span></text:p>
            </office:annotation>
            <text:p>2</text:p>
          </table:table-cell>
          <table:table-cell table:style-name="ce45"/>
          <table:table-cell table:style-name="ce45" table:formula="of:=[.I12]+[.K12] +[.J12]" office:value-type="float" office:value="2.5">
            <text:p>2.5</text:p>
          </table:table-cell>
          <table:table-cell table:style-name="ce53" office:value-type="string">
            <text:p>- Extend 2 ngày phép của năm 2015 tới ngày 31/5/2016</text:p>
          </table:table-cell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DuyenL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2-29">
            <text:p>02/29/16</text:p>
          </table:table-cell>
          <table:table-cell table:style-name="ce46" table:formula="of:=IF(YEAR(NOW())&gt;YEAR([.D13]);DATE(YEAR([.D13]);12;31);NOW())" office:value-type="date" office:date-value="2016-06-30T09:35:34.53">
            <text:p>06/30/16</text:p>
          </table:table-cell>
          <table:table-cell table:style-name="ce47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4">
            <text:p>4</text:p>
          </table:table-cell>
          <table:table-cell table:style-name="ce50" table:formula="of:=SUMPRODUCT([Thong_Tin_Ngay_Nghi_201601.$B$3:.$B$39]=[.$B13];[Thong_Tin_Ngay_Nghi_201601.$C$3:.$C$39])+SUMPRODUCT([Thong_Tin_Ngay_Nghi_201602.$B$3:.$B$40]=[.$B13];[Thong_Tin_Ngay_Nghi_201602.$C$3:.$C$40]) + SUMPRODUCT([Thong_Tin_Ngay_Nghi_201603.$B$3:.$B$42]=[.$B13];[Thong_Tin_Ngay_Nghi_201603.$C$3:.$C$42])" office:value-type="float" office:value="0">
            <text:p>0</text:p>
          </table:table-cell>
          <table:table-cell table:style-name="ce50" table:formula="of:=SUMPRODUCT([Thong_Tin_Ngay_Nghi_201601.$B$3:.$B$39]=[.$B13];[Thong_Tin_Ngay_Nghi_201601.$C$3:.$C$39])+SUMPRODUCT([Thong_Tin_Ngay_Nghi_201602.$B$3:.$B$40]=[.$B13];[Thong_Tin_Ngay_Nghi_201602.$C$3:.$C$40]) + SUMPRODUCT([Thong_Tin_Ngay_Nghi_201603.$B$3:.$B$42]=[.$B13];[Thong_Tin_Ngay_Nghi_201603.$C$3:.$C$42]) + SUMPRODUCT([Thong_Tin_Ngay_Nghi_201604.$B$3:.$B$43]=[.$B13];[Thong_Tin_Ngay_Nghi_201604.$C$3:.$C$43]) + SUMPRODUCT([Thong_Tin_Ngay_Nghi_201605.$B$3:.$B$42]=[.$B13];[Thong_Tin_Ngay_Nghi_201605.$C$3:.$C$42]) + SUMPRODUCT([Thong_Tin_Ngay_Nghi_201606.$B$3:.$B$45]=[.$B13];[Thong_Tin_Ngay_Nghi_201606.$C$3:.$C$45])" office:value-type="float" office:value="1">
            <text:p>1</text:p>
          </table:table-cell>
          <table:table-cell table:style-name="ce45" table:formula="of:=IF(DATE(YEAR([.E13]);MONTH([.E13]);DAY([.E13]))&lt;=DATE(YEAR([.E13]);3;31); [.C13]-[.G13] + [.F13]; IF([.G13]-[.C13]&lt;0;[.G13] + [.F13] -[.H13];[.F13]+[.C13]-[.H13]))" office:value-type="float" office:value="3">
            <text:p>3</text:p>
          </table:table-cell>
          <table:table-cell table:number-columns-repeated="2" table:style-name="ce45"/>
          <table:table-cell table:style-name="ce45" table:formula="of:=[.I13]+[.K13] +[.J13]" office:value-type="float" office:value="3">
            <text:p>3</text:p>
          </table:table-cell>
          <table:table-cell table:style-name="ce53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45" office:value-type="float" office:value="4">
            <text:p>4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4]);DATE(YEAR([.D14]);12;31);NOW())" office:value-type="date" office:date-value="2016-06-30T09:35:34.54">
            <text:p>06/30/16</text:p>
          </table:table-cell>
          <table:table-cell table:style-name="ce47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6">
            <text:p>6</text:p>
          </table:table-cell>
          <table:table-cell table:style-name="ce50" table:formula="of:=SUMPRODUCT([Thong_Tin_Ngay_Nghi_201601.$B$3:.$B$39]=[.$B14];[Thong_Tin_Ngay_Nghi_201601.$C$3:.$C$39])+SUMPRODUCT([Thong_Tin_Ngay_Nghi_201602.$B$3:.$B$40]=[.$B14];[Thong_Tin_Ngay_Nghi_201602.$C$3:.$C$40]) + SUMPRODUCT([Thong_Tin_Ngay_Nghi_201603.$B$3:.$B$42]=[.$B14];[Thong_Tin_Ngay_Nghi_201603.$C$3:.$C$42])" office:value-type="float" office:value="3">
            <text:p>3</text:p>
          </table:table-cell>
          <table:table-cell table:style-name="ce50" table:formula="of:=SUMPRODUCT([Thong_Tin_Ngay_Nghi_201601.$B$3:.$B$39]=[.$B14];[Thong_Tin_Ngay_Nghi_201601.$C$3:.$C$39])+SUMPRODUCT([Thong_Tin_Ngay_Nghi_201602.$B$3:.$B$40]=[.$B14];[Thong_Tin_Ngay_Nghi_201602.$C$3:.$C$40]) + SUMPRODUCT([Thong_Tin_Ngay_Nghi_201603.$B$3:.$B$42]=[.$B14];[Thong_Tin_Ngay_Nghi_201603.$C$3:.$C$42]) + SUMPRODUCT([Thong_Tin_Ngay_Nghi_201604.$B$3:.$B$43]=[.$B14];[Thong_Tin_Ngay_Nghi_201604.$C$3:.$C$43]) + SUMPRODUCT([Thong_Tin_Ngay_Nghi_201605.$B$3:.$B$42]=[.$B14];[Thong_Tin_Ngay_Nghi_201605.$C$3:.$C$42]) + SUMPRODUCT([Thong_Tin_Ngay_Nghi_201606.$B$3:.$B$45]=[.$B14];[Thong_Tin_Ngay_Nghi_201606.$C$3:.$C$45])" office:value-type="float" office:value="5">
            <text:p>5</text:p>
          </table:table-cell>
          <table:table-cell table:style-name="ce45" table:formula="of:=IF(DATE(YEAR([.E14]);MONTH([.E14]);DAY([.E14]))&lt;=DATE(YEAR([.E14]);3;31); [.C14]-[.G14] + [.F14]; IF([.G14]-[.C14]&lt;0;[.G14] + [.F14] -[.H14];[.F14]+[.C14]-[.H14]))" office:value-type="float" office:value="4">
            <text:p>4</text:p>
          </table:table-cell>
          <table:table-cell table:number-columns-repeated="2" table:style-name="ce45"/>
          <table:table-cell table:style-name="ce45" table:formula="of:=[.I14]+[.K14] +[.J14]" office:value-type="float" office:value="4">
            <text:p>4</text:p>
          </table:table-cell>
          <table:table-cell table:style-name="ce53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5]);DATE(YEAR([.D15]);12;31);NOW())" office:value-type="date" office:date-value="2016-06-30T09:35:34.54">
            <text:p>06/30/16</text:p>
          </table:table-cell>
          <table:table-cell table:style-name="ce47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6">
            <text:p>6</text:p>
          </table:table-cell>
          <table:table-cell table:style-name="ce50" table:formula="of:=SUMPRODUCT([Thong_Tin_Ngay_Nghi_201601.$B$3:.$B$39]=[.$B15];[Thong_Tin_Ngay_Nghi_201601.$C$3:.$C$39])+SUMPRODUCT([Thong_Tin_Ngay_Nghi_201602.$B$3:.$B$40]=[.$B15];[Thong_Tin_Ngay_Nghi_201602.$C$3:.$C$40]) + SUMPRODUCT([Thong_Tin_Ngay_Nghi_201603.$B$3:.$B$42]=[.$B15];[Thong_Tin_Ngay_Nghi_201603.$C$3:.$C$42])" office:value-type="float" office:value="5.5">
            <text:p>5.5</text:p>
          </table:table-cell>
          <table:table-cell table:style-name="ce50" table:formula="of:=SUMPRODUCT([Thong_Tin_Ngay_Nghi_201601.$B$3:.$B$39]=[.$B15];[Thong_Tin_Ngay_Nghi_201601.$C$3:.$C$39])+SUMPRODUCT([Thong_Tin_Ngay_Nghi_201602.$B$3:.$B$40]=[.$B15];[Thong_Tin_Ngay_Nghi_201602.$C$3:.$C$40]) + SUMPRODUCT([Thong_Tin_Ngay_Nghi_201603.$B$3:.$B$42]=[.$B15];[Thong_Tin_Ngay_Nghi_201603.$C$3:.$C$42]) + SUMPRODUCT([Thong_Tin_Ngay_Nghi_201604.$B$3:.$B$43]=[.$B15];[Thong_Tin_Ngay_Nghi_201604.$C$3:.$C$43]) + SUMPRODUCT([Thong_Tin_Ngay_Nghi_201605.$B$3:.$B$42]=[.$B15];[Thong_Tin_Ngay_Nghi_201605.$C$3:.$C$42]) + SUMPRODUCT([Thong_Tin_Ngay_Nghi_201606.$B$3:.$B$45]=[.$B15];[Thong_Tin_Ngay_Nghi_201606.$C$3:.$C$45])" office:value-type="float" office:value="10.5">
            <text:p>10.5</text:p>
          </table:table-cell>
          <table:table-cell table:style-name="ce45" table:formula="of:=IF(DATE(YEAR([.E15]);MONTH([.E15]);DAY([.E15]))&lt;=DATE(YEAR([.E15]);3;31); [.C15]-[.G15] + [.F15]; IF([.G15]-[.C15]&lt;0;[.G15] + [.F15] -[.H15];[.F15]+[.C15]-[.H15]))" office:value-type="float" office:value="1">
            <text:p>1</text:p>
          </table:table-cell>
          <table:table-cell table:number-columns-repeated="2" table:style-name="ce45"/>
          <table:table-cell table:style-name="ce45" table:formula="of:=[.I15]+[.K15] +[.J15]" office:value-type="float" office:value="1">
            <text:p>1</text:p>
          </table:table-cell>
          <table:table-cell table:style-name="ce53"/>
        </table:table-row>
        <table:table-row table:style-name="ro12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6]);DATE(YEAR([.D16]);12;31);NOW())" office:value-type="date" office:date-value="2016-06-30T09:35:34.54">
            <text:p>06/30/16</text:p>
          </table:table-cell>
          <table:table-cell table:style-name="ce47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6">
            <text:p>6</text:p>
          </table:table-cell>
          <table:table-cell table:style-name="ce50" table:formula="of:=SUMPRODUCT([Thong_Tin_Ngay_Nghi_201601.$B$3:.$B$39]=[.$B16];[Thong_Tin_Ngay_Nghi_201601.$C$3:.$C$39])+SUMPRODUCT([Thong_Tin_Ngay_Nghi_201602.$B$3:.$B$40]=[.$B16];[Thong_Tin_Ngay_Nghi_201602.$C$3:.$C$40]) + SUMPRODUCT([Thong_Tin_Ngay_Nghi_201603.$B$3:.$B$42]=[.$B16];[Thong_Tin_Ngay_Nghi_201603.$C$3:.$C$42])" office:value-type="float" office:value="6">
            <text:p>6</text:p>
          </table:table-cell>
          <table:table-cell table:style-name="ce50" table:formula="of:=SUMPRODUCT([Thong_Tin_Ngay_Nghi_201601.$B$3:.$B$39]=[.$B16];[Thong_Tin_Ngay_Nghi_201601.$C$3:.$C$39])+SUMPRODUCT([Thong_Tin_Ngay_Nghi_201602.$B$3:.$B$40]=[.$B16];[Thong_Tin_Ngay_Nghi_201602.$C$3:.$C$40]) + SUMPRODUCT([Thong_Tin_Ngay_Nghi_201603.$B$3:.$B$42]=[.$B16];[Thong_Tin_Ngay_Nghi_201603.$C$3:.$C$42]) + SUMPRODUCT([Thong_Tin_Ngay_Nghi_201604.$B$3:.$B$43]=[.$B16];[Thong_Tin_Ngay_Nghi_201604.$C$3:.$C$43]) + SUMPRODUCT([Thong_Tin_Ngay_Nghi_201605.$B$3:.$B$42]=[.$B16];[Thong_Tin_Ngay_Nghi_201605.$C$3:.$C$42]) + SUMPRODUCT([Thong_Tin_Ngay_Nghi_201606.$B$3:.$B$45]=[.$B16];[Thong_Tin_Ngay_Nghi_201606.$C$3:.$C$45])" office:value-type="float" office:value="13.5">
            <text:p>13.5</text:p>
          </table:table-cell>
          <table:table-cell table:style-name="ce45" table:formula="of:=IF(DATE(YEAR([.E16]);MONTH([.E16]);DAY([.E16]))&lt;=DATE(YEAR([.E16]);3;31); [.C16]-[.G16] + [.F16]; IF([.G16]-[.C16]&lt;0;[.G16] + [.F16] -[.H16];[.F16]+[.C16]-[.H16]))" office:value-type="float" office:value="-7.5">
            <text:p>-7.5</text:p>
          </table:table-cell>
          <table:table-cell table:style-name="ce45"/>
          <table:table-cell table:style-name="ce45" table:formula="of:=2+1.5" office:value-type="float" office:value="3.5">
            <text:p>3.5</text:p>
          </table:table-cell>
          <table:table-cell table:style-name="ce45" table:formula="of:=[.I16]+[.K16] +[.J16]" office:value-type="float" office:value="-4">
            <text:p>-4</text:p>
          </table:table-cell>
          <table:table-cell table:style-name="ce53" office:value-type="string">
            <text:p>Những ngày nghỉ đã trừ vào lương:</text:p>
            <text:p>- Tháng 1, trừ 2 ngày</text:p>
            <text:p>- Tháng 2, trừ 1.5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7]);DATE(YEAR([.D17]);12;31);NOW())" office:value-type="date" office:date-value="2016-06-30T09:35:34.54">
            <text:p>06/30/16</text:p>
          </table:table-cell>
          <table:table-cell table:style-name="ce47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6">
            <text:p>6</text:p>
          </table:table-cell>
          <table:table-cell table:style-name="ce50" table:formula="of:=SUMPRODUCT([Thong_Tin_Ngay_Nghi_201601.$B$3:.$B$39]=[.$B17];[Thong_Tin_Ngay_Nghi_201601.$C$3:.$C$39])+SUMPRODUCT([Thong_Tin_Ngay_Nghi_201602.$B$3:.$B$40]=[.$B17];[Thong_Tin_Ngay_Nghi_201602.$C$3:.$C$40]) + SUMPRODUCT([Thong_Tin_Ngay_Nghi_201603.$B$3:.$B$42]=[.$B17];[Thong_Tin_Ngay_Nghi_201603.$C$3:.$C$42])" office:value-type="float" office:value="2.5">
            <text:p>2.5</text:p>
          </table:table-cell>
          <table:table-cell table:style-name="ce50" table:formula="of:=SUMPRODUCT([Thong_Tin_Ngay_Nghi_201601.$B$3:.$B$39]=[.$B17];[Thong_Tin_Ngay_Nghi_201601.$C$3:.$C$39])+SUMPRODUCT([Thong_Tin_Ngay_Nghi_201602.$B$3:.$B$40]=[.$B17];[Thong_Tin_Ngay_Nghi_201602.$C$3:.$C$40]) + SUMPRODUCT([Thong_Tin_Ngay_Nghi_201603.$B$3:.$B$42]=[.$B17];[Thong_Tin_Ngay_Nghi_201603.$C$3:.$C$42]) + SUMPRODUCT([Thong_Tin_Ngay_Nghi_201604.$B$3:.$B$43]=[.$B17];[Thong_Tin_Ngay_Nghi_201604.$C$3:.$C$43]) + SUMPRODUCT([Thong_Tin_Ngay_Nghi_201605.$B$3:.$B$42]=[.$B17];[Thong_Tin_Ngay_Nghi_201605.$C$3:.$C$42]) + SUMPRODUCT([Thong_Tin_Ngay_Nghi_201606.$B$3:.$B$45]=[.$B17];[Thong_Tin_Ngay_Nghi_201606.$C$3:.$C$45])" office:value-type="float" office:value="6.5">
            <text:p>6.5</text:p>
          </table:table-cell>
          <table:table-cell table:style-name="ce45" table:formula="of:=IF(DATE(YEAR([.E17]);MONTH([.E17]);DAY([.E17]))&lt;=DATE(YEAR([.E17]);3;31); [.C17]-[.G17] + [.F17]; IF([.G17]-[.C17]&lt;0;[.G17] + [.F17] -[.H17];[.F17]+[.C17]-[.H17]))" office:value-type="float" office:value="-0.5">
            <text:p>-0.5</text:p>
          </table:table-cell>
          <table:table-cell table:number-columns-repeated="2" table:style-name="ce45"/>
          <table:table-cell table:style-name="ce45" table:formula="of:=[.I17]+[.K17] +[.J17]" office:value-type="float" office:value="-0.5">
            <text:p>-0.5</text:p>
          </table:table-cell>
          <table:table-cell table:style-name="ce53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HT</text:p>
          </table:table-cell>
          <table:table-cell table:style-name="ce45" office:value-type="float" office:value="3">
            <text:p>3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8]);DATE(YEAR([.D18]);12;31);NOW())" office:value-type="date" office:date-value="2016-06-30T09:35:34.54">
            <text:p>06/30/16</text:p>
          </table:table-cell>
          <table:table-cell table:style-name="ce47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6">
            <text:p>6</text:p>
          </table:table-cell>
          <table:table-cell table:style-name="ce50" table:formula="of:=SUMPRODUCT([Thong_Tin_Ngay_Nghi_201601.$B$3:.$B$39]=[.$B18];[Thong_Tin_Ngay_Nghi_201601.$C$3:.$C$39])+SUMPRODUCT([Thong_Tin_Ngay_Nghi_201602.$B$3:.$B$40]=[.$B18];[Thong_Tin_Ngay_Nghi_201602.$C$3:.$C$40]) + SUMPRODUCT([Thong_Tin_Ngay_Nghi_201603.$B$3:.$B$42]=[.$B18];[Thong_Tin_Ngay_Nghi_201603.$C$3:.$C$42])" office:value-type="float" office:value="6">
            <text:p>6</text:p>
          </table:table-cell>
          <table:table-cell table:style-name="ce50" table:formula="of:=SUMPRODUCT([Thong_Tin_Ngay_Nghi_201601.$B$3:.$B$39]=[.$B18];[Thong_Tin_Ngay_Nghi_201601.$C$3:.$C$39])+SUMPRODUCT([Thong_Tin_Ngay_Nghi_201602.$B$3:.$B$40]=[.$B18];[Thong_Tin_Ngay_Nghi_201602.$C$3:.$C$40]) + SUMPRODUCT([Thong_Tin_Ngay_Nghi_201603.$B$3:.$B$42]=[.$B18];[Thong_Tin_Ngay_Nghi_201603.$C$3:.$C$42]) + SUMPRODUCT([Thong_Tin_Ngay_Nghi_201604.$B$3:.$B$43]=[.$B18];[Thong_Tin_Ngay_Nghi_201604.$C$3:.$C$43]) + SUMPRODUCT([Thong_Tin_Ngay_Nghi_201605.$B$3:.$B$42]=[.$B18];[Thong_Tin_Ngay_Nghi_201605.$C$3:.$C$42]) + SUMPRODUCT([Thong_Tin_Ngay_Nghi_201606.$B$3:.$B$45]=[.$B18];[Thong_Tin_Ngay_Nghi_201606.$C$3:.$C$45])" office:value-type="float" office:value="9.5">
            <text:p>9.5</text:p>
          </table:table-cell>
          <table:table-cell table:style-name="ce45" table:formula="of:=IF(DATE(YEAR([.E18]);MONTH([.E18]);DAY([.E18]))&lt;=DATE(YEAR([.E18]);3;31); [.C18]-[.G18] + [.F18]; IF([.G18]-[.C18]&lt;0;[.G18] + [.F18] -[.H18];[.F18]+[.C18]-[.H18]))" office:value-type="float" office:value="-0.5">
            <text:p>-0.5</text:p>
          </table:table-cell>
          <table:table-cell table:number-columns-repeated="2" table:style-name="ce45"/>
          <table:table-cell table:style-name="ce45" table:formula="of:=[.I18]+[.K18] +[.J18]" office:value-type="float" office:value="-0.5">
            <text:p>-0.5</text:p>
          </table:table-cell>
          <table:table-cell table:style-name="ce53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9]);DATE(YEAR([.D19]);12;31);NOW())" office:value-type="date" office:date-value="2016-06-30T09:35:34.54">
            <text:p>06/30/16</text:p>
          </table:table-cell>
          <table:table-cell table:style-name="ce47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6">
            <text:p>6</text:p>
          </table:table-cell>
          <table:table-cell table:style-name="ce50" table:formula="of:=SUMPRODUCT([Thong_Tin_Ngay_Nghi_201601.$B$3:.$B$39]=[.$B19];[Thong_Tin_Ngay_Nghi_201601.$C$3:.$C$39])+SUMPRODUCT([Thong_Tin_Ngay_Nghi_201602.$B$3:.$B$40]=[.$B19];[Thong_Tin_Ngay_Nghi_201602.$C$3:.$C$40]) + SUMPRODUCT([Thong_Tin_Ngay_Nghi_201603.$B$3:.$B$42]=[.$B19];[Thong_Tin_Ngay_Nghi_201603.$C$3:.$C$42])" office:value-type="float" office:value="5">
            <text:p>5</text:p>
          </table:table-cell>
          <table:table-cell table:style-name="ce50" table:formula="of:=SUMPRODUCT([Thong_Tin_Ngay_Nghi_201601.$B$3:.$B$39]=[.$B19];[Thong_Tin_Ngay_Nghi_201601.$C$3:.$C$39])+SUMPRODUCT([Thong_Tin_Ngay_Nghi_201602.$B$3:.$B$40]=[.$B19];[Thong_Tin_Ngay_Nghi_201602.$C$3:.$C$40]) + SUMPRODUCT([Thong_Tin_Ngay_Nghi_201603.$B$3:.$B$42]=[.$B19];[Thong_Tin_Ngay_Nghi_201603.$C$3:.$C$42]) + SUMPRODUCT([Thong_Tin_Ngay_Nghi_201604.$B$3:.$B$43]=[.$B19];[Thong_Tin_Ngay_Nghi_201604.$C$3:.$C$43]) + SUMPRODUCT([Thong_Tin_Ngay_Nghi_201605.$B$3:.$B$42]=[.$B19];[Thong_Tin_Ngay_Nghi_201605.$C$3:.$C$42]) + SUMPRODUCT([Thong_Tin_Ngay_Nghi_201606.$B$3:.$B$45]=[.$B19];[Thong_Tin_Ngay_Nghi_201606.$C$3:.$C$45])" office:value-type="float" office:value="5">
            <text:p>5</text:p>
          </table:table-cell>
          <table:table-cell table:style-name="ce45" table:formula="of:=IF(DATE(YEAR([.E19]);MONTH([.E19]);DAY([.E19]))&lt;=DATE(YEAR([.E19]);3;31); [.C19]-[.G19] + [.F19]; IF([.G19]-[.C19]&lt;0;[.G19] + [.F19] -[.H19];[.F19]+[.C19]-[.H19]))" office:value-type="float" office:value="6">
            <text:p>6</text:p>
          </table:table-cell>
          <table:table-cell table:number-columns-repeated="2" table:style-name="ce45"/>
          <table:table-cell table:style-name="ce45" table:formula="of:=[.I19]+[.K19] +[.J19]" office:value-type="float" office:value="6">
            <text:p>6</text:p>
          </table:table-cell>
          <table:table-cell table:style-name="ce53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iepN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0]);DATE(YEAR([.D20]);12;31);NOW())" office:value-type="date" office:date-value="2016-06-30T09:35:34.54">
            <text:p>06/30/16</text:p>
          </table:table-cell>
          <table:table-cell table:style-name="ce47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6">
            <text:p>6</text:p>
          </table:table-cell>
          <table:table-cell table:style-name="ce50" table:formula="of:=SUMPRODUCT([Thong_Tin_Ngay_Nghi_201601.$B$3:.$B$39]=[.$B20];[Thong_Tin_Ngay_Nghi_201601.$C$3:.$C$39])+SUMPRODUCT([Thong_Tin_Ngay_Nghi_201602.$B$3:.$B$40]=[.$B20];[Thong_Tin_Ngay_Nghi_201602.$C$3:.$C$40]) + SUMPRODUCT([Thong_Tin_Ngay_Nghi_201603.$B$3:.$B$42]=[.$B20];[Thong_Tin_Ngay_Nghi_201603.$C$3:.$C$42])" office:value-type="float" office:value="6.5">
            <text:p>6.5</text:p>
          </table:table-cell>
          <table:table-cell table:style-name="ce50" table:formula="of:=SUMPRODUCT([Thong_Tin_Ngay_Nghi_201601.$B$3:.$B$39]=[.$B20];[Thong_Tin_Ngay_Nghi_201601.$C$3:.$C$39])+SUMPRODUCT([Thong_Tin_Ngay_Nghi_201602.$B$3:.$B$40]=[.$B20];[Thong_Tin_Ngay_Nghi_201602.$C$3:.$C$40]) + SUMPRODUCT([Thong_Tin_Ngay_Nghi_201603.$B$3:.$B$42]=[.$B20];[Thong_Tin_Ngay_Nghi_201603.$C$3:.$C$42]) + SUMPRODUCT([Thong_Tin_Ngay_Nghi_201604.$B$3:.$B$43]=[.$B20];[Thong_Tin_Ngay_Nghi_201604.$C$3:.$C$43]) + SUMPRODUCT([Thong_Tin_Ngay_Nghi_201605.$B$3:.$B$42]=[.$B20];[Thong_Tin_Ngay_Nghi_201605.$C$3:.$C$42]) + SUMPRODUCT([Thong_Tin_Ngay_Nghi_201606.$B$3:.$B$45]=[.$B20];[Thong_Tin_Ngay_Nghi_201606.$C$3:.$C$45])" office:value-type="float" office:value="8">
            <text:p>8</text:p>
          </table:table-cell>
          <table:table-cell table:style-name="ce45" table:formula="of:=IF(DATE(YEAR([.E20]);MONTH([.E20]);DAY([.E20]))&lt;=DATE(YEAR([.E20]);3;31); [.C20]-[.G20] + [.F20]; IF([.G20]-[.C20]&lt;0;[.G20] + [.F20] -[.H20];[.F20]+[.C20]-[.H20]))" office:value-type="float" office:value="3.5">
            <text:p>3.5</text:p>
          </table:table-cell>
          <table:table-cell table:number-columns-repeated="2" table:style-name="ce45"/>
          <table:table-cell table:style-name="ce45" table:formula="of:=[.I20]+[.K20] +[.J20]" office:value-type="float" office:value="3.5">
            <text:p>3.5</text:p>
          </table:table-cell>
          <table:table-cell table:style-name="ce53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HungPN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1]);DATE(YEAR([.D21]);12;31);NOW())" office:value-type="date" office:date-value="2016-06-30T09:35:34.54">
            <text:p>06/30/16</text:p>
          </table:table-cell>
          <table:table-cell table:style-name="ce47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6">
            <text:p>6</text:p>
          </table:table-cell>
          <table:table-cell table:style-name="ce50" table:formula="of:=SUMPRODUCT([Thong_Tin_Ngay_Nghi_201601.$B$3:.$B$39]=[.$B21];[Thong_Tin_Ngay_Nghi_201601.$C$3:.$C$39])+SUMPRODUCT([Thong_Tin_Ngay_Nghi_201602.$B$3:.$B$40]=[.$B21];[Thong_Tin_Ngay_Nghi_201602.$C$3:.$C$40]) + SUMPRODUCT([Thong_Tin_Ngay_Nghi_201603.$B$3:.$B$42]=[.$B21];[Thong_Tin_Ngay_Nghi_201603.$C$3:.$C$42])" office:value-type="float" office:value="4.5">
            <text:p>4.5</text:p>
          </table:table-cell>
          <table:table-cell table:style-name="ce50" table:formula="of:=SUMPRODUCT([Thong_Tin_Ngay_Nghi_201601.$B$3:.$B$39]=[.$B21];[Thong_Tin_Ngay_Nghi_201601.$C$3:.$C$39])+SUMPRODUCT([Thong_Tin_Ngay_Nghi_201602.$B$3:.$B$40]=[.$B21];[Thong_Tin_Ngay_Nghi_201602.$C$3:.$C$40]) + SUMPRODUCT([Thong_Tin_Ngay_Nghi_201603.$B$3:.$B$42]=[.$B21];[Thong_Tin_Ngay_Nghi_201603.$C$3:.$C$42]) + SUMPRODUCT([Thong_Tin_Ngay_Nghi_201604.$B$3:.$B$43]=[.$B21];[Thong_Tin_Ngay_Nghi_201604.$C$3:.$C$43]) + SUMPRODUCT([Thong_Tin_Ngay_Nghi_201605.$B$3:.$B$42]=[.$B21];[Thong_Tin_Ngay_Nghi_201605.$C$3:.$C$42]) + SUMPRODUCT([Thong_Tin_Ngay_Nghi_201606.$B$3:.$B$45]=[.$B21];[Thong_Tin_Ngay_Nghi_201606.$C$3:.$C$45])" office:value-type="float" office:value="5.5">
            <text:p>5.5</text:p>
          </table:table-cell>
          <table:table-cell table:style-name="ce45" table:formula="of:=IF(DATE(YEAR([.E21]);MONTH([.E21]);DAY([.E21]))&lt;=DATE(YEAR([.E21]);3;31); [.C21]-[.G21] + [.F21]; IF([.G21]-[.C21]&lt;0;[.G21] + [.F21] -[.H21];[.F21]+[.C21]-[.H21]))" office:value-type="float" office:value="2.5">
            <text:p>2.5</text:p>
          </table:table-cell>
          <table:table-cell table:number-columns-repeated="2" table:style-name="ce45"/>
          <table:table-cell table:style-name="ce45" table:formula="of:=[.I21]+[.K21] +[.J21]" office:value-type="float" office:value="2.5">
            <text:p>2.5</text:p>
          </table:table-cell>
          <table:table-cell table:style-name="ce53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HuyN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27">
            <text:p>06/27/16</text:p>
          </table:table-cell>
          <table:table-cell table:style-name="ce46" table:formula="of:=IF(YEAR(NOW())&gt;YEAR([.D22]);DATE(YEAR([.D22]);12;31);NOW())" office:value-type="date" office:date-value="2016-06-30T09:35:34.57">
            <text:p>06/30/16</text:p>
          </table:table-cell>
          <table:table-cell table:style-name="ce47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0">
            <text:p>0</text:p>
          </table:table-cell>
          <table:table-cell table:style-name="ce50" table:formula="of:=SUMPRODUCT([Thong_Tin_Ngay_Nghi_201601.$B$3:.$B$39]=[.$B22];[Thong_Tin_Ngay_Nghi_201601.$C$3:.$C$39])+SUMPRODUCT([Thong_Tin_Ngay_Nghi_201602.$B$3:.$B$40]=[.$B22];[Thong_Tin_Ngay_Nghi_201602.$C$3:.$C$40]) + SUMPRODUCT([Thong_Tin_Ngay_Nghi_201603.$B$3:.$B$42]=[.$B22];[Thong_Tin_Ngay_Nghi_201603.$C$3:.$C$42])" office:value-type="float" office:value="0">
            <text:p>0</text:p>
          </table:table-cell>
          <table:table-cell table:style-name="ce50" table:formula="of:=SUMPRODUCT([Thong_Tin_Ngay_Nghi_201601.$B$3:.$B$39]=[.$B22];[Thong_Tin_Ngay_Nghi_201601.$C$3:.$C$39])+SUMPRODUCT([Thong_Tin_Ngay_Nghi_201602.$B$3:.$B$40]=[.$B22];[Thong_Tin_Ngay_Nghi_201602.$C$3:.$C$40]) + SUMPRODUCT([Thong_Tin_Ngay_Nghi_201603.$B$3:.$B$42]=[.$B22];[Thong_Tin_Ngay_Nghi_201603.$C$3:.$C$42]) + SUMPRODUCT([Thong_Tin_Ngay_Nghi_201604.$B$3:.$B$43]=[.$B22];[Thong_Tin_Ngay_Nghi_201604.$C$3:.$C$43]) + SUMPRODUCT([Thong_Tin_Ngay_Nghi_201605.$B$3:.$B$42]=[.$B22];[Thong_Tin_Ngay_Nghi_201605.$C$3:.$C$42]) + SUMPRODUCT([Thong_Tin_Ngay_Nghi_201606.$B$3:.$B$45]=[.$B22];[Thong_Tin_Ngay_Nghi_201606.$C$3:.$C$45])" office:value-type="float" office:value="0">
            <text:p>0</text:p>
          </table:table-cell>
          <table:table-cell table:style-name="ce45" table:formula="of:=IF(DATE(YEAR([.E22]);MONTH([.E22]);DAY([.E22]))&lt;=DATE(YEAR([.E22]);3;31); [.C22]-[.G22] + [.F22]; IF([.G22]-[.C22]&lt;0;[.G22] + [.F22] -[.H22];[.F22]+[.C22]-[.H22]))" office:value-type="float" office:value="0">
            <text:p>0</text:p>
          </table:table-cell>
          <table:table-cell table:number-columns-repeated="2" table:style-name="ce45"/>
          <table:table-cell table:style-name="ce45" table:formula="of:=[.I22]+[.K22] +[.J22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KhanhN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09">
            <text:p>06/09/16</text:p>
          </table:table-cell>
          <table:table-cell table:style-name="ce46" table:formula="of:=IF(YEAR(NOW())&gt;YEAR([.D23]);DATE(YEAR([.D23]);12;31);NOW())" office:value-type="date" office:date-value="2016-06-30T09:35:34.57">
            <text:p>06/30/16</text:p>
          </table:table-cell>
          <table:table-cell table:style-name="ce47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0">
            <text:p>0</text:p>
          </table:table-cell>
          <table:table-cell table:style-name="ce50" table:formula="of:=SUMPRODUCT([Thong_Tin_Ngay_Nghi_201601.$B$3:.$B$39]=[.$B23];[Thong_Tin_Ngay_Nghi_201601.$C$3:.$C$39])+SUMPRODUCT([Thong_Tin_Ngay_Nghi_201602.$B$3:.$B$40]=[.$B23];[Thong_Tin_Ngay_Nghi_201602.$C$3:.$C$40]) + SUMPRODUCT([Thong_Tin_Ngay_Nghi_201603.$B$3:.$B$42]=[.$B23];[Thong_Tin_Ngay_Nghi_201603.$C$3:.$C$42])" office:value-type="float" office:value="0">
            <text:p>0</text:p>
          </table:table-cell>
          <table:table-cell table:style-name="ce50" table:formula="of:=SUMPRODUCT([Thong_Tin_Ngay_Nghi_201601.$B$3:.$B$39]=[.$B23];[Thong_Tin_Ngay_Nghi_201601.$C$3:.$C$39])+SUMPRODUCT([Thong_Tin_Ngay_Nghi_201602.$B$3:.$B$40]=[.$B23];[Thong_Tin_Ngay_Nghi_201602.$C$3:.$C$40]) + SUMPRODUCT([Thong_Tin_Ngay_Nghi_201603.$B$3:.$B$42]=[.$B23];[Thong_Tin_Ngay_Nghi_201603.$C$3:.$C$42]) + SUMPRODUCT([Thong_Tin_Ngay_Nghi_201604.$B$3:.$B$43]=[.$B23];[Thong_Tin_Ngay_Nghi_201604.$C$3:.$C$43]) + SUMPRODUCT([Thong_Tin_Ngay_Nghi_201605.$B$3:.$B$42]=[.$B23];[Thong_Tin_Ngay_Nghi_201605.$C$3:.$C$42]) + SUMPRODUCT([Thong_Tin_Ngay_Nghi_201606.$B$3:.$B$45]=[.$B23];[Thong_Tin_Ngay_Nghi_201606.$C$3:.$C$45])" office:value-type="float" office:value="0">
            <text:p>0</text:p>
          </table:table-cell>
          <table:table-cell table:style-name="ce45" table:formula="of:=IF(DATE(YEAR([.E23]);MONTH([.E23]);DAY([.E23]))&lt;=DATE(YEAR([.E23]);3;31); [.C23]-[.G23] + [.F23]; IF([.G23]-[.C23]&lt;0;[.G23] + [.F23] -[.H23];[.F23]+[.C23]-[.H23]))" office:value-type="float" office:value="0">
            <text:p>0</text:p>
          </table:table-cell>
          <table:table-cell table:number-columns-repeated="2" table:style-name="ce45"/>
          <table:table-cell table:style-name="ce45" table:formula="of:=[.I23]+[.K23] +[.J23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KienP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4]);DATE(YEAR([.D24]);12;31);NOW())" office:value-type="date" office:date-value="2016-06-30T09:35:34.57">
            <text:p>06/30/16</text:p>
          </table:table-cell>
          <table:table-cell table:style-name="ce47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6">
            <text:p>6</text:p>
          </table:table-cell>
          <table:table-cell table:style-name="ce50" table:formula="of:=SUMPRODUCT([Thong_Tin_Ngay_Nghi_201601.$B$3:.$B$39]=[.$B24];[Thong_Tin_Ngay_Nghi_201601.$C$3:.$C$39])+SUMPRODUCT([Thong_Tin_Ngay_Nghi_201602.$B$3:.$B$40]=[.$B24];[Thong_Tin_Ngay_Nghi_201602.$C$3:.$C$40]) + SUMPRODUCT([Thong_Tin_Ngay_Nghi_201603.$B$3:.$B$42]=[.$B24];[Thong_Tin_Ngay_Nghi_201603.$C$3:.$C$42])" office:value-type="float" office:value="5">
            <text:p>5</text:p>
          </table:table-cell>
          <table:table-cell table:style-name="ce50" table:formula="of:=SUMPRODUCT([Thong_Tin_Ngay_Nghi_201601.$B$3:.$B$39]=[.$B24];[Thong_Tin_Ngay_Nghi_201601.$C$3:.$C$39])+SUMPRODUCT([Thong_Tin_Ngay_Nghi_201602.$B$3:.$B$40]=[.$B24];[Thong_Tin_Ngay_Nghi_201602.$C$3:.$C$40]) + SUMPRODUCT([Thong_Tin_Ngay_Nghi_201603.$B$3:.$B$42]=[.$B24];[Thong_Tin_Ngay_Nghi_201603.$C$3:.$C$42]) + SUMPRODUCT([Thong_Tin_Ngay_Nghi_201604.$B$3:.$B$43]=[.$B24];[Thong_Tin_Ngay_Nghi_201604.$C$3:.$C$43]) + SUMPRODUCT([Thong_Tin_Ngay_Nghi_201605.$B$3:.$B$42]=[.$B24];[Thong_Tin_Ngay_Nghi_201605.$C$3:.$C$42]) + SUMPRODUCT([Thong_Tin_Ngay_Nghi_201606.$B$3:.$B$45]=[.$B24];[Thong_Tin_Ngay_Nghi_201606.$C$3:.$C$45])" office:value-type="float" office:value="7">
            <text:p>7</text:p>
          </table:table-cell>
          <table:table-cell table:style-name="ce45" table:formula="of:=IF(DATE(YEAR([.E24]);MONTH([.E24]);DAY([.E24]))&lt;=DATE(YEAR([.E24]);3;31); [.C24]-[.G24] + [.F24]; IF([.G24]-[.C24]&lt;0;[.G24] + [.F24] -[.H24];[.F24]+[.C24]-[.H24]))" office:value-type="float" office:value="1">
            <text:p>1</text:p>
          </table:table-cell>
          <table:table-cell table:number-columns-repeated="2" table:style-name="ce45"/>
          <table:table-cell table:style-name="ce45" table:formula="of:=[.I24]+[.K24] +[.J24]" office:value-type="float" office:value="1">
            <text:p>1</text:p>
          </table:table-cell>
          <table:table-cell table:style-name="ce53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LongP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09">
            <text:p>06/09/16</text:p>
          </table:table-cell>
          <table:table-cell table:style-name="ce46" table:formula="of:=IF(YEAR(NOW())&gt;YEAR([.D25]);DATE(YEAR([.D25]);12;31);NOW())" office:value-type="date" office:date-value="2016-06-30T09:35:34.57">
            <text:p>06/30/16</text:p>
          </table:table-cell>
          <table:table-cell table:style-name="ce47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0">
            <text:p>0</text:p>
          </table:table-cell>
          <table:table-cell table:style-name="ce50" table:formula="of:=SUMPRODUCT([Thong_Tin_Ngay_Nghi_201601.$B$3:.$B$39]=[.$B25];[Thong_Tin_Ngay_Nghi_201601.$C$3:.$C$39])+SUMPRODUCT([Thong_Tin_Ngay_Nghi_201602.$B$3:.$B$40]=[.$B25];[Thong_Tin_Ngay_Nghi_201602.$C$3:.$C$40]) + SUMPRODUCT([Thong_Tin_Ngay_Nghi_201603.$B$3:.$B$42]=[.$B25];[Thong_Tin_Ngay_Nghi_201603.$C$3:.$C$42])" office:value-type="float" office:value="0">
            <text:p>0</text:p>
          </table:table-cell>
          <table:table-cell table:style-name="ce50" table:formula="of:=SUMPRODUCT([Thong_Tin_Ngay_Nghi_201601.$B$3:.$B$39]=[.$B25];[Thong_Tin_Ngay_Nghi_201601.$C$3:.$C$39])+SUMPRODUCT([Thong_Tin_Ngay_Nghi_201602.$B$3:.$B$40]=[.$B25];[Thong_Tin_Ngay_Nghi_201602.$C$3:.$C$40]) + SUMPRODUCT([Thong_Tin_Ngay_Nghi_201603.$B$3:.$B$42]=[.$B25];[Thong_Tin_Ngay_Nghi_201603.$C$3:.$C$42]) + SUMPRODUCT([Thong_Tin_Ngay_Nghi_201604.$B$3:.$B$43]=[.$B25];[Thong_Tin_Ngay_Nghi_201604.$C$3:.$C$43]) + SUMPRODUCT([Thong_Tin_Ngay_Nghi_201605.$B$3:.$B$42]=[.$B25];[Thong_Tin_Ngay_Nghi_201605.$C$3:.$C$42]) + SUMPRODUCT([Thong_Tin_Ngay_Nghi_201606.$B$3:.$B$45]=[.$B25];[Thong_Tin_Ngay_Nghi_201606.$C$3:.$C$45])" office:value-type="float" office:value="0">
            <text:p>0</text:p>
          </table:table-cell>
          <table:table-cell table:style-name="ce45" table:formula="of:=IF(DATE(YEAR([.E25]);MONTH([.E25]);DAY([.E25]))&lt;=DATE(YEAR([.E25]);3;31); [.C25]-[.G25] + [.F25]; IF([.G25]-[.C25]&lt;0;[.G25] + [.F25] -[.H25];[.F25]+[.C25]-[.H25]))" office:value-type="float" office:value="0">
            <text:p>0</text:p>
          </table:table-cell>
          <table:table-cell table:number-columns-repeated="2" table:style-name="ce45"/>
          <table:table-cell table:style-name="ce45" table:formula="of:=[.I25]+[.K25] +[.J25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LuanNN</text:p>
          </table:table-cell>
          <table:table-cell table:style-name="ce45" office:value-type="float" office:value="7">
            <text:p>7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6]);DATE(YEAR([.D26]);12;31);NOW())" office:value-type="date" office:date-value="2016-06-30T09:35:34.57">
            <text:p>06/30/16</text:p>
          </table:table-cell>
          <table:table-cell table:style-name="ce47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6">
            <text:p>6</text:p>
          </table:table-cell>
          <table:table-cell table:style-name="ce50" table:formula="of:=SUMPRODUCT([Thong_Tin_Ngay_Nghi_201601.$B$3:.$B$39]=[.$B26];[Thong_Tin_Ngay_Nghi_201601.$C$3:.$C$39])+SUMPRODUCT([Thong_Tin_Ngay_Nghi_201602.$B$3:.$B$40]=[.$B26];[Thong_Tin_Ngay_Nghi_201602.$C$3:.$C$40]) + SUMPRODUCT([Thong_Tin_Ngay_Nghi_201603.$B$3:.$B$42]=[.$B26];[Thong_Tin_Ngay_Nghi_201603.$C$3:.$C$42])" office:value-type="float" office:value="3">
            <text:p>3</text:p>
          </table:table-cell>
          <table:table-cell table:style-name="ce50" table:formula="of:=SUMPRODUCT([Thong_Tin_Ngay_Nghi_201601.$B$3:.$B$39]=[.$B26];[Thong_Tin_Ngay_Nghi_201601.$C$3:.$C$39])+SUMPRODUCT([Thong_Tin_Ngay_Nghi_201602.$B$3:.$B$40]=[.$B26];[Thong_Tin_Ngay_Nghi_201602.$C$3:.$C$40]) + SUMPRODUCT([Thong_Tin_Ngay_Nghi_201603.$B$3:.$B$42]=[.$B26];[Thong_Tin_Ngay_Nghi_201603.$C$3:.$C$42]) + SUMPRODUCT([Thong_Tin_Ngay_Nghi_201604.$B$3:.$B$43]=[.$B26];[Thong_Tin_Ngay_Nghi_201604.$C$3:.$C$43]) + SUMPRODUCT([Thong_Tin_Ngay_Nghi_201605.$B$3:.$B$42]=[.$B26];[Thong_Tin_Ngay_Nghi_201605.$C$3:.$C$42]) + SUMPRODUCT([Thong_Tin_Ngay_Nghi_201606.$B$3:.$B$45]=[.$B26];[Thong_Tin_Ngay_Nghi_201606.$C$3:.$C$45])" office:value-type="float" office:value="5.5">
            <text:p>5.5</text:p>
          </table:table-cell>
          <table:table-cell table:style-name="ce45" table:formula="of:=IF(DATE(YEAR([.E26]);MONTH([.E26]);DAY([.E26]))&lt;=DATE(YEAR([.E26]);3;31); [.C26]-[.G26] + [.F26]; IF([.G26]-[.C26]&lt;0;[.G26] + [.F26] -[.H26];[.F26]+[.C26]-[.H26]))" office:value-type="float" office:value="3.5">
            <text:p>3.5</text:p>
          </table:table-cell>
          <table:table-cell table:number-columns-repeated="2" table:style-name="ce45"/>
          <table:table-cell table:style-name="ce45" table:formula="of:=[.I26]+[.K26] +[.J26]" office:value-type="float" office:value="3.5">
            <text:p>3.5</text:p>
          </table:table-cell>
          <table:table-cell table:style-name="ce53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MaiNT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7]);DATE(YEAR([.D27]);12;31);NOW())" office:value-type="date" office:date-value="2016-06-30T09:35:34.57">
            <text:p>06/30/16</text:p>
          </table:table-cell>
          <table:table-cell table:style-name="ce47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6">
            <text:p>6</text:p>
          </table:table-cell>
          <table:table-cell table:style-name="ce50" table:formula="of:=SUMPRODUCT([Thong_Tin_Ngay_Nghi_201601.$B$3:.$B$39]=[.$B27];[Thong_Tin_Ngay_Nghi_201601.$C$3:.$C$39])+SUMPRODUCT([Thong_Tin_Ngay_Nghi_201602.$B$3:.$B$40]=[.$B27];[Thong_Tin_Ngay_Nghi_201602.$C$3:.$C$40]) + SUMPRODUCT([Thong_Tin_Ngay_Nghi_201603.$B$3:.$B$42]=[.$B27];[Thong_Tin_Ngay_Nghi_201603.$C$3:.$C$42])" office:value-type="float" office:value="6">
            <text:p>6</text:p>
          </table:table-cell>
          <table:table-cell table:style-name="ce50" table:formula="of:=SUMPRODUCT([Thong_Tin_Ngay_Nghi_201601.$B$3:.$B$39]=[.$B27];[Thong_Tin_Ngay_Nghi_201601.$C$3:.$C$39])+SUMPRODUCT([Thong_Tin_Ngay_Nghi_201602.$B$3:.$B$40]=[.$B27];[Thong_Tin_Ngay_Nghi_201602.$C$3:.$C$40]) + SUMPRODUCT([Thong_Tin_Ngay_Nghi_201603.$B$3:.$B$42]=[.$B27];[Thong_Tin_Ngay_Nghi_201603.$C$3:.$C$42]) + SUMPRODUCT([Thong_Tin_Ngay_Nghi_201604.$B$3:.$B$43]=[.$B27];[Thong_Tin_Ngay_Nghi_201604.$C$3:.$C$43]) + SUMPRODUCT([Thong_Tin_Ngay_Nghi_201605.$B$3:.$B$42]=[.$B27];[Thong_Tin_Ngay_Nghi_201605.$C$3:.$C$42]) + SUMPRODUCT([Thong_Tin_Ngay_Nghi_201606.$B$3:.$B$45]=[.$B27];[Thong_Tin_Ngay_Nghi_201606.$C$3:.$C$45])" office:value-type="float" office:value="6">
            <text:p>6</text:p>
          </table:table-cell>
          <table:table-cell table:style-name="ce45" table:formula="of:=IF(DATE(YEAR([.E27]);MONTH([.E27]);DAY([.E27]))&lt;=DATE(YEAR([.E27]);3;31); [.C27]-[.G27] + [.F27]; IF([.G27]-[.C27]&lt;0;[.G27] + [.F27] -[.H27];[.F27]+[.C27]-[.H27]))" office:value-type="float" office:value="2">
            <text:p>2</text:p>
          </table:table-cell>
          <table:table-cell table:number-columns-repeated="2" table:style-name="ce45"/>
          <table:table-cell table:style-name="ce45" table:formula="of:=[.I27]+[.K27] +[.J27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MinhTD</text:p>
          </table:table-cell>
          <table:table-cell table:style-name="ce45" office:value-type="float" office:value="5">
            <text:p>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8]);DATE(YEAR([.D28]);12;31);NOW())" office:value-type="date" office:date-value="2016-06-30T09:35:34.58">
            <text:p>06/30/16</text:p>
          </table:table-cell>
          <table:table-cell table:style-name="ce47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6">
            <text:p>6</text:p>
          </table:table-cell>
          <table:table-cell table:style-name="ce50" table:formula="of:=SUMPRODUCT([Thong_Tin_Ngay_Nghi_201601.$B$3:.$B$39]=[.$B28];[Thong_Tin_Ngay_Nghi_201601.$C$3:.$C$39])+SUMPRODUCT([Thong_Tin_Ngay_Nghi_201602.$B$3:.$B$40]=[.$B28];[Thong_Tin_Ngay_Nghi_201602.$C$3:.$C$40]) + SUMPRODUCT([Thong_Tin_Ngay_Nghi_201603.$B$3:.$B$42]=[.$B28];[Thong_Tin_Ngay_Nghi_201603.$C$3:.$C$42])" office:value-type="float" office:value="7">
            <text:p>7</text:p>
          </table:table-cell>
          <table:table-cell table:style-name="ce50" table:formula="of:=SUMPRODUCT([Thong_Tin_Ngay_Nghi_201601.$B$3:.$B$39]=[.$B28];[Thong_Tin_Ngay_Nghi_201601.$C$3:.$C$39])+SUMPRODUCT([Thong_Tin_Ngay_Nghi_201602.$B$3:.$B$40]=[.$B28];[Thong_Tin_Ngay_Nghi_201602.$C$3:.$C$40]) + SUMPRODUCT([Thong_Tin_Ngay_Nghi_201603.$B$3:.$B$42]=[.$B28];[Thong_Tin_Ngay_Nghi_201603.$C$3:.$C$42]) + SUMPRODUCT([Thong_Tin_Ngay_Nghi_201604.$B$3:.$B$43]=[.$B28];[Thong_Tin_Ngay_Nghi_201604.$C$3:.$C$43]) + SUMPRODUCT([Thong_Tin_Ngay_Nghi_201605.$B$3:.$B$42]=[.$B28];[Thong_Tin_Ngay_Nghi_201605.$C$3:.$C$42]) + SUMPRODUCT([Thong_Tin_Ngay_Nghi_201606.$B$3:.$B$45]=[.$B28];[Thong_Tin_Ngay_Nghi_201606.$C$3:.$C$45])" office:value-type="float" office:value="16">
            <text:p>16</text:p>
          </table:table-cell>
          <table:table-cell table:style-name="ce45" table:formula="of:=IF(DATE(YEAR([.E28]);MONTH([.E28]);DAY([.E28]))&lt;=DATE(YEAR([.E28]);3;31); [.C28]-[.G28] + [.F28]; IF([.G28]-[.C28]&lt;0;[.G28] + [.F28] -[.H28];[.F28]+[.C28]-[.H28]))" office:value-type="float" office:value="-5">
            <text:p>-5</text:p>
          </table:table-cell>
          <table:table-cell table:number-columns-repeated="2" table:style-name="ce45"/>
          <table:table-cell table:style-name="ce45" table:formula="of:=[.I28]+[.K28] +[.J28]" office:value-type="float" office:value="-5">
            <text:p>-5</text:p>
          </table:table-cell>
          <table:table-cell table:style-name="ce53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NamTV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9]);DATE(YEAR([.D29]);12;31);NOW())" office:value-type="date" office:date-value="2016-06-30T09:35:34.58">
            <text:p>06/30/16</text:p>
          </table:table-cell>
          <table:table-cell table:style-name="ce47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6">
            <text:p>6</text:p>
          </table:table-cell>
          <table:table-cell table:style-name="ce50" table:formula="of:=SUMPRODUCT([Thong_Tin_Ngay_Nghi_201601.$B$3:.$B$39]=[.$B29];[Thong_Tin_Ngay_Nghi_201601.$C$3:.$C$39])+SUMPRODUCT([Thong_Tin_Ngay_Nghi_201602.$B$3:.$B$40]=[.$B29];[Thong_Tin_Ngay_Nghi_201602.$C$3:.$C$40]) + SUMPRODUCT([Thong_Tin_Ngay_Nghi_201603.$B$3:.$B$42]=[.$B29];[Thong_Tin_Ngay_Nghi_201603.$C$3:.$C$42])" office:value-type="float" office:value="4">
            <text:p>4</text:p>
          </table:table-cell>
          <table:table-cell table:style-name="ce50" table:formula="of:=SUMPRODUCT([Thong_Tin_Ngay_Nghi_201601.$B$3:.$B$39]=[.$B29];[Thong_Tin_Ngay_Nghi_201601.$C$3:.$C$39])+SUMPRODUCT([Thong_Tin_Ngay_Nghi_201602.$B$3:.$B$40]=[.$B29];[Thong_Tin_Ngay_Nghi_201602.$C$3:.$C$40]) + SUMPRODUCT([Thong_Tin_Ngay_Nghi_201603.$B$3:.$B$42]=[.$B29];[Thong_Tin_Ngay_Nghi_201603.$C$3:.$C$42]) + SUMPRODUCT([Thong_Tin_Ngay_Nghi_201604.$B$3:.$B$43]=[.$B29];[Thong_Tin_Ngay_Nghi_201604.$C$3:.$C$43]) + SUMPRODUCT([Thong_Tin_Ngay_Nghi_201605.$B$3:.$B$42]=[.$B29];[Thong_Tin_Ngay_Nghi_201605.$C$3:.$C$42]) + SUMPRODUCT([Thong_Tin_Ngay_Nghi_201606.$B$3:.$B$45]=[.$B29];[Thong_Tin_Ngay_Nghi_201606.$C$3:.$C$45])" office:value-type="float" office:value="6">
            <text:p>6</text:p>
          </table:table-cell>
          <table:table-cell table:style-name="ce45" table:formula="of:=IF(DATE(YEAR([.E29]);MONTH([.E29]);DAY([.E29]))&lt;=DATE(YEAR([.E29]);3;31); [.C29]-[.G29] + [.F29]; IF([.G29]-[.C29]&lt;0;[.G29] + [.F29] -[.H29];[.F29]+[.C29]-[.H29]))" office:value-type="float" office:value="4">
            <text:p>4</text:p>
          </table:table-cell>
          <table:table-cell table:number-columns-repeated="2" table:style-name="ce45"/>
          <table:table-cell table:style-name="ce45" table:formula="of:=[.I29]+[.K29] +[.J29]" office:value-type="float" office:value="4">
            <text:p>4</text:p>
          </table:table-cell>
          <table:table-cell table:style-name="ce53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NhanH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22">
            <text:p>06/22/16</text:p>
          </table:table-cell>
          <table:table-cell table:style-name="ce46" table:formula="of:=IF(YEAR(NOW())&gt;YEAR([.D30]);DATE(YEAR([.D30]);12;31);NOW())" office:value-type="date" office:date-value="2016-06-30T09:35:34.58">
            <text:p>06/30/16</text:p>
          </table:table-cell>
          <table:table-cell table:style-name="ce47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0">
            <text:p>0</text:p>
          </table:table-cell>
          <table:table-cell table:style-name="ce50" table:formula="of:=SUMPRODUCT([Thong_Tin_Ngay_Nghi_201601.$B$3:.$B$39]=[.$B30];[Thong_Tin_Ngay_Nghi_201601.$C$3:.$C$39])+SUMPRODUCT([Thong_Tin_Ngay_Nghi_201602.$B$3:.$B$40]=[.$B30];[Thong_Tin_Ngay_Nghi_201602.$C$3:.$C$40]) + SUMPRODUCT([Thong_Tin_Ngay_Nghi_201603.$B$3:.$B$42]=[.$B30];[Thong_Tin_Ngay_Nghi_201603.$C$3:.$C$42])" office:value-type="float" office:value="0">
            <text:p>0</text:p>
          </table:table-cell>
          <table:table-cell table:style-name="ce50" table:formula="of:=SUMPRODUCT([Thong_Tin_Ngay_Nghi_201601.$B$3:.$B$39]=[.$B30];[Thong_Tin_Ngay_Nghi_201601.$C$3:.$C$39])+SUMPRODUCT([Thong_Tin_Ngay_Nghi_201602.$B$3:.$B$40]=[.$B30];[Thong_Tin_Ngay_Nghi_201602.$C$3:.$C$40]) + SUMPRODUCT([Thong_Tin_Ngay_Nghi_201603.$B$3:.$B$42]=[.$B30];[Thong_Tin_Ngay_Nghi_201603.$C$3:.$C$42]) + SUMPRODUCT([Thong_Tin_Ngay_Nghi_201604.$B$3:.$B$43]=[.$B30];[Thong_Tin_Ngay_Nghi_201604.$C$3:.$C$43]) + SUMPRODUCT([Thong_Tin_Ngay_Nghi_201605.$B$3:.$B$42]=[.$B30];[Thong_Tin_Ngay_Nghi_201605.$C$3:.$C$42]) + SUMPRODUCT([Thong_Tin_Ngay_Nghi_201606.$B$3:.$B$45]=[.$B30];[Thong_Tin_Ngay_Nghi_201606.$C$3:.$C$45])" office:value-type="float" office:value="0">
            <text:p>0</text:p>
          </table:table-cell>
          <table:table-cell table:style-name="ce45" table:formula="of:=IF(DATE(YEAR([.E30]);MONTH([.E30]);DAY([.E30]))&lt;=DATE(YEAR([.E30]);3;31); [.C30]-[.G30] + [.F30]; IF([.G30]-[.C30]&lt;0;[.G30] + [.F30] -[.H30];[.F30]+[.C30]-[.H30]))" office:value-type="float" office:value="0">
            <text:p>0</text:p>
          </table:table-cell>
          <table:table-cell table:number-columns-repeated="2" table:style-name="ce45"/>
          <table:table-cell table:style-name="ce45" table:formula="of:=[.I30]+[.K30] +[.J30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NhanNM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1]);DATE(YEAR([.D31]);12;31);NOW())" office:value-type="date" office:date-value="2016-06-30T09:35:34.58">
            <text:p>06/30/16</text:p>
          </table:table-cell>
          <table:table-cell table:style-name="ce47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6">
            <text:p>6</text:p>
          </table:table-cell>
          <table:table-cell table:style-name="ce50" table:formula="of:=SUMPRODUCT([Thong_Tin_Ngay_Nghi_201601.$B$3:.$B$39]=[.$B31];[Thong_Tin_Ngay_Nghi_201601.$C$3:.$C$39])+SUMPRODUCT([Thong_Tin_Ngay_Nghi_201602.$B$3:.$B$40]=[.$B31];[Thong_Tin_Ngay_Nghi_201602.$C$3:.$C$40]) + SUMPRODUCT([Thong_Tin_Ngay_Nghi_201603.$B$3:.$B$42]=[.$B31];[Thong_Tin_Ngay_Nghi_201603.$C$3:.$C$42])" office:value-type="float" office:value="6">
            <text:p>6</text:p>
          </table:table-cell>
          <table:table-cell table:style-name="ce50" table:formula="of:=SUMPRODUCT([Thong_Tin_Ngay_Nghi_201601.$B$3:.$B$39]=[.$B31];[Thong_Tin_Ngay_Nghi_201601.$C$3:.$C$39])+SUMPRODUCT([Thong_Tin_Ngay_Nghi_201602.$B$3:.$B$40]=[.$B31];[Thong_Tin_Ngay_Nghi_201602.$C$3:.$C$40]) + SUMPRODUCT([Thong_Tin_Ngay_Nghi_201603.$B$3:.$B$42]=[.$B31];[Thong_Tin_Ngay_Nghi_201603.$C$3:.$C$42]) + SUMPRODUCT([Thong_Tin_Ngay_Nghi_201604.$B$3:.$B$43]=[.$B31];[Thong_Tin_Ngay_Nghi_201604.$C$3:.$C$43]) + SUMPRODUCT([Thong_Tin_Ngay_Nghi_201605.$B$3:.$B$42]=[.$B31];[Thong_Tin_Ngay_Nghi_201605.$C$3:.$C$42]) + SUMPRODUCT([Thong_Tin_Ngay_Nghi_201606.$B$3:.$B$45]=[.$B31];[Thong_Tin_Ngay_Nghi_201606.$C$3:.$C$45])" office:value-type="float" office:value="7.5">
            <text:p>7.5</text:p>
          </table:table-cell>
          <table:table-cell table:style-name="ce45" table:formula="of:=IF(DATE(YEAR([.E31]);MONTH([.E31]);DAY([.E31]))&lt;=DATE(YEAR([.E31]);3;31); [.C31]-[.G31] + [.F31]; IF([.G31]-[.C31]&lt;0;[.G31] + [.F31] -[.H31];[.F31]+[.C31]-[.H31]))" office:value-type="float" office:value="4.5">
            <text:p>4.5</text:p>
          </table:table-cell>
          <table:table-cell table:number-columns-repeated="2" table:style-name="ce45"/>
          <table:table-cell table:style-name="ce45" table:formula="of:=[.I31]+[.K31] +[.J31]" office:value-type="float" office:value="4.5">
            <text:p>4.5</text:p>
          </table:table-cell>
          <table:table-cell table:style-name="ce53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PhuongTH</text:p>
          </table:table-cell>
          <table:table-cell table:style-name="ce45" office:value-type="float" office:value="2.5">
            <text:p>2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2]);DATE(YEAR([.D32]);12;31);NOW())" office:value-type="date" office:date-value="2016-06-30T09:35:34.58">
            <text:p>06/30/16</text:p>
          </table:table-cell>
          <table:table-cell table:style-name="ce47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6">
            <text:p>6</text:p>
          </table:table-cell>
          <table:table-cell table:style-name="ce50" table:formula="of:=SUMPRODUCT([Thong_Tin_Ngay_Nghi_201601.$B$3:.$B$39]=[.$B32];[Thong_Tin_Ngay_Nghi_201601.$C$3:.$C$39])+SUMPRODUCT([Thong_Tin_Ngay_Nghi_201602.$B$3:.$B$40]=[.$B32];[Thong_Tin_Ngay_Nghi_201602.$C$3:.$C$40]) + SUMPRODUCT([Thong_Tin_Ngay_Nghi_201603.$B$3:.$B$42]=[.$B32];[Thong_Tin_Ngay_Nghi_201603.$C$3:.$C$42])" office:value-type="float" office:value="1">
            <text:p>1</text:p>
          </table:table-cell>
          <table:table-cell table:style-name="ce50" table:formula="of:=SUMPRODUCT([Thong_Tin_Ngay_Nghi_201601.$B$3:.$B$39]=[.$B32];[Thong_Tin_Ngay_Nghi_201601.$C$3:.$C$39])+SUMPRODUCT([Thong_Tin_Ngay_Nghi_201602.$B$3:.$B$40]=[.$B32];[Thong_Tin_Ngay_Nghi_201602.$C$3:.$C$40]) + SUMPRODUCT([Thong_Tin_Ngay_Nghi_201603.$B$3:.$B$42]=[.$B32];[Thong_Tin_Ngay_Nghi_201603.$C$3:.$C$42]) + SUMPRODUCT([Thong_Tin_Ngay_Nghi_201604.$B$3:.$B$43]=[.$B32];[Thong_Tin_Ngay_Nghi_201604.$C$3:.$C$43]) + SUMPRODUCT([Thong_Tin_Ngay_Nghi_201605.$B$3:.$B$42]=[.$B32];[Thong_Tin_Ngay_Nghi_201605.$C$3:.$C$42]) + SUMPRODUCT([Thong_Tin_Ngay_Nghi_201606.$B$3:.$B$45]=[.$B32];[Thong_Tin_Ngay_Nghi_201606.$C$3:.$C$45])" office:value-type="float" office:value="4.5">
            <text:p>4.5</text:p>
          </table:table-cell>
          <table:table-cell table:style-name="ce45" table:formula="of:=IF(DATE(YEAR([.E32]);MONTH([.E32]);DAY([.E32]))&lt;=DATE(YEAR([.E32]);3;31); [.C32]-[.G32] + [.F32]; IF([.G32]-[.C32]&lt;0;[.G32] + [.F32] -[.H32];[.F32]+[.C32]-[.H32]))" office:value-type="float" office:value="2.5">
            <text:p>2.5</text:p>
          </table:table-cell>
          <table:table-cell table:number-columns-repeated="2" table:style-name="ce45"/>
          <table:table-cell table:style-name="ce45" table:formula="of:=[.I32]+[.K32] +[.J32]" office:value-type="float" office:value="2.5">
            <text:p>2.5</text:p>
          </table:table-cell>
          <table:table-cell table:style-name="ce53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QuanLD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06">
            <text:p>06/06/16</text:p>
          </table:table-cell>
          <table:table-cell table:style-name="ce46" table:formula="of:=IF(YEAR(NOW())&gt;YEAR([.D33]);DATE(YEAR([.D33]);12;31);NOW())" office:value-type="date" office:date-value="2016-06-30T09:35:34.58">
            <text:p>06/30/16</text:p>
          </table:table-cell>
          <table:table-cell table:style-name="ce47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0">
            <text:p>0</text:p>
          </table:table-cell>
          <table:table-cell table:style-name="ce50"/>
          <table:table-cell table:style-name="ce50" table:formula="of:=SUMPRODUCT([Thong_Tin_Ngay_Nghi_201601.$B$3:.$B$39]=[.$B33];[Thong_Tin_Ngay_Nghi_201601.$C$3:.$C$39])+SUMPRODUCT([Thong_Tin_Ngay_Nghi_201602.$B$3:.$B$40]=[.$B33];[Thong_Tin_Ngay_Nghi_201602.$C$3:.$C$40]) + SUMPRODUCT([Thong_Tin_Ngay_Nghi_201603.$B$3:.$B$42]=[.$B33];[Thong_Tin_Ngay_Nghi_201603.$C$3:.$C$42]) + SUMPRODUCT([Thong_Tin_Ngay_Nghi_201604.$B$3:.$B$43]=[.$B33];[Thong_Tin_Ngay_Nghi_201604.$C$3:.$C$43]) + SUMPRODUCT([Thong_Tin_Ngay_Nghi_201605.$B$3:.$B$42]=[.$B33];[Thong_Tin_Ngay_Nghi_201605.$C$3:.$C$42]) + SUMPRODUCT([Thong_Tin_Ngay_Nghi_201606.$B$3:.$B$45]=[.$B33];[Thong_Tin_Ngay_Nghi_201606.$C$3:.$C$45])" office:value-type="float" office:value="1">
            <text:p>1</text:p>
          </table:table-cell>
          <table:table-cell table:style-name="ce45" table:formula="of:=IF(DATE(YEAR([.E33]);MONTH([.E33]);DAY([.E33]))&lt;=DATE(YEAR([.E33]);3;31); [.C33]-[.G33] + [.F33]; IF([.G33]-[.C33]&lt;0;[.G33] + [.F33] -[.H33];[.F33]+[.C33]-[.H33]))" office:value-type="float" office:value="-1">
            <text:p>-1</text:p>
          </table:table-cell>
          <table:table-cell table:number-columns-repeated="2" table:style-name="ce45"/>
          <table:table-cell table:style-name="ce45" table:formula="of:=[.I33]+[.K33] +[.J33]" office:value-type="float" office:value="-1">
            <text:p>-1</text:p>
          </table:table-cell>
          <table:table-cell table:style-name="ce53"/>
        </table:table-row>
        <table:table-row table:style-name="ro1">
          <table:table-cell table:style-name="ce40" office:value-type="float" office:value="28">
            <text:p>28</text:p>
          </table:table-cell>
          <table:table-cell table:style-name="ce42" office:value-type="string">
            <text:p>SonPX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4]);DATE(YEAR([.D34]);12;31);NOW())" office:value-type="date" office:date-value="2016-06-30T09:35:34.58">
            <text:p>06/30/16</text:p>
          </table:table-cell>
          <table:table-cell table:style-name="ce47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6">
            <text:p>6</text:p>
          </table:table-cell>
          <table:table-cell table:style-name="ce50" table:formula="of:=SUMPRODUCT([Thong_Tin_Ngay_Nghi_201601.$B$3:.$B$39]=[.$B34];[Thong_Tin_Ngay_Nghi_201601.$C$3:.$C$39])+SUMPRODUCT([Thong_Tin_Ngay_Nghi_201602.$B$3:.$B$40]=[.$B34];[Thong_Tin_Ngay_Nghi_201602.$C$3:.$C$40]) + SUMPRODUCT([Thong_Tin_Ngay_Nghi_201603.$B$3:.$B$42]=[.$B34];[Thong_Tin_Ngay_Nghi_201603.$C$3:.$C$42])" office:value-type="float" office:value="2">
            <text:p>2</text:p>
          </table:table-cell>
          <table:table-cell table:style-name="ce50" table:formula="of:=SUMPRODUCT([Thong_Tin_Ngay_Nghi_201601.$B$3:.$B$39]=[.$B34];[Thong_Tin_Ngay_Nghi_201601.$C$3:.$C$39])+SUMPRODUCT([Thong_Tin_Ngay_Nghi_201602.$B$3:.$B$40]=[.$B34];[Thong_Tin_Ngay_Nghi_201602.$C$3:.$C$40]) + SUMPRODUCT([Thong_Tin_Ngay_Nghi_201603.$B$3:.$B$42]=[.$B34];[Thong_Tin_Ngay_Nghi_201603.$C$3:.$C$42]) + SUMPRODUCT([Thong_Tin_Ngay_Nghi_201604.$B$3:.$B$43]=[.$B34];[Thong_Tin_Ngay_Nghi_201604.$C$3:.$C$43]) + SUMPRODUCT([Thong_Tin_Ngay_Nghi_201605.$B$3:.$B$42]=[.$B34];[Thong_Tin_Ngay_Nghi_201605.$C$3:.$C$42]) + SUMPRODUCT([Thong_Tin_Ngay_Nghi_201606.$B$3:.$B$45]=[.$B34];[Thong_Tin_Ngay_Nghi_201606.$C$3:.$C$45])" office:value-type="float" office:value="7">
            <text:p>7</text:p>
          </table:table-cell>
          <table:table-cell table:style-name="ce45" table:formula="of:=IF(DATE(YEAR([.E34]);MONTH([.E34]);DAY([.E34]))&lt;=DATE(YEAR([.E34]);3;31); [.C34]-[.G34] + [.F34]; IF([.G34]-[.C34]&lt;0;[.G34] + [.F34] -[.H34];[.F34]+[.C34]-[.H34]))" office:value-type="float" office:value="1">
            <text:p>1</text:p>
          </table:table-cell>
          <table:table-cell table:style-name="ce45" office:value-type="float" office:value="1">
            <office:annotation draw:style-name="gr2" draw:text-style-name="P1" svg:width="1.1413in" svg:height="0.5457in" svg:x="9.1976in" svg:y="9.1441in" draw:caption-point-x="-0.2402in" draw:caption-point-y="0.6in">
              <dc:date>2016-05-09T00:00:00</dc:date>
              <text:p text:style-name="P1"><text:span text:style-name="T1">Ngày phép được extend tới 01/04/2016</text:span></text:p>
            </office:annotation>
            <text:p>1</text:p>
          </table:table-cell>
          <table:table-cell table:style-name="ce45"/>
          <table:table-cell table:style-name="ce45" table:formula="of:=[.I34]+[.K34] +[.J34]" office:value-type="float" office:value="2">
            <text:p>2</text:p>
          </table:table-cell>
          <table:table-cell table:style-name="ce53" office:value-type="string">
            <text:p>- Extend 1 ngày phép của năm 2015 tới ngày 01/4/2016</text:p>
          </table:table-cell>
        </table:table-row>
        <table:table-row table:style-name="ro8">
          <table:table-cell table:style-name="ce40" office:value-type="float" office:value="29">
            <text:p>29</text:p>
          </table:table-cell>
          <table:table-cell table:style-name="ce42" office:value-type="string">
            <text:p>TienND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3-01">
            <text:p>03/01/16</text:p>
          </table:table-cell>
          <table:table-cell table:style-name="ce46" table:formula="of:=IF(YEAR(NOW())&gt;YEAR([.D35]);DATE(YEAR([.D35]);12;31);NOW())" office:value-type="date" office:date-value="2016-06-30T09:35:34.58">
            <text:p>06/30/16</text:p>
          </table:table-cell>
          <table:table-cell table:style-name="ce47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4">
            <text:p>4</text:p>
          </table:table-cell>
          <table:table-cell table:style-name="ce50" table:formula="of:=SUMPRODUCT([Thong_Tin_Ngay_Nghi_201601.$B$3:.$B$39]=[.$B35];[Thong_Tin_Ngay_Nghi_201601.$C$3:.$C$39])+SUMPRODUCT([Thong_Tin_Ngay_Nghi_201602.$B$3:.$B$40]=[.$B35];[Thong_Tin_Ngay_Nghi_201602.$C$3:.$C$40]) + SUMPRODUCT([Thong_Tin_Ngay_Nghi_201603.$B$3:.$B$42]=[.$B35];[Thong_Tin_Ngay_Nghi_201603.$C$3:.$C$42])" office:value-type="float" office:value="0">
            <text:p>0</text:p>
          </table:table-cell>
          <table:table-cell table:style-name="ce50" table:formula="of:=SUMPRODUCT([Thong_Tin_Ngay_Nghi_201601.$B$3:.$B$39]=[.$B35];[Thong_Tin_Ngay_Nghi_201601.$C$3:.$C$39])+SUMPRODUCT([Thong_Tin_Ngay_Nghi_201602.$B$3:.$B$40]=[.$B35];[Thong_Tin_Ngay_Nghi_201602.$C$3:.$C$40]) + SUMPRODUCT([Thong_Tin_Ngay_Nghi_201603.$B$3:.$B$42]=[.$B35];[Thong_Tin_Ngay_Nghi_201603.$C$3:.$C$42]) + SUMPRODUCT([Thong_Tin_Ngay_Nghi_201604.$B$3:.$B$43]=[.$B35];[Thong_Tin_Ngay_Nghi_201604.$C$3:.$C$43]) + SUMPRODUCT([Thong_Tin_Ngay_Nghi_201605.$B$3:.$B$42]=[.$B35];[Thong_Tin_Ngay_Nghi_201605.$C$3:.$C$42]) + SUMPRODUCT([Thong_Tin_Ngay_Nghi_201606.$B$3:.$B$45]=[.$B35];[Thong_Tin_Ngay_Nghi_201606.$C$3:.$C$45])" office:value-type="float" office:value="3">
            <text:p>3</text:p>
          </table:table-cell>
          <table:table-cell table:style-name="ce45" table:formula="of:=IF(DATE(YEAR([.E35]);MONTH([.E35]);DAY([.E35]))&lt;=DATE(YEAR([.E35]);3;31); [.C35]-[.G35] + [.F35]; IF([.G35]-[.C35]&lt;0;[.G35] + [.F35] -[.H35];[.F35]+[.C35]-[.H35]))" office:value-type="float" office:value="1">
            <text:p>1</text:p>
          </table:table-cell>
          <table:table-cell table:style-name="ce45"/>
          <table:table-cell table:style-name="ce45" office:value-type="float" office:value="2.5">
            <text:p>2.5</text:p>
          </table:table-cell>
          <table:table-cell table:style-name="ce45" table:formula="of:=[.I35]+[.K35] +[.J35]" office:value-type="float" office:value="3.5">
            <text:p>3.5</text:p>
          </table:table-cell>
          <table:table-cell table:style-name="ce53" office:value-type="string">
            <text:p>Những ngày nghỉ đã trừ vào lương:</text:p>
            <text:p>- Tháng 4, trừ 2,5 ngày</text:p>
          </table:table-cell>
        </table:table-row>
        <table:table-row table:style-name="ro13">
          <table:table-cell table:style-name="ce40" office:value-type="float" office:value="30">
            <text:p>30</text:p>
          </table:table-cell>
          <table:table-cell table:style-name="ce42" office:value-type="string">
            <text:p>ThachBK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6]);DATE(YEAR([.D36]);12;31);NOW())" office:value-type="date" office:date-value="2016-06-30T09:35:34.59">
            <text:p>06/30/16</text:p>
          </table:table-cell>
          <table:table-cell table:style-name="ce47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6">
            <text:p>6</text:p>
          </table:table-cell>
          <table:table-cell table:style-name="ce50" table:formula="of:=SUMPRODUCT([Thong_Tin_Ngay_Nghi_201601.$B$3:.$B$39]=[.$B36];[Thong_Tin_Ngay_Nghi_201601.$C$3:.$C$39])+SUMPRODUCT([Thong_Tin_Ngay_Nghi_201602.$B$3:.$B$40]=[.$B36];[Thong_Tin_Ngay_Nghi_201602.$C$3:.$C$40]) + SUMPRODUCT([Thong_Tin_Ngay_Nghi_201603.$B$3:.$B$42]=[.$B36];[Thong_Tin_Ngay_Nghi_201603.$C$3:.$C$42])" office:value-type="float" office:value="20.5">
            <text:p>20.5</text:p>
          </table:table-cell>
          <table:table-cell table:style-name="ce50" table:formula="of:=SUMPRODUCT([Thong_Tin_Ngay_Nghi_201601.$B$3:.$B$39]=[.$B36];[Thong_Tin_Ngay_Nghi_201601.$C$3:.$C$39])+SUMPRODUCT([Thong_Tin_Ngay_Nghi_201602.$B$3:.$B$40]=[.$B36];[Thong_Tin_Ngay_Nghi_201602.$C$3:.$C$40]) + SUMPRODUCT([Thong_Tin_Ngay_Nghi_201603.$B$3:.$B$42]=[.$B36];[Thong_Tin_Ngay_Nghi_201603.$C$3:.$C$42]) + SUMPRODUCT([Thong_Tin_Ngay_Nghi_201604.$B$3:.$B$43]=[.$B36];[Thong_Tin_Ngay_Nghi_201604.$C$3:.$C$43]) + SUMPRODUCT([Thong_Tin_Ngay_Nghi_201605.$B$3:.$B$42]=[.$B36];[Thong_Tin_Ngay_Nghi_201605.$C$3:.$C$42]) + SUMPRODUCT([Thong_Tin_Ngay_Nghi_201606.$B$3:.$B$45]=[.$B36];[Thong_Tin_Ngay_Nghi_201606.$C$3:.$C$45])" office:value-type="float" office:value="23">
            <text:p>23</text:p>
          </table:table-cell>
          <table:table-cell table:style-name="ce45" table:formula="of:=IF(DATE(YEAR([.E36]);MONTH([.E36]);DAY([.E36]))&lt;=DATE(YEAR([.E36]);3;31); [.C36]-[.G36] + [.F36]; IF([.G36]-[.C36]&lt;0;[.G36] + [.F36] -[.H36];[.F36]+[.C36]-[.H36]))" office:value-type="float" office:value="-17">
            <text:p>-17</text:p>
          </table:table-cell>
          <table:table-cell table:style-name="ce45"/>
          <table:table-cell table:style-name="ce45" table:formula="of:=5+3.5+9" office:value-type="float" office:value="17.5">
            <text:p>17.5</text:p>
          </table:table-cell>
          <table:table-cell table:style-name="ce45" table:formula="of:=[.I36]+[.K36] +[.J36]" office:value-type="float" office:value="0.5">
            <text:p>0.5</text:p>
          </table:table-cell>
          <table:table-cell table:style-name="ce53" office:value-type="string">
            <text:p>Những ngày nghỉ đã trừ vào lương:</text:p>
            <text:p>- Tháng 1, trừ 5 ngày</text:p>
            <text:p>- Tháng 2, trừ 3.5 ngày</text:p>
            <text:p>- Tháng 3, trừ 9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aoDTH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7]);DATE(YEAR([.D37]);12;31);NOW())" office:value-type="date" office:date-value="2016-06-30T09:35:34.59">
            <text:p>06/30/16</text:p>
          </table:table-cell>
          <table:table-cell table:style-name="ce47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6">
            <text:p>6</text:p>
          </table:table-cell>
          <table:table-cell table:style-name="ce50" table:formula="of:=SUMPRODUCT([Thong_Tin_Ngay_Nghi_201601.$B$3:.$B$39]=[.$B37];[Thong_Tin_Ngay_Nghi_201601.$C$3:.$C$39])+SUMPRODUCT([Thong_Tin_Ngay_Nghi_201602.$B$3:.$B$40]=[.$B37];[Thong_Tin_Ngay_Nghi_201602.$C$3:.$C$40]) + SUMPRODUCT([Thong_Tin_Ngay_Nghi_201603.$B$3:.$B$42]=[.$B37];[Thong_Tin_Ngay_Nghi_201603.$C$3:.$C$42])" office:value-type="float" office:value="0.5">
            <text:p>0.5</text:p>
          </table:table-cell>
          <table:table-cell table:style-name="ce50" table:formula="of:=SUMPRODUCT([Thong_Tin_Ngay_Nghi_201601.$B$3:.$B$39]=[.$B37];[Thong_Tin_Ngay_Nghi_201601.$C$3:.$C$39])+SUMPRODUCT([Thong_Tin_Ngay_Nghi_201602.$B$3:.$B$40]=[.$B37];[Thong_Tin_Ngay_Nghi_201602.$C$3:.$C$40]) + SUMPRODUCT([Thong_Tin_Ngay_Nghi_201603.$B$3:.$B$42]=[.$B37];[Thong_Tin_Ngay_Nghi_201603.$C$3:.$C$42]) + SUMPRODUCT([Thong_Tin_Ngay_Nghi_201604.$B$3:.$B$43]=[.$B37];[Thong_Tin_Ngay_Nghi_201604.$C$3:.$C$43]) + SUMPRODUCT([Thong_Tin_Ngay_Nghi_201605.$B$3:.$B$42]=[.$B37];[Thong_Tin_Ngay_Nghi_201605.$C$3:.$C$42]) + SUMPRODUCT([Thong_Tin_Ngay_Nghi_201606.$B$3:.$B$45]=[.$B37];[Thong_Tin_Ngay_Nghi_201606.$C$3:.$C$45])" office:value-type="float" office:value="3">
            <text:p>3</text:p>
          </table:table-cell>
          <table:table-cell table:style-name="ce45" table:formula="of:=IF(DATE(YEAR([.E37]);MONTH([.E37]);DAY([.E37]))&lt;=DATE(YEAR([.E37]);3;31); [.C37]-[.G37] + [.F37]; IF([.G37]-[.C37]&lt;0;[.G37] + [.F37] -[.H37];[.F37]+[.C37]-[.H37]))" office:value-type="float" office:value="3.5">
            <text:p>3.5</text:p>
          </table:table-cell>
          <table:table-cell table:number-columns-repeated="2" table:style-name="ce45"/>
          <table:table-cell table:style-name="ce45" table:formula="of:=[.I37]+[.K37] +[.J37]" office:value-type="float" office:value="3.5">
            <text:p>3.5</text:p>
          </table:table-cell>
          <table:table-cell table:style-name="ce53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hamD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8]);DATE(YEAR([.D38]);12;31);NOW())" office:value-type="date" office:date-value="2016-06-30T09:35:34.59">
            <text:p>06/30/16</text:p>
          </table:table-cell>
          <table:table-cell table:style-name="ce47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6">
            <text:p>6</text:p>
          </table:table-cell>
          <table:table-cell table:style-name="ce50" table:formula="of:=SUMPRODUCT([Thong_Tin_Ngay_Nghi_201601.$B$3:.$B$39]=[.$B38];[Thong_Tin_Ngay_Nghi_201601.$C$3:.$C$39])+SUMPRODUCT([Thong_Tin_Ngay_Nghi_201602.$B$3:.$B$40]=[.$B38];[Thong_Tin_Ngay_Nghi_201602.$C$3:.$C$40]) + SUMPRODUCT([Thong_Tin_Ngay_Nghi_201603.$B$3:.$B$42]=[.$B38];[Thong_Tin_Ngay_Nghi_201603.$C$3:.$C$42])" office:value-type="float" office:value="9.5">
            <text:p>9.5</text:p>
          </table:table-cell>
          <table:table-cell table:style-name="ce50" table:formula="of:=SUMPRODUCT([Thong_Tin_Ngay_Nghi_201601.$B$3:.$B$39]=[.$B38];[Thong_Tin_Ngay_Nghi_201601.$C$3:.$C$39])+SUMPRODUCT([Thong_Tin_Ngay_Nghi_201602.$B$3:.$B$40]=[.$B38];[Thong_Tin_Ngay_Nghi_201602.$C$3:.$C$40]) + SUMPRODUCT([Thong_Tin_Ngay_Nghi_201603.$B$3:.$B$42]=[.$B38];[Thong_Tin_Ngay_Nghi_201603.$C$3:.$C$42]) + SUMPRODUCT([Thong_Tin_Ngay_Nghi_201604.$B$3:.$B$43]=[.$B38];[Thong_Tin_Ngay_Nghi_201604.$C$3:.$C$43]) + SUMPRODUCT([Thong_Tin_Ngay_Nghi_201605.$B$3:.$B$42]=[.$B38];[Thong_Tin_Ngay_Nghi_201605.$C$3:.$C$42]) + SUMPRODUCT([Thong_Tin_Ngay_Nghi_201606.$B$3:.$B$45]=[.$B38];[Thong_Tin_Ngay_Nghi_201606.$C$3:.$C$45])" office:value-type="float" office:value="10">
            <text:p>10</text:p>
          </table:table-cell>
          <table:table-cell table:style-name="ce45" table:formula="of:=IF(DATE(YEAR([.E38]);MONTH([.E38]);DAY([.E38]))&lt;=DATE(YEAR([.E38]);3;31); [.C38]-[.G38] + [.F38]; IF([.G38]-[.C38]&lt;0;[.G38] + [.F38] -[.H38];[.F38]+[.C38]-[.H38]))" office:value-type="float" office:value="-2">
            <text:p>-2</text:p>
          </table:table-cell>
          <table:table-cell table:number-columns-repeated="2" table:style-name="ce45"/>
          <table:table-cell table:style-name="ce45" table:formula="of:=[.I38]+[.K38] +[.J38]" office:value-type="float" office:value="-2">
            <text:p>-2</text:p>
          </table:table-cell>
          <table:table-cell table:style-name="ce53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hinhT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9]);DATE(YEAR([.D39]);12;31);NOW())" office:value-type="date" office:date-value="2016-06-30T09:35:34.59">
            <text:p>06/30/16</text:p>
          </table:table-cell>
          <table:table-cell table:style-name="ce47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6">
            <text:p>6</text:p>
          </table:table-cell>
          <table:table-cell table:style-name="ce50" table:formula="of:=SUMPRODUCT([Thong_Tin_Ngay_Nghi_201601.$B$3:.$B$39]=[.$B39];[Thong_Tin_Ngay_Nghi_201601.$C$3:.$C$39])+SUMPRODUCT([Thong_Tin_Ngay_Nghi_201602.$B$3:.$B$40]=[.$B39];[Thong_Tin_Ngay_Nghi_201602.$C$3:.$C$40]) + SUMPRODUCT([Thong_Tin_Ngay_Nghi_201603.$B$3:.$B$42]=[.$B39];[Thong_Tin_Ngay_Nghi_201603.$C$3:.$C$42])" office:value-type="float" office:value="5">
            <text:p>5</text:p>
          </table:table-cell>
          <table:table-cell table:style-name="ce50" table:formula="of:=SUMPRODUCT([Thong_Tin_Ngay_Nghi_201601.$B$3:.$B$39]=[.$B39];[Thong_Tin_Ngay_Nghi_201601.$C$3:.$C$39])+SUMPRODUCT([Thong_Tin_Ngay_Nghi_201602.$B$3:.$B$40]=[.$B39];[Thong_Tin_Ngay_Nghi_201602.$C$3:.$C$40]) + SUMPRODUCT([Thong_Tin_Ngay_Nghi_201603.$B$3:.$B$42]=[.$B39];[Thong_Tin_Ngay_Nghi_201603.$C$3:.$C$42]) + SUMPRODUCT([Thong_Tin_Ngay_Nghi_201604.$B$3:.$B$43]=[.$B39];[Thong_Tin_Ngay_Nghi_201604.$C$3:.$C$43]) + SUMPRODUCT([Thong_Tin_Ngay_Nghi_201605.$B$3:.$B$42]=[.$B39];[Thong_Tin_Ngay_Nghi_201605.$C$3:.$C$42]) + SUMPRODUCT([Thong_Tin_Ngay_Nghi_201606.$B$3:.$B$45]=[.$B39];[Thong_Tin_Ngay_Nghi_201606.$C$3:.$C$45])" office:value-type="float" office:value="7.5">
            <text:p>7.5</text:p>
          </table:table-cell>
          <table:table-cell table:style-name="ce45" table:formula="of:=IF(DATE(YEAR([.E39]);MONTH([.E39]);DAY([.E39]))&lt;=DATE(YEAR([.E39]);3;31); [.C39]-[.G39] + [.F39]; IF([.G39]-[.C39]&lt;0;[.G39] + [.F39] -[.H39];[.F39]+[.C39]-[.H39]))" office:value-type="float" office:value="3">
            <text:p>3</text:p>
          </table:table-cell>
          <table:table-cell table:number-columns-repeated="2" table:style-name="ce45"/>
          <table:table-cell table:style-name="ce45" table:formula="of:=[.I39]+[.K39] +[.J39]" office:value-type="float" office:value="3">
            <text:p>3</text:p>
          </table:table-cell>
          <table:table-cell table:style-name="ce53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hongDN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0]);DATE(YEAR([.D40]);12;31);NOW())" office:value-type="date" office:date-value="2016-06-30T09:35:34.59">
            <text:p>06/30/16</text:p>
          </table:table-cell>
          <table:table-cell table:style-name="ce47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6">
            <text:p>6</text:p>
          </table:table-cell>
          <table:table-cell table:style-name="ce50" table:formula="of:=SUMPRODUCT([Thong_Tin_Ngay_Nghi_201601.$B$3:.$B$39]=[.$B40];[Thong_Tin_Ngay_Nghi_201601.$C$3:.$C$39])+SUMPRODUCT([Thong_Tin_Ngay_Nghi_201602.$B$3:.$B$40]=[.$B40];[Thong_Tin_Ngay_Nghi_201602.$C$3:.$C$40]) + SUMPRODUCT([Thong_Tin_Ngay_Nghi_201603.$B$3:.$B$42]=[.$B40];[Thong_Tin_Ngay_Nghi_201603.$C$3:.$C$42])" office:value-type="float" office:value="4.5">
            <text:p>4.5</text:p>
          </table:table-cell>
          <table:table-cell table:style-name="ce50" table:formula="of:=SUMPRODUCT([Thong_Tin_Ngay_Nghi_201601.$B$3:.$B$39]=[.$B40];[Thong_Tin_Ngay_Nghi_201601.$C$3:.$C$39])+SUMPRODUCT([Thong_Tin_Ngay_Nghi_201602.$B$3:.$B$40]=[.$B40];[Thong_Tin_Ngay_Nghi_201602.$C$3:.$C$40]) + SUMPRODUCT([Thong_Tin_Ngay_Nghi_201603.$B$3:.$B$42]=[.$B40];[Thong_Tin_Ngay_Nghi_201603.$C$3:.$C$42]) + SUMPRODUCT([Thong_Tin_Ngay_Nghi_201604.$B$3:.$B$43]=[.$B40];[Thong_Tin_Ngay_Nghi_201604.$C$3:.$C$43]) + SUMPRODUCT([Thong_Tin_Ngay_Nghi_201605.$B$3:.$B$42]=[.$B40];[Thong_Tin_Ngay_Nghi_201605.$C$3:.$C$42]) + SUMPRODUCT([Thong_Tin_Ngay_Nghi_201606.$B$3:.$B$45]=[.$B40];[Thong_Tin_Ngay_Nghi_201606.$C$3:.$C$45])" office:value-type="float" office:value="6.5">
            <text:p>6.5</text:p>
          </table:table-cell>
          <table:table-cell table:style-name="ce45" table:formula="of:=IF(DATE(YEAR([.E40]);MONTH([.E40]);DAY([.E40]))&lt;=DATE(YEAR([.E40]);3;31); [.C40]-[.G40] + [.F40]; IF([.G40]-[.C40]&lt;0;[.G40] + [.F40] -[.H40];[.F40]+[.C40]-[.H40]))" office:value-type="float" office:value="0.5">
            <text:p>0.5</text:p>
          </table:table-cell>
          <table:table-cell table:number-columns-repeated="2" table:style-name="ce45"/>
          <table:table-cell table:style-name="ce45" table:formula="of:=[.I40]+[.K40] +[.J40]" office:value-type="float" office:value="0.5">
            <text:p>0.5</text:p>
          </table:table-cell>
          <table:table-cell table:style-name="ce53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ThuyLT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1]);DATE(YEAR([.D41]);12;31);NOW())" office:value-type="date" office:date-value="2016-06-30T09:35:34.59">
            <text:p>06/30/16</text:p>
          </table:table-cell>
          <table:table-cell table:style-name="ce47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6">
            <text:p>6</text:p>
          </table:table-cell>
          <table:table-cell table:style-name="ce50" table:formula="of:=SUMPRODUCT([Thong_Tin_Ngay_Nghi_201601.$B$3:.$B$39]=[.$B41];[Thong_Tin_Ngay_Nghi_201601.$C$3:.$C$39])+SUMPRODUCT([Thong_Tin_Ngay_Nghi_201602.$B$3:.$B$40]=[.$B41];[Thong_Tin_Ngay_Nghi_201602.$C$3:.$C$40]) + SUMPRODUCT([Thong_Tin_Ngay_Nghi_201603.$B$3:.$B$42]=[.$B41];[Thong_Tin_Ngay_Nghi_201603.$C$3:.$C$42])" office:value-type="float" office:value="3">
            <text:p>3</text:p>
          </table:table-cell>
          <table:table-cell table:style-name="ce50" table:formula="of:=SUMPRODUCT([Thong_Tin_Ngay_Nghi_201601.$B$3:.$B$39]=[.$B41];[Thong_Tin_Ngay_Nghi_201601.$C$3:.$C$39])+SUMPRODUCT([Thong_Tin_Ngay_Nghi_201602.$B$3:.$B$40]=[.$B41];[Thong_Tin_Ngay_Nghi_201602.$C$3:.$C$40]) + SUMPRODUCT([Thong_Tin_Ngay_Nghi_201603.$B$3:.$B$42]=[.$B41];[Thong_Tin_Ngay_Nghi_201603.$C$3:.$C$42]) + SUMPRODUCT([Thong_Tin_Ngay_Nghi_201604.$B$3:.$B$43]=[.$B41];[Thong_Tin_Ngay_Nghi_201604.$C$3:.$C$43]) + SUMPRODUCT([Thong_Tin_Ngay_Nghi_201605.$B$3:.$B$42]=[.$B41];[Thong_Tin_Ngay_Nghi_201605.$C$3:.$C$42]) + SUMPRODUCT([Thong_Tin_Ngay_Nghi_201606.$B$3:.$B$45]=[.$B41];[Thong_Tin_Ngay_Nghi_201606.$C$3:.$C$45])" office:value-type="float" office:value="6.5">
            <text:p>6.5</text:p>
          </table:table-cell>
          <table:table-cell table:style-name="ce45" table:formula="of:=IF(DATE(YEAR([.E41]);MONTH([.E41]);DAY([.E41]))&lt;=DATE(YEAR([.E41]);3;31); [.C41]-[.G41] + [.F41]; IF([.G41]-[.C41]&lt;0;[.G41] + [.F41] -[.H41];[.F41]+[.C41]-[.H41]))" office:value-type="float" office:value="-0.5">
            <text:p>-0.5</text:p>
          </table:table-cell>
          <table:table-cell table:number-columns-repeated="2" table:style-name="ce45"/>
          <table:table-cell table:style-name="ce45" table:formula="of:=[.I41]+[.K41] +[.J41]" office:value-type="float" office:value="-0.5">
            <text:p>-0.5</text:p>
          </table:table-cell>
          <table:table-cell table:style-name="ce53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ToiDB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2]);DATE(YEAR([.D42]);12;31);NOW())" office:value-type="date" office:date-value="2016-06-30T09:35:34.59">
            <text:p>06/30/16</text:p>
          </table:table-cell>
          <table:table-cell table:style-name="ce47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6">
            <text:p>6</text:p>
          </table:table-cell>
          <table:table-cell table:style-name="ce50" table:formula="of:=SUMPRODUCT([Thong_Tin_Ngay_Nghi_201601.$B$3:.$B$39]=[.$B42];[Thong_Tin_Ngay_Nghi_201601.$C$3:.$C$39])+SUMPRODUCT([Thong_Tin_Ngay_Nghi_201602.$B$3:.$B$40]=[.$B42];[Thong_Tin_Ngay_Nghi_201602.$C$3:.$C$40]) + SUMPRODUCT([Thong_Tin_Ngay_Nghi_201603.$B$3:.$B$42]=[.$B42];[Thong_Tin_Ngay_Nghi_201603.$C$3:.$C$42])" office:value-type="float" office:value="4">
            <text:p>4</text:p>
          </table:table-cell>
          <table:table-cell table:style-name="ce50" table:formula="of:=SUMPRODUCT([Thong_Tin_Ngay_Nghi_201601.$B$3:.$B$39]=[.$B42];[Thong_Tin_Ngay_Nghi_201601.$C$3:.$C$39])+SUMPRODUCT([Thong_Tin_Ngay_Nghi_201602.$B$3:.$B$40]=[.$B42];[Thong_Tin_Ngay_Nghi_201602.$C$3:.$C$40]) + SUMPRODUCT([Thong_Tin_Ngay_Nghi_201603.$B$3:.$B$42]=[.$B42];[Thong_Tin_Ngay_Nghi_201603.$C$3:.$C$42]) + SUMPRODUCT([Thong_Tin_Ngay_Nghi_201604.$B$3:.$B$43]=[.$B42];[Thong_Tin_Ngay_Nghi_201604.$C$3:.$C$43]) + SUMPRODUCT([Thong_Tin_Ngay_Nghi_201605.$B$3:.$B$42]=[.$B42];[Thong_Tin_Ngay_Nghi_201605.$C$3:.$C$42]) + SUMPRODUCT([Thong_Tin_Ngay_Nghi_201606.$B$3:.$B$45]=[.$B42];[Thong_Tin_Ngay_Nghi_201606.$C$3:.$C$45])" office:value-type="float" office:value="7.5">
            <text:p>7.5</text:p>
          </table:table-cell>
          <table:table-cell table:style-name="ce45" table:formula="of:=IF(DATE(YEAR([.E42]);MONTH([.E42]);DAY([.E42]))&lt;=DATE(YEAR([.E42]);3;31); [.C42]-[.G42] + [.F42]; IF([.G42]-[.C42]&lt;0;[.G42] + [.F42] -[.H42];[.F42]+[.C42]-[.H42]))" office:value-type="float" office:value="2">
            <text:p>2</text:p>
          </table:table-cell>
          <table:table-cell table:number-columns-repeated="2" table:style-name="ce45"/>
          <table:table-cell table:style-name="ce45" table:formula="of:=[.I42]+[.K42] +[.J42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TruyenLVC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3]);DATE(YEAR([.D43]);12;31);NOW())" office:value-type="date" office:date-value="2016-06-30T09:35:34.6">
            <text:p>06/30/16</text:p>
          </table:table-cell>
          <table:table-cell table:style-name="ce47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6">
            <text:p>6</text:p>
          </table:table-cell>
          <table:table-cell table:style-name="ce50" table:formula="of:=SUMPRODUCT([Thong_Tin_Ngay_Nghi_201601.$B$3:.$B$39]=[.$B43];[Thong_Tin_Ngay_Nghi_201601.$C$3:.$C$39])+SUMPRODUCT([Thong_Tin_Ngay_Nghi_201602.$B$3:.$B$40]=[.$B43];[Thong_Tin_Ngay_Nghi_201602.$C$3:.$C$40]) + SUMPRODUCT([Thong_Tin_Ngay_Nghi_201603.$B$3:.$B$42]=[.$B43];[Thong_Tin_Ngay_Nghi_201603.$C$3:.$C$42])" office:value-type="float" office:value="1">
            <text:p>1</text:p>
          </table:table-cell>
          <table:table-cell table:style-name="ce50" table:formula="of:=SUMPRODUCT([Thong_Tin_Ngay_Nghi_201601.$B$3:.$B$39]=[.$B43];[Thong_Tin_Ngay_Nghi_201601.$C$3:.$C$39])+SUMPRODUCT([Thong_Tin_Ngay_Nghi_201602.$B$3:.$B$40]=[.$B43];[Thong_Tin_Ngay_Nghi_201602.$C$3:.$C$40]) + SUMPRODUCT([Thong_Tin_Ngay_Nghi_201603.$B$3:.$B$42]=[.$B43];[Thong_Tin_Ngay_Nghi_201603.$C$3:.$C$42]) + SUMPRODUCT([Thong_Tin_Ngay_Nghi_201604.$B$3:.$B$43]=[.$B43];[Thong_Tin_Ngay_Nghi_201604.$C$3:.$C$43]) + SUMPRODUCT([Thong_Tin_Ngay_Nghi_201605.$B$3:.$B$42]=[.$B43];[Thong_Tin_Ngay_Nghi_201605.$C$3:.$C$42]) + SUMPRODUCT([Thong_Tin_Ngay_Nghi_201606.$B$3:.$B$45]=[.$B43];[Thong_Tin_Ngay_Nghi_201606.$C$3:.$C$45])" office:value-type="float" office:value="5">
            <text:p>5</text:p>
          </table:table-cell>
          <table:table-cell table:style-name="ce45" table:formula="of:=IF(DATE(YEAR([.E43]);MONTH([.E43]);DAY([.E43]))&lt;=DATE(YEAR([.E43]);3;31); [.C43]-[.G43] + [.F43]; IF([.G43]-[.C43]&lt;0;[.G43] + [.F43] -[.H43];[.F43]+[.C43]-[.H43]))" office:value-type="float" office:value="2">
            <text:p>2</text:p>
          </table:table-cell>
          <table:table-cell table:number-columns-repeated="2" table:style-name="ce45"/>
          <table:table-cell table:style-name="ce45" table:formula="of:=[.I43]+[.K43] +[.J43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2" office:value-type="string">
            <text:p>TuanND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4]);DATE(YEAR([.D44]);12;31);NOW())" office:value-type="date" office:date-value="2016-06-30T09:35:34.6">
            <text:p>06/30/16</text:p>
          </table:table-cell>
          <table:table-cell table:style-name="ce47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6">
            <text:p>6</text:p>
          </table:table-cell>
          <table:table-cell table:style-name="ce50" table:formula="of:=SUMPRODUCT([Thong_Tin_Ngay_Nghi_201601.$B$3:.$B$39]=[.$B44];[Thong_Tin_Ngay_Nghi_201601.$C$3:.$C$39])+SUMPRODUCT([Thong_Tin_Ngay_Nghi_201602.$B$3:.$B$40]=[.$B44];[Thong_Tin_Ngay_Nghi_201602.$C$3:.$C$40]) + SUMPRODUCT([Thong_Tin_Ngay_Nghi_201603.$B$3:.$B$42]=[.$B44];[Thong_Tin_Ngay_Nghi_201603.$C$3:.$C$42])" office:value-type="float" office:value="6.5">
            <text:p>6.5</text:p>
          </table:table-cell>
          <table:table-cell table:style-name="ce50" table:formula="of:=SUMPRODUCT([Thong_Tin_Ngay_Nghi_201601.$B$3:.$B$39]=[.$B44];[Thong_Tin_Ngay_Nghi_201601.$C$3:.$C$39])+SUMPRODUCT([Thong_Tin_Ngay_Nghi_201602.$B$3:.$B$40]=[.$B44];[Thong_Tin_Ngay_Nghi_201602.$C$3:.$C$40]) + SUMPRODUCT([Thong_Tin_Ngay_Nghi_201603.$B$3:.$B$42]=[.$B44];[Thong_Tin_Ngay_Nghi_201603.$C$3:.$C$42]) + SUMPRODUCT([Thong_Tin_Ngay_Nghi_201604.$B$3:.$B$43]=[.$B44];[Thong_Tin_Ngay_Nghi_201604.$C$3:.$C$43]) + SUMPRODUCT([Thong_Tin_Ngay_Nghi_201605.$B$3:.$B$42]=[.$B44];[Thong_Tin_Ngay_Nghi_201605.$C$3:.$C$42]) + SUMPRODUCT([Thong_Tin_Ngay_Nghi_201606.$B$3:.$B$45]=[.$B44];[Thong_Tin_Ngay_Nghi_201606.$C$3:.$C$45])" office:value-type="float" office:value="7.5">
            <text:p>7.5</text:p>
          </table:table-cell>
          <table:table-cell table:style-name="ce45" table:formula="of:=IF(DATE(YEAR([.E44]);MONTH([.E44]);DAY([.E44]))&lt;=DATE(YEAR([.E44]);3;31); [.C44]-[.G44] + [.F44]; IF([.G44]-[.C44]&lt;0;[.G44] + [.F44] -[.H44];[.F44]+[.C44]-[.H44]))" office:value-type="float" office:value="3">
            <text:p>3</text:p>
          </table:table-cell>
          <table:table-cell table:number-columns-repeated="2" table:style-name="ce45"/>
          <table:table-cell table:style-name="ce45" table:formula="of:=[.I44]+[.K44] +[.J44]" office:value-type="float" office:value="3">
            <text:p>3</text:p>
          </table:table-cell>
          <table:table-cell table:style-name="ce53"/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2" office:value-type="string">
            <text:p>VietBA</text:p>
          </table:table-cell>
          <table:table-cell table:style-name="ce45" office:value-type="float" office:value="1.5">
            <text:p>1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5]);DATE(YEAR([.D45]);12;31);NOW())" office:value-type="date" office:date-value="2016-06-30T09:35:34.6">
            <text:p>06/30/16</text:p>
          </table:table-cell>
          <table:table-cell table:style-name="ce47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6">
            <text:p>6</text:p>
          </table:table-cell>
          <table:table-cell table:style-name="ce50" table:formula="of:=SUMPRODUCT([Thong_Tin_Ngay_Nghi_201601.$B$3:.$B$39]=[.$B45];[Thong_Tin_Ngay_Nghi_201601.$C$3:.$C$39])+SUMPRODUCT([Thong_Tin_Ngay_Nghi_201602.$B$3:.$B$40]=[.$B45];[Thong_Tin_Ngay_Nghi_201602.$C$3:.$C$40]) + SUMPRODUCT([Thong_Tin_Ngay_Nghi_201603.$B$3:.$B$42]=[.$B45];[Thong_Tin_Ngay_Nghi_201603.$C$3:.$C$42])" office:value-type="float" office:value="0.5">
            <text:p>0.5</text:p>
          </table:table-cell>
          <table:table-cell table:style-name="ce50" table:formula="of:=SUMPRODUCT([Thong_Tin_Ngay_Nghi_201601.$B$3:.$B$39]=[.$B45];[Thong_Tin_Ngay_Nghi_201601.$C$3:.$C$39])+SUMPRODUCT([Thong_Tin_Ngay_Nghi_201602.$B$3:.$B$40]=[.$B45];[Thong_Tin_Ngay_Nghi_201602.$C$3:.$C$40]) + SUMPRODUCT([Thong_Tin_Ngay_Nghi_201603.$B$3:.$B$42]=[.$B45];[Thong_Tin_Ngay_Nghi_201603.$C$3:.$C$42]) + SUMPRODUCT([Thong_Tin_Ngay_Nghi_201604.$B$3:.$B$43]=[.$B45];[Thong_Tin_Ngay_Nghi_201604.$C$3:.$C$43]) + SUMPRODUCT([Thong_Tin_Ngay_Nghi_201605.$B$3:.$B$42]=[.$B45];[Thong_Tin_Ngay_Nghi_201605.$C$3:.$C$42]) + SUMPRODUCT([Thong_Tin_Ngay_Nghi_201606.$B$3:.$B$45]=[.$B45];[Thong_Tin_Ngay_Nghi_201606.$C$3:.$C$45])" office:value-type="float" office:value="1.5">
            <text:p>1.5</text:p>
          </table:table-cell>
          <table:table-cell table:style-name="ce45" table:formula="of:=IF(DATE(YEAR([.E45]);MONTH([.E45]);DAY([.E45]))&lt;=DATE(YEAR([.E45]);3;31); [.C45]-[.G45] + [.F45]; IF([.G45]-[.C45]&lt;0;[.G45] + [.F45] -[.H45];[.F45]+[.C45]-[.H45]))" office:value-type="float" office:value="5">
            <text:p>5</text:p>
          </table:table-cell>
          <table:table-cell table:number-columns-repeated="2" table:style-name="ce45"/>
          <table:table-cell table:style-name="ce45" table:formula="of:=[.I45]+[.K45] +[.J45]" office:value-type="float" office:value="5">
            <text:p>5</text:p>
          </table:table-cell>
          <table:table-cell table:style-name="ce53"/>
        </table:table-row>
        <table:table-row table:style-name="ro6">
          <table:table-cell table:style-name="ce40" office:value-type="float" office:value="40">
            <text:p>40</text:p>
          </table:table-cell>
          <table:table-cell table:style-name="ce43" office:value-type="string">
            <text:p>VinhP</text:p>
          </table:table-cell>
          <table:table-cell table:style-name="ce45" office:value-type="float" office:value="3">
            <text:p>3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6]);DATE(YEAR([.D46]);12;31);NOW())" office:value-type="date" office:date-value="2016-06-30T09:35:34.6">
            <text:p>06/30/16</text:p>
          </table:table-cell>
          <table:table-cell table:style-name="ce47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6">
            <text:p>6</text:p>
          </table:table-cell>
          <table:table-cell table:style-name="ce50" table:formula="of:=SUMPRODUCT([Thong_Tin_Ngay_Nghi_201601.$B$3:.$B$39]=[.$B46];[Thong_Tin_Ngay_Nghi_201601.$C$3:.$C$39])+SUMPRODUCT([Thong_Tin_Ngay_Nghi_201602.$B$3:.$B$40]=[.$B46];[Thong_Tin_Ngay_Nghi_201602.$C$3:.$C$40]) + SUMPRODUCT([Thong_Tin_Ngay_Nghi_201603.$B$3:.$B$42]=[.$B46];[Thong_Tin_Ngay_Nghi_201603.$C$3:.$C$42])" office:value-type="float" office:value="6.5">
            <text:p>6.5</text:p>
          </table:table-cell>
          <table:table-cell table:style-name="ce50" table:formula="of:=SUMPRODUCT([Thong_Tin_Ngay_Nghi_201601.$B$3:.$B$39]=[.$B46];[Thong_Tin_Ngay_Nghi_201601.$C$3:.$C$39])+SUMPRODUCT([Thong_Tin_Ngay_Nghi_201602.$B$3:.$B$40]=[.$B46];[Thong_Tin_Ngay_Nghi_201602.$C$3:.$C$40]) + SUMPRODUCT([Thong_Tin_Ngay_Nghi_201603.$B$3:.$B$42]=[.$B46];[Thong_Tin_Ngay_Nghi_201603.$C$3:.$C$42]) + SUMPRODUCT([Thong_Tin_Ngay_Nghi_201604.$B$3:.$B$43]=[.$B46];[Thong_Tin_Ngay_Nghi_201604.$C$3:.$C$43]) + SUMPRODUCT([Thong_Tin_Ngay_Nghi_201605.$B$3:.$B$42]=[.$B46];[Thong_Tin_Ngay_Nghi_201605.$C$3:.$C$42]) + SUMPRODUCT([Thong_Tin_Ngay_Nghi_201606.$B$3:.$B$45]=[.$B46];[Thong_Tin_Ngay_Nghi_201606.$C$3:.$C$45])" office:value-type="float" office:value="9.5">
            <text:p>9.5</text:p>
          </table:table-cell>
          <table:table-cell table:style-name="ce45" table:formula="of:=IF(DATE(YEAR([.E46]);MONTH([.E46]);DAY([.E46]))&lt;=DATE(YEAR([.E46]);3;31); [.C46]-[.G46] + [.F46]; IF([.G46]-[.C46]&lt;0;[.G46] + [.F46] -[.H46];[.F46]+[.C46]-[.H46]))" office:value-type="float" office:value="-0.5">
            <text:p>-0.5</text:p>
          </table:table-cell>
          <table:table-cell table:number-columns-repeated="2" table:style-name="ce45"/>
          <table:table-cell table:style-name="ce45" table:formula="of:=[.I46]+[.K46] +[.J46]" office:value-type="float" office:value="-0.5">
            <text:p>-0.5</text:p>
          </table:table-cell>
          <table:table-cell table:style-name="ce53"/>
        </table:table-row>
        <table:table-row table:style-name="ro6">
          <table:table-cell table:style-name="ce40" office:value-type="float" office:value="41">
            <text:p>41</text:p>
          </table:table-cell>
          <table:table-cell table:style-name="ce42" office:value-type="string">
            <text:p>VuNA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7]);DATE(YEAR([.D47]);12;31);NOW())" office:value-type="date" office:date-value="2016-06-30T09:35:34.6">
            <text:p>06/30/16</text:p>
          </table:table-cell>
          <table:table-cell table:style-name="ce47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6">
            <text:p>6</text:p>
          </table:table-cell>
          <table:table-cell table:style-name="ce50" table:formula="of:=SUMPRODUCT([Thong_Tin_Ngay_Nghi_201601.$B$3:.$B$39]=[.$B47];[Thong_Tin_Ngay_Nghi_201601.$C$3:.$C$39])+SUMPRODUCT([Thong_Tin_Ngay_Nghi_201602.$B$3:.$B$40]=[.$B47];[Thong_Tin_Ngay_Nghi_201602.$C$3:.$C$40]) + SUMPRODUCT([Thong_Tin_Ngay_Nghi_201603.$B$3:.$B$42]=[.$B47];[Thong_Tin_Ngay_Nghi_201603.$C$3:.$C$42])" office:value-type="float" office:value="7">
            <text:p>7</text:p>
          </table:table-cell>
          <table:table-cell table:style-name="ce50" table:formula="of:=SUMPRODUCT([Thong_Tin_Ngay_Nghi_201601.$B$3:.$B$39]=[.$B47];[Thong_Tin_Ngay_Nghi_201601.$C$3:.$C$39])+SUMPRODUCT([Thong_Tin_Ngay_Nghi_201602.$B$3:.$B$40]=[.$B47];[Thong_Tin_Ngay_Nghi_201602.$C$3:.$C$40]) + SUMPRODUCT([Thong_Tin_Ngay_Nghi_201603.$B$3:.$B$42]=[.$B47];[Thong_Tin_Ngay_Nghi_201603.$C$3:.$C$42]) + SUMPRODUCT([Thong_Tin_Ngay_Nghi_201604.$B$3:.$B$43]=[.$B47];[Thong_Tin_Ngay_Nghi_201604.$C$3:.$C$43]) + SUMPRODUCT([Thong_Tin_Ngay_Nghi_201605.$B$3:.$B$42]=[.$B47];[Thong_Tin_Ngay_Nghi_201605.$C$3:.$C$42]) + SUMPRODUCT([Thong_Tin_Ngay_Nghi_201606.$B$3:.$B$45]=[.$B47];[Thong_Tin_Ngay_Nghi_201606.$C$3:.$C$45])" office:value-type="float" office:value="9">
            <text:p>9</text:p>
          </table:table-cell>
          <table:table-cell table:style-name="ce45" table:formula="of:=IF(DATE(YEAR([.E47]);MONTH([.E47]);DAY([.E47]))&lt;=DATE(YEAR([.E47]);3;31); [.C47]-[.G47] + [.F47]; IF([.G47]-[.C47]&lt;0;[.G47] + [.F47] -[.H47];[.F47]+[.C47]-[.H47]))" office:value-type="float" office:value="3">
            <text:p>3</text:p>
          </table:table-cell>
          <table:table-cell table:number-columns-repeated="2" table:style-name="ce45"/>
          <table:table-cell table:style-name="ce45" table:formula="of:=[.I47]+[.K47] +[.J47]" office:value-type="float" office:value="3">
            <text:p>3</text:p>
          </table:table-cell>
          <table:table-cell table:style-name="ce53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8"/>
        </table:table-row>
        <table:table-row table:style-name="ro2" table:number-rows-repeated="10">
          <table:table-cell table:number-columns-repeated="13"/>
        </table:table-row>
        <table:table-row table:style-name="ro14">
          <table:table-cell table:number-columns-repeated="13"/>
        </table:table-row>
        <table:table-row table:style-name="ro2" table:number-rows-repeated="104851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hong_Tin_Ngay_Nghi_201601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62"/>
        <table:table-column table:style-name="co22" table:number-columns-repeated="7" table:default-cell-style-name="ce62"/>
        <table:table-column table:style-name="co21" table:number-columns-repeated="14" table:default-cell-style-name="ce62"/>
        <table:table-column table:style-name="co23" table:number-columns-repeated="2" table:default-cell-style-name="ce62"/>
        <table:table-column table:style-name="co7" table:number-columns-repeated="933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57" table:number-columns-repeated="8"/>
          <table:table-cell table:style-name="ce65" office:value-type="string" table:number-columns-spanned="2" table:number-rows-spanned="1">
            <text:p>Month</text:p>
          </table:table-cell>
          <table:covered-table-cell table:style-name="ce66"/>
          <table:table-cell table:style-name="ce67" table:content-validation-name="val1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65" office:value-type="string" table:number-columns-spanned="2" table:number-rows-spanned="1">
            <text:p>Year</text:p>
          </table:table-cell>
          <table:covered-table-cell table:style-name="ce66"/>
          <table:table-cell table:style-name="ce65" office:value-type="float" office:value="2016" table:number-columns-spanned="2" table:number-rows-spanned="1">
            <text:p>2016</text:p>
          </table:table-cell>
          <table:covered-table-cell table:style-name="ce69"/>
          <table:table-cell table:style-name="ce57" table:number-columns-repeated="15"/>
          <table:table-cell table:style-name="ce70" table:number-columns-repeated="933"/>
        </table:table-row>
        <table:table-row table:style-name="ro2">
          <table:table-cell table:style-name="ce54" table:number-columns-repeated="3"/>
          <table:table-cell table:style-name="ce58" table:formula="of:=DATE([.$R$1];[.N1];1)" office:value-type="date" office:date-value="2016-01-01">
            <text:p>01</text:p>
          </table:table-cell>
          <table:table-cell table:style-name="ce58" table:formula="of:=[.D2]+1" office:value-type="date" office:date-value="2016-01-02">
            <text:p>02</text:p>
          </table:table-cell>
          <table:table-cell table:style-name="ce58" table:formula="of:=[.E2]+1" office:value-type="date" office:date-value="2016-01-03">
            <text:p>03</text:p>
          </table:table-cell>
          <table:table-cell table:style-name="ce58" table:formula="of:=[.F2]+1" office:value-type="date" office:date-value="2016-01-04">
            <text:p>04</text:p>
          </table:table-cell>
          <table:table-cell table:style-name="ce58" table:formula="of:=[.G2]+1" office:value-type="date" office:date-value="2016-01-05">
            <text:p>05</text:p>
          </table:table-cell>
          <table:table-cell table:style-name="ce58" table:formula="of:=[.H2]+1" office:value-type="date" office:date-value="2016-01-06">
            <text:p>06</text:p>
          </table:table-cell>
          <table:table-cell table:style-name="ce58" table:formula="of:=[.I2]+1" office:value-type="date" office:date-value="2016-01-07">
            <text:p>07</text:p>
          </table:table-cell>
          <table:table-cell table:style-name="ce58" table:formula="of:=[.J2]+1" office:value-type="date" office:date-value="2016-01-08">
            <text:p>08</text:p>
          </table:table-cell>
          <table:table-cell table:style-name="ce58" table:formula="of:=[.K2]+1" office:value-type="date" office:date-value="2016-01-09">
            <text:p>09</text:p>
          </table:table-cell>
          <table:table-cell table:style-name="ce58" table:formula="of:=[.L2]+1" office:value-type="date" office:date-value="2016-01-10">
            <text:p>10</text:p>
          </table:table-cell>
          <table:table-cell table:style-name="ce58" table:formula="of:=[.M2]+1" office:value-type="date" office:date-value="2016-01-11">
            <text:p>11</text:p>
          </table:table-cell>
          <table:table-cell table:style-name="ce58" table:formula="of:=[.N2]+1" office:value-type="date" office:date-value="2016-01-12">
            <text:p>12</text:p>
          </table:table-cell>
          <table:table-cell table:style-name="ce58" table:formula="of:=[.O2]+1" office:value-type="date" office:date-value="2016-01-13">
            <text:p>13</text:p>
          </table:table-cell>
          <table:table-cell table:style-name="ce58" table:formula="of:=[.P2]+1" office:value-type="date" office:date-value="2016-01-14">
            <text:p>14</text:p>
          </table:table-cell>
          <table:table-cell table:style-name="ce58" table:formula="of:=[.Q2]+1" office:value-type="date" office:date-value="2016-01-15">
            <text:p>15</text:p>
          </table:table-cell>
          <table:table-cell table:style-name="ce58" table:formula="of:=[.R2]+1" office:value-type="date" office:date-value="2016-01-16">
            <text:p>16</text:p>
          </table:table-cell>
          <table:table-cell table:style-name="ce58" table:formula="of:=[.S2]+1" office:value-type="date" office:date-value="2016-01-17">
            <text:p>17</text:p>
          </table:table-cell>
          <table:table-cell table:style-name="ce58" table:formula="of:=[.T2]+1" office:value-type="date" office:date-value="2016-01-18">
            <text:p>18</text:p>
          </table:table-cell>
          <table:table-cell table:style-name="ce58" table:formula="of:=[.U2]+1" office:value-type="date" office:date-value="2016-01-19">
            <text:p>19</text:p>
          </table:table-cell>
          <table:table-cell table:style-name="ce58" table:formula="of:=[.V2]+1" office:value-type="date" office:date-value="2016-01-20">
            <text:p>20</text:p>
          </table:table-cell>
          <table:table-cell table:style-name="ce58" table:formula="of:=[.W2]+1" office:value-type="date" office:date-value="2016-01-21">
            <text:p>21</text:p>
          </table:table-cell>
          <table:table-cell table:style-name="ce58" table:formula="of:=[.X2]+1" office:value-type="date" office:date-value="2016-01-22">
            <text:p>22</text:p>
          </table:table-cell>
          <table:table-cell table:style-name="ce58" table:formula="of:=[.Y2]+1" office:value-type="date" office:date-value="2016-01-23">
            <text:p>23</text:p>
          </table:table-cell>
          <table:table-cell table:style-name="ce58" table:formula="of:=[.Z2]+1" office:value-type="date" office:date-value="2016-01-24">
            <text:p>24</text:p>
          </table:table-cell>
          <table:table-cell table:style-name="ce58" table:formula="of:=[.AA2]+1" office:value-type="date" office:date-value="2016-01-25">
            <text:p>25</text:p>
          </table:table-cell>
          <table:table-cell table:style-name="ce58" table:formula="of:=[.AB2]+1" office:value-type="date" office:date-value="2016-01-26">
            <text:p>26</text:p>
          </table:table-cell>
          <table:table-cell table:style-name="ce58" table:formula="of:=[.AC2]+1" office:value-type="date" office:date-value="2016-01-27">
            <text:p>27</text:p>
          </table:table-cell>
          <table:table-cell table:style-name="ce58" table:formula="of:=[.AD2]+1" office:value-type="date" office:date-value="2016-01-28">
            <text:p>28</text:p>
          </table:table-cell>
          <table:table-cell table:style-name="ce58" table:formula="of:=[.AE2]+1" office:value-type="date" office:date-value="2016-01-29">
            <text:p>29</text:p>
          </table:table-cell>
          <table:table-cell table:style-name="ce58" table:formula="of:=[.AF2]+1" office:value-type="date" office:date-value="2016-01-30">
            <text:p>30</text:p>
          </table:table-cell>
          <table:table-cell table:style-name="ce58" table:formula="of:=[.AG2]+1" office:value-type="date" office:date-value="2016-01-31">
            <text:p>31</text:p>
          </table:table-cell>
          <table:table-cell table:style-name="ce70" table:number-columns-repeated="933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59" table:formula="of:=CHOOSE(WEEKDAY([.D2]);&quot;Sun&quot;;&quot;Mon&quot;;&quot;Tue&quot;;&quot;Wed&quot;;&quot;Thur&quot;;&quot;Fri&quot;;&quot;Sat&quot;)" office:value-type="string" office:string-value="Fri">
            <office:annotation draw:style-name="gr4" draw:text-style-name="P1" svg:width="1.1413in" svg:height="0.3902in" svg:x="2.6457in" svg:y="0in" draw:caption-point-x="-0.2402in" draw:caption-point-y="0.4705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5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33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56" table:formula="of:=SUM([.D4:.AH4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0.3602in" draw:caption-point-x="-0.2319in" draw:caption-point-y="0.3579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3" svg:width="1.1413in" svg:height="0.5457in" svg:x="11.5492in" svg:y="0.1106in" draw:caption-point-x="-0.2402in" draw:caption-point-y="0.6075in">
              <dc:date>2016-01-25T00:00:00</dc:date>
              <text:p text:style-name="P3"><text:span text:style-name="T3">Nghỉ buổi sáng, bận việc nhà đột xuất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4" draw:text-style-name="P3" svg:width="1.1413in" svg:height="0.3902in" svg:x="13.8323in" svg:y="0.1126in" draw:caption-point-x="-0.2402in" draw:caption-point-y="0.6055in">
              <dc:date>2016-01-25T00:00:00</dc:date>
              <text:p text:style-name="P3"><text:span text:style-name="T3">Bị ốm, xin nghỉ buổi sáng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56" table:formula="of:=SUM([.D5:.AH5])" office:value-type="float" office:value="1">
            <text:p>1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0.6713in" draw:caption-point-x="-0.2335in" draw:caption-point-y="0.2945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10.6472in" svg:y="0.6815in" draw:caption-point-x="-0.2516in" draw:caption-point-y="0.2843in">
              <dc:date>1899-12-30T00:00:00</dc:date>
              <text:p text:style-name="P3"><text:span text:style-name="T3">Bị đau đầu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7" draw:text-style-name="P1" svg:width="1.1413in" svg:height="0.2634in" svg:x="15.202in" svg:y="0.3622in" draw:caption-point-x="-0.2402in" draw:caption-point-y="0.6035in">
              <dc:date>2016-01-28T00:00:00</dc:date>
              <text:p text:style-name="P1"><text:span text:style-name="T1">Bận việc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56" table:formula="of:=SUM([.D6:.AH6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7.7996in" svg:y="1.0555in" draw:caption-point-x="-0.2409in" draw:caption-point-y="0.1579in">
              <dc:date>1899-12-30T00:00:00</dc:date>
              <text:p text:style-name="P3"><text:span text:style-name="T3">Đi khám bệnh,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56" table:formula="of:=SUM([.D7:.AH7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3772in" svg:y="1.3665in" draw:caption-point-x="-0.2319in" draw:caption-point-y="0.0945in">
              <dc:date>2016-01-20T00:00:00</dc:date>
              <text:p text:style-name="P3"><text:span text:style-name="T3">Đi học, nghỉ buổi chiều nhưng có làm bù rồi nên ko tính nghỉ nữa</text:span></text:p>
            </office:annotation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8339in" svg:y="1.3665in" draw:caption-point-x="-0.2319in" draw:caption-point-y="0.0945in">
              <dc:date>2016-01-20T00:00:00</dc:date>
              <text:p text:style-name="P3"><text:span text:style-name="T3">Đi học, nghỉ buổi sáng nhưng có làm bù rồi nên ko tính nghỉ nữa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7.7996in" svg:y="1.3768in" draw:caption-point-x="-0.2409in" draw:caption-point-y="0.0843in">
              <dc:date>1899-12-30T00:00:00</dc:date>
              <text:p text:style-name="P3"><text:span text:style-name="T3">Đi sửa máy tính,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2" draw:text-style-name="P3" svg:width="1.1413in" svg:height="0.5457in" svg:x="8.7768in" svg:y="0.8555in" draw:caption-point-x="-0.2402in" draw:caption-point-y="0.6055in">
              <dc:date>2016-01-25T00:00:00</dc:date>
              <text:p text:style-name="P3"><text:span text:style-name="T3">Đi học buổi chiều, nhưng có làm bù rồi</text:span></text:p>
            </office:annotation>
            <text:p>0</text:p>
          </table:table-cell>
          <table:table-cell table:style-name="ce60" office:value-type="float" office:value="0.5">
            <office:annotation draw:style-name="gr8" draw:text-style-name="P3" svg:width="1.1413in" svg:height="1.0122in" svg:x="9.2661in" svg:y="0.8539in" draw:caption-point-x="-0.2402in" draw:caption-point-y="0.6071in">
              <dc:date>2016-01-20T00:00:00</dc:date>
              <text:p text:style-name="P3"><text:span text:style-name="T3">Nghỉ buổi sáng đi học, buổi chiều bị ốm. Làm bù cho buổi sáng <text:s/>rồi nên ko tính nghỉ nữa</text:span></text:p>
            </office:annotation>
            <text:p>0.5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2.0059in" svg:y="0.8543in" draw:caption-point-x="-0.2402in" draw:caption-point-y="0.6067in">
              <dc:date>2016-01-21T00:00:00</dc:date>
              <text:p text:style-name="P3"><text:span text:style-name="T3">Đi học, nghỉ buổi chiều</text:span></text:p>
            </office:annotation>
            <text:p>0.5</text:p>
          </table:table-cell>
          <table:table-cell table:style-name="ce60" office:value-type="float" office:value="0.5">
            <office:annotation draw:style-name="gr4" draw:text-style-name="P3" svg:width="1.1413in" svg:height="0.3902in" svg:x="12.4622in" svg:y="0.8543in" draw:caption-point-x="-0.2402in" draw:caption-point-y="0.6067in">
              <dc:date>2016-01-22T00:00:00</dc:date>
              <text:p text:style-name="P3"><text:span text:style-name="T3">Đi học, nghỉ buổi sáng</text:span></text:p>
            </office:annotation>
            <text:p>0.5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1" svg:width="1.1413in" svg:height="0.3902in" svg:x="15.6587in" svg:y="0.8594in" draw:caption-point-x="-0.2402in" draw:caption-point-y="0.6016in">
              <dc:date>2016-01-29T00:00:00</dc:date>
              <text:p text:style-name="P1"><text:span text:style-name="T1">Bận việc, đi trễ ~1h</text:span></text:p>
            </office:annotation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56" table:formula="of:=SUM([.D8:.AH8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4.289in" svg:y="1.1035in" draw:caption-point-x="-0.2402in" draw:caption-point-y="0.6051in">
              <dc:date>2016-01-26T00:00:00</dc:date>
              <text:p text:style-name="P3"><text:span text:style-name="T3">Bị đau đầu, xin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GiauNV</text:p>
          </table:table-cell>
          <table:table-cell table:style-name="ce56" table:formula="of:=SUM([.D9:.AH9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HaTH</text:p>
          </table:table-cell>
          <table:table-cell table:style-name="ce56" table:formula="of:=SUM([.D10:.AH10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3854in" svg:x="4.0126in" svg:y="2.3303in" draw:caption-point-x="-0.237in" draw:caption-point-y="-0.126in">
              <dc:date>1899-12-30T00:00:00</dc:date>
              <text:p text:style-name="P3"><text:span text:style-name="T3">Đi trễ, ~8h45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7.7996in" svg:y="2.3303in" draw:caption-point-x="-0.2409in" draw:caption-point-y="-0.126in">
              <dc:date>1899-12-30T00:00:00</dc:date>
              <text:p text:style-name="P3"><text:span text:style-name="T3">8h40 vào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iNM</text:p>
          </table:table-cell>
          <table:table-cell table:style-name="ce56" table:formula="of:=SUM([.D11:.AH11])" office:value-type="float" office:value="3.5">
            <text:p>3.5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4.4709in" svg:y="2.6409in" draw:caption-point-x="-0.239in" draw:caption-point-y="-0.189in">
              <dc:date>1899-12-30T00:00:00</dc:date>
              <text:p text:style-name="P3"><text:span text:style-name="T3">Nghỉ buổi chiều đi coi thi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2.6516in" draw:caption-point-x="-0.2319in" draw:caption-point-y="-0.1996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6" draw:text-style-name="P3" svg:width="1.1354in" svg:height="0.5417in" svg:x="7.3083in" svg:y="2.6409in" draw:caption-point-x="-0.239in" draw:caption-point-y="-0.189in">
              <dc:date>1899-12-30T00:00:00</dc:date>
              <text:p text:style-name="P3"><text:span text:style-name="T3">Vào trễ, 9h vào cty (đi coi thi ở trường)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8.2902in" svg:y="2.6409in" draw:caption-point-x="-0.2425in" draw:caption-point-y="-0.189in">
              <dc:date>1899-12-30T00:00:00</dc:date>
              <text:p text:style-name="P3"><text:span text:style-name="T3">Nghỉ buổi chiều, đi coi thi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2.6516in" draw:caption-point-x="-0.2461in" draw:caption-point-y="-0.1996in">
              <dc:date>2016-01-25T00:00:00</dc:date>
              <text:p text:style-name="P3"><text:span text:style-name="T3">Bận việc nhà, nghỉ buồi sáng</text:span></text:p>
            </office:annotation>
            <text:p>0.5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5417in" svg:x="10.6472in" svg:y="2.6516in" draw:caption-point-x="-0.2516in" draw:caption-point-y="-0.1996in">
              <dc:date>1899-12-30T00:00:00</dc:date>
              <text:p text:style-name="P3"><text:span text:style-name="T3">Bận việc trên trường</text:span></text:p>
              <text:p text:style-name="P3"><text:span text:style-name="T3"/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1" svg:width="1.1413in" svg:height="0.5457in" svg:x="14.7457in" svg:y="1.8476in" draw:caption-point-x="-0.2402in" draw:caption-point-y="0.6043in">
              <dc:date>2016-01-27T00:00:00</dc:date>
              <text:p text:style-name="P1"><text:span text:style-name="T1">Bận việc ở trường, off buổi chiều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ienNV</text:p>
          </table:table-cell>
          <table:table-cell table:style-name="ce56" table:formula="of:=SUM([.D12:.AH12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pNH</text:p>
          </table:table-cell>
          <table:table-cell table:style-name="ce56" table:formula="of:=SUM([.D13:.AH13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3.2835in" draw:caption-point-x="-0.2335in" draw:caption-point-y="-0.3362in">
              <dc:date>1899-12-30T00:00:00</dc:date>
              <text:p text:style-name="P3"><text:span text:style-name="T3">Vào trễ , 9h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uHT</text:p>
          </table:table-cell>
          <table:table-cell table:style-name="ce56" table:formula="of:=SUM([.D14:.AH14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6" draw:text-style-name="P3" svg:width="1.1354in" svg:height="0.3854in" svg:x="7.3083in" svg:y="3.6047in" draw:caption-point-x="-0.239in" draw:caption-point-y="-0.4098in">
              <dc:date>1899-12-30T00:00:00</dc:date>
              <text:p text:style-name="P3"><text:span text:style-name="T3">Nghỉ buổi chiều, bị ốm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56" table:formula="of:=SUM([.D15:.AH15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56" table:formula="of:=SUM([.D16:.AH16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2602in" svg:x="4.0126in" svg:y="4.237in" draw:caption-point-x="-0.237in" draw:caption-point-y="-0.5469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56" table:formula="of:=SUM([.D17:.AH17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LuanNN</text:p>
          </table:table-cell>
          <table:table-cell table:style-name="ce56" table:formula="of:=SUM([.D18:.AH18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MaiNTT</text:p>
          </table:table-cell>
          <table:table-cell table:style-name="ce56" table:formula="of:=SUM([.D19:.AH19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MinhTD</text:p>
          </table:table-cell>
          <table:table-cell table:style-name="ce56" table:formula="of:=SUM([.D20:.AH20])" office:value-type="float" office:value="4">
            <text:p>4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2602in" svg:x="4.0126in" svg:y="5.7323in" draw:caption-point-x="-0.237in" draw:caption-point-y="-1.0512in">
              <dc:date>1899-12-30T00:00:00</dc:date>
              <text:p text:style-name="P3"><text:span text:style-name="T3">Về quê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3" svg:width="1.1354in" svg:height="0.2602in" svg:x="4.4709in" svg:y="5.7323in" draw:caption-point-x="-0.239in" draw:caption-point-y="-1.0512in">
              <dc:date>1899-12-30T00:00:00</dc:date>
              <text:p text:style-name="P3"><text:span text:style-name="T3">Về quê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3" svg:width="1.1413in" svg:height="0.3902in" svg:x="11.5492in" svg:y="4.0744in" draw:caption-point-x="-0.2402in" draw:caption-point-y="0.6067in">
              <dc:date>2016-01-21T00:00:00</dc:date>
              <text:p text:style-name="P3"><text:span text:style-name="T3">Đi trễ 1h, mua vé xe Tết</text:span></text:p>
            </office:annotation>
            <text:p>0</text:p>
          </table:table-cell>
          <table:table-cell table:style-name="ce60" office:value-type="float" office:value="0">
            <office:annotation draw:style-name="gr4" draw:text-style-name="P3" svg:width="1.1413in" svg:height="0.3902in" svg:x="12.0059in" svg:y="4.0744in" draw:caption-point-x="-0.2402in" draw:caption-point-y="0.6067in">
              <dc:date>2016-01-21T00:00:00</dc:date>
              <text:p text:style-name="P3"><text:span text:style-name="T3">Đi trễ, đi mua vé xe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4" draw:text-style-name="P3" svg:width="1.1413in" svg:height="0.3902in" svg:x="13.8323in" svg:y="4.0752in" draw:caption-point-x="-0.2402in" draw:caption-point-y="0.6059in">
              <dc:date>2016-01-25T00:00:00</dc:date>
              <text:p text:style-name="P3"><text:span text:style-name="T3">Về quê, bận việc nhà đột xuấ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3" svg:width="1.1413in" svg:height="0.3902in" svg:x="14.289in" svg:y="4.0752in" draw:caption-point-x="-0.2402in" draw:caption-point-y="0.6059in">
              <dc:date>2016-01-25T00:00:00</dc:date>
              <text:p text:style-name="P3"><text:span text:style-name="T3">Về quê, bận việc nhà đột xuất</text:span></text:p>
            </office:annotation>
            <text:p>1</text:p>
          </table:table-cell>
          <table:table-cell table:style-name="ce60" office:value-type="float" office:value="0">
            <office:annotation draw:style-name="gr7" draw:text-style-name="P1" svg:width="1.1413in" svg:height="0.2634in" svg:x="14.7457in" svg:y="4.0768in" draw:caption-point-x="-0.2402in" draw:caption-point-y="0.6043in">
              <dc:date>2016-01-27T00:00:00</dc:date>
              <text:p text:style-name="P1"><text:span text:style-name="T1">Đi trễ ~1h</text:span></text:p>
            </office:annotation>
            <text:p>0</text:p>
          </table:table-cell>
          <table:table-cell table:style-name="Default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NamTV</text:p>
          </table:table-cell>
          <table:table-cell table:style-name="ce56" table:formula="of:=SUM([.D21:.AH21])" office:value-type="float" office:value="2">
            <text:p>2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9.272in" svg:y="6.0535in" draw:caption-point-x="-0.2461in" draw:caption-point-y="-1.1248in">
              <dc:date>1899-12-30T00:00:00</dc:date>
              <text:p text:style-name="P3"><text:span text:style-name="T3">Về BR làm giáy tờ</text:span></text:p>
            </office:annotation>
            <text:p>1</text:p>
          </table:table-cell>
          <table:table-cell table:style-name="ce60" table:number-columns-repeated="2"/>
          <table:table-cell table:style-name="ce60" office:value-type="float" office:value="1">
            <office:annotation draw:style-name="gr7" draw:text-style-name="P3" svg:width="1.1413in" svg:height="0.2634in" svg:x="10.6358in" svg:y="4.3224in" draw:caption-point-x="-0.2402in" draw:caption-point-y="0.6063in">
              <dc:date>2016-01-22T00:00:00</dc:date>
              <text:p text:style-name="P3"><text:span text:style-name="T3">Chuyển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NhanNM</text:p>
          </table:table-cell>
          <table:table-cell table:style-name="ce56" table:formula="of:=SUM([.D22:.AH22])" office:value-type="float" office:value="1">
            <text:p>1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7.3083in" svg:y="6.4378in" draw:caption-point-x="-0.239in" draw:caption-point-y="-1.2614in">
              <dc:date>1899-12-30T00:00:00</dc:date>
              <text:p text:style-name="P3"><text:span text:style-name="T3">Bận việc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PhuongTH</text:p>
          </table:table-cell>
          <table:table-cell table:style-name="ce56" table:formula="of:=SUM([.D23:.AH23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6.7591in" draw:caption-point-x="-0.2335in" draw:caption-point-y="-1.335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SonPX</text:p>
          </table:table-cell>
          <table:table-cell table:style-name="ce56" table:formula="of:=SUM([.D24:.AH24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achBK</text:p>
          </table:table-cell>
          <table:table-cell table:style-name="ce56" table:formula="of:=SUM([.D25:.AH25])" office:value-type="float" office:value="6.5">
            <text:p>6.5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2602in" svg:x="4.0126in" svg:y="7.3909in" draw:caption-point-x="-0.237in" draw:caption-point-y="-1.4717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3" svg:width="1.1354in" svg:height="0.2602in" svg:x="4.4709in" svg:y="7.3909in" draw:caption-point-x="-0.239in" draw:caption-point-y="-1.4717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3" svg:width="1.1354in" svg:height="0.2602in" svg:x="4.9291in" svg:y="7.3909in" draw:caption-point-x="-0.2406in" draw:caption-point-y="-1.4717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3" svg:width="1.1354in" svg:height="0.2602in" svg:x="5.3772in" svg:y="7.3909in" draw:caption-point-x="-0.2319in" draw:caption-point-y="-1.4717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3" svg:width="1.1354in" svg:height="0.2602in" svg:x="5.8354in" svg:y="7.3909in" draw:caption-point-x="-0.2335in" draw:caption-point-y="-1.4717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7.3083in" svg:y="7.3909in" draw:caption-point-x="-0.239in" draw:caption-point-y="-1.4717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1" svg:width="1.1413in" svg:height="0.5457in" svg:x="15.202in" svg:y="5.3157in" draw:caption-point-x="-0.2402in" draw:caption-point-y="0.6035in">
              <dc:date>2016-03-02T00:00:00</dc:date>
              <text:p text:style-name="P1"><text:span text:style-name="T1">Nghỉ buổi chiều, đưa con đi chích ngừa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aoDTH</text:p>
          </table:table-cell>
          <table:table-cell table:style-name="ce56" table:formula="of:=SUM([.D26:.AH26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7.7969in" draw:caption-point-x="-0.2461in" draw:caption-point-y="-1.6295in">
              <dc:date>1899-12-30T00:00:00</dc:date>
              <text:p text:style-name="P3"><text:span text:style-name="T3">Bị đau bụng</text:span></text:p>
            </office:annotation>
            <text:p>0.5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amDT</text:p>
          </table:table-cell>
          <table:table-cell table:style-name="ce56" table:formula="of:=SUM([.D27:.AH27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inhT</text:p>
          </table:table-cell>
          <table:table-cell table:style-name="ce56" table:formula="of:=SUM([.D28:.AH28])" office:value-type="float" office:value="0.5">
            <text:p>0.5</text:p>
          </table:table-cell>
          <table:table-cell table:style-name="ce60" table:number-columns-repeated="3"/>
          <table:table-cell table:style-name="ce60" office:value-type="float" office:value="0.5">
            <office:annotation draw:style-name="gr6" draw:text-style-name="P3" svg:width="1.1354in" svg:height="0.2602in" svg:x="4.0126in" svg:y="8.3551in" draw:caption-point-x="-0.237in" draw:caption-point-y="-1.6925in">
              <dc:date>1899-12-30T00:00:00</dc:date>
              <text:p text:style-name="P3"><text:span text:style-name="T3">Vế quê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ongDN</text:p>
          </table:table-cell>
          <table:table-cell table:style-name="ce56" table:formula="of:=SUM([.D29:.AH29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5.3772in" svg:y="8.75in" draw:caption-point-x="-0.2319in" draw:caption-point-y="-1.8398in">
              <dc:date>1899-12-30T00:00:00</dc:date>
              <text:p text:style-name="P3"><text:span text:style-name="T3">Bị ốm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1.0102in" svg:x="8.2902in" svg:y="8.75in" draw:caption-point-x="-0.2425in" draw:caption-point-y="-1.8398in">
              <dc:date>1899-12-30T00:00:00</dc:date>
              <text:p text:style-name="P3"><text:span text:style-name="T3">Bị nổi mẩn đỏ, Off buổi sáng, nhưng nếú ko đỡ phải off nguyên ngày</text:span></text:p>
              <text:p text:style-name="P3"><text:span text:style-name="T3"/></text:p>
            </office:annotation>
            <text:p>1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uyLTT</text:p>
          </table:table-cell>
          <table:table-cell table:style-name="ce56" table:formula="of:=SUM([.D30:.AH30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9.0606in" draw:caption-point-x="-0.2319in" draw:caption-point-y="-1.9028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9.272in" svg:y="9.0709in" draw:caption-point-x="-0.2461in" draw:caption-point-y="-1.913in">
              <dc:date>1899-12-30T00:00:00</dc:date>
              <text:p text:style-name="P3"><text:span text:style-name="T3">Đi đám cưới</text:span></text:p>
            </office:annotation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oiDB</text:p>
          </table:table-cell>
          <table:table-cell table:style-name="ce56" table:formula="of:=SUM([.D31:.AH31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4.4709in" svg:y="9.3819in" draw:caption-point-x="-0.239in" draw:caption-point-y="-1.9764in">
              <dc:date>1899-12-30T00:00:00</dc:date>
              <text:p text:style-name="P3"><text:span text:style-name="T3">Bị ốm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ruyenLVC</text:p>
          </table:table-cell>
          <table:table-cell table:style-name="ce56" table:formula="of:=SUM([.D32:.AH32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uanND</text:p>
          </table:table-cell>
          <table:table-cell table:style-name="ce56" table:formula="of:=SUM([.D33:.AH33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7" draw:text-style-name="P3" svg:width="1.1413in" svg:height="0.2634in" svg:x="15.202in" svg:y="7.2949in" draw:caption-point-x="-0.2402in" draw:caption-point-y="0.6059in">
              <dc:date>2016-01-25T00:00:00</dc:date>
              <text:p text:style-name="P3"><text:span text:style-name="T3">Bận việc nhà</text:span></text:p>
            </office:annotation>
            <text:p>0.5</text:p>
          </table:table-cell>
          <table:table-cell table:style-name="ce60" office:value-type="float" office:value="1">
            <office:annotation draw:style-name="gr7" draw:text-style-name="P3" svg:width="1.1413in" svg:height="0.2634in" svg:x="15.6587in" svg:y="7.2949in" draw:caption-point-x="-0.2402in" draw:caption-point-y="0.6059in">
              <dc:date>2016-01-25T00:00:00</dc:date>
              <text:p text:style-name="P3"><text:span text:style-name="T3">Bận việc nhà</text:span></text:p>
            </office:annotation>
            <text:p>1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VietBA</text:p>
          </table:table-cell>
          <table:table-cell table:style-name="ce56" table:formula="of:=SUM([.D34:.AH34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8.7811in" svg:y="10.272in" draw:caption-point-x="-0.2445in" draw:caption-point-y="-2.1236in">
              <dc:date>1899-12-30T00:00:00</dc:date>
              <text:p text:style-name="P3"><text:span text:style-name="T3">Bị mệt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VinhP</text:p>
          </table:table-cell>
          <table:table-cell table:style-name="ce56" table:formula="of:=SUM([.D35:.AH35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10.6567in" draw:caption-point-x="-0.237in" draw:caption-point-y="-2.2602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VuNA</text:p>
          </table:table-cell>
          <table:table-cell table:style-name="ce56" table:formula="of:=SUM([.D36:.AH36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10.9039in" draw:caption-point-x="-0.237in" draw:caption-point-y="-2.2598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2" table:number-rows-repeated="5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3"/>
          <table:table-cell table:style-name="ce61" table:number-columns-repeated="26"/>
          <table:table-cell table:style-name="ce41" table:number-columns-repeated="933"/>
        </table:table-row>
        <table:table-row table:style-name="ro2" table:number-rows-repeated="4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4" table:number-columns-repeated="7"/>
          <table:table-cell table:style-name="ce61" table:number-columns-repeated="20"/>
          <table:table-cell table:style-name="ce41" table:number-columns-repeated="933"/>
        </table:table-row>
        <table:table-row table:style-name="ro2" table:number-rows-repeated="65393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 table:number-rows-repeated="983135">
          <table:table-cell table:number-columns-repeated="967"/>
        </table:table-row>
        <table:table-row table:style-name="ro2">
          <table:table-cell table:number-columns-repeated="967"/>
        </table:table-row>
      </table:table>
      <table:table table:name="Thong_Tin_Ngay_Nghi_201602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77"/>
        <table:table-column table:style-name="co22" table:number-columns-repeated="7" table:default-cell-style-name="ce77"/>
        <table:table-column table:style-name="co21" table:number-columns-repeated="14" table:default-cell-style-name="ce77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72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2" table:number-columns-spanned="2" table:number-rows-spanned="1">
            <text:p>2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6" table:number-columns-spanned="2" table:number-rows-spanned="1">
            <text:p>2016</text:p>
          </table:table-cell>
          <table:covered-table-cell table:style-name="ce83"/>
          <table:table-cell table:style-name="ce72" table:number-columns-repeated="13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73" table:formula="of:=DATE([.$R$1];[.N1];1)" office:value-type="date" office:date-value="2016-02-01">
            <text:p>01</text:p>
          </table:table-cell>
          <table:table-cell table:style-name="ce73" table:formula="of:=[.D2]+1" office:value-type="date" office:date-value="2016-02-02">
            <text:p>02</text:p>
          </table:table-cell>
          <table:table-cell table:style-name="ce73" table:formula="of:=[.E2]+1" office:value-type="date" office:date-value="2016-02-03">
            <text:p>03</text:p>
          </table:table-cell>
          <table:table-cell table:style-name="ce73" table:formula="of:=[.F2]+1" office:value-type="date" office:date-value="2016-02-04">
            <text:p>04</text:p>
          </table:table-cell>
          <table:table-cell table:style-name="ce73" table:formula="of:=[.G2]+1" office:value-type="date" office:date-value="2016-02-05">
            <text:p>05</text:p>
          </table:table-cell>
          <table:table-cell table:style-name="ce73" table:formula="of:=[.H2]+1" office:value-type="date" office:date-value="2016-02-06">
            <text:p>06</text:p>
          </table:table-cell>
          <table:table-cell table:style-name="ce73" table:formula="of:=[.I2]+1" office:value-type="date" office:date-value="2016-02-07">
            <text:p>07</text:p>
          </table:table-cell>
          <table:table-cell table:style-name="ce73" table:formula="of:=[.J2]+1" office:value-type="date" office:date-value="2016-02-08">
            <text:p>08</text:p>
          </table:table-cell>
          <table:table-cell table:style-name="ce73" table:formula="of:=[.K2]+1" office:value-type="date" office:date-value="2016-02-09">
            <text:p>09</text:p>
          </table:table-cell>
          <table:table-cell table:style-name="ce73" table:formula="of:=[.L2]+1" office:value-type="date" office:date-value="2016-02-10">
            <text:p>10</text:p>
          </table:table-cell>
          <table:table-cell table:style-name="ce73" table:formula="of:=[.M2]+1" office:value-type="date" office:date-value="2016-02-11">
            <text:p>11</text:p>
          </table:table-cell>
          <table:table-cell table:style-name="ce73" table:formula="of:=[.N2]+1" office:value-type="date" office:date-value="2016-02-12">
            <text:p>12</text:p>
          </table:table-cell>
          <table:table-cell table:style-name="ce73" table:formula="of:=[.O2]+1" office:value-type="date" office:date-value="2016-02-13">
            <text:p>13</text:p>
          </table:table-cell>
          <table:table-cell table:style-name="ce73" table:formula="of:=[.P2]+1" office:value-type="date" office:date-value="2016-02-14">
            <text:p>14</text:p>
          </table:table-cell>
          <table:table-cell table:style-name="ce73" table:formula="of:=[.Q2]+1" office:value-type="date" office:date-value="2016-02-15">
            <text:p>15</text:p>
          </table:table-cell>
          <table:table-cell table:style-name="ce73" table:formula="of:=[.R2]+1" office:value-type="date" office:date-value="2016-02-16">
            <text:p>16</text:p>
          </table:table-cell>
          <table:table-cell table:style-name="ce73" table:formula="of:=[.S2]+1" office:value-type="date" office:date-value="2016-02-17">
            <text:p>17</text:p>
          </table:table-cell>
          <table:table-cell table:style-name="ce73" table:formula="of:=[.T2]+1" office:value-type="date" office:date-value="2016-02-18">
            <text:p>18</text:p>
          </table:table-cell>
          <table:table-cell table:style-name="ce73" table:formula="of:=[.U2]+1" office:value-type="date" office:date-value="2016-02-19">
            <text:p>19</text:p>
          </table:table-cell>
          <table:table-cell table:style-name="ce73" table:formula="of:=[.V2]+1" office:value-type="date" office:date-value="2016-02-20">
            <text:p>20</text:p>
          </table:table-cell>
          <table:table-cell table:style-name="ce73" table:formula="of:=[.W2]+1" office:value-type="date" office:date-value="2016-02-21">
            <text:p>21</text:p>
          </table:table-cell>
          <table:table-cell table:style-name="ce73" table:formula="of:=[.X2]+1" office:value-type="date" office:date-value="2016-02-22">
            <text:p>22</text:p>
          </table:table-cell>
          <table:table-cell table:style-name="ce73" table:formula="of:=[.Y2]+1" office:value-type="date" office:date-value="2016-02-23">
            <text:p>23</text:p>
          </table:table-cell>
          <table:table-cell table:style-name="ce73" table:formula="of:=[.Z2]+1" office:value-type="date" office:date-value="2016-02-24">
            <text:p>24</text:p>
          </table:table-cell>
          <table:table-cell table:style-name="ce73" table:formula="of:=[.AA2]+1" office:value-type="date" office:date-value="2016-02-25">
            <text:p>25</text:p>
          </table:table-cell>
          <table:table-cell table:style-name="ce73" table:formula="of:=[.AB2]+1" office:value-type="date" office:date-value="2016-02-26">
            <text:p>26</text:p>
          </table:table-cell>
          <table:table-cell table:style-name="ce73" table:formula="of:=[.AC2]+1" office:value-type="date" office:date-value="2016-02-27">
            <text:p>27</text:p>
          </table:table-cell>
          <table:table-cell table:style-name="ce73" table:formula="of:=[.AD2]+1" office:value-type="date" office:date-value="2016-02-28">
            <text:p>28</text:p>
          </table:table-cell>
          <table:table-cell table:style-name="ce73" table:formula="of:=[.AE2]+1" office:value-type="date" office:date-value="2016-02-29">
            <text:p>29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74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K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5.8421in" svg:y="0in" draw:caption-point-x="-0.2402in" draw:caption-point-y="0.4705in">
              <dc:date>2016-01-28T00:00:00</dc:date>
              <text:p text:style-name="P1"><text:span text:style-name="T1">Nghỉ Tết Âm lịch</text:span></text:p>
            </office:annotation>
            <text:p>Mon</text:p>
          </table:table-cell>
          <table:table-cell table:style-name="ce74" table:formula="of:=CHOOSE(WEEKDAY([.L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6.3311in" svg:y="0.0972in" draw:caption-point-x="-0.2402in" draw:caption-point-y="0.3732in">
              <dc:date>2016-01-28T00:00:00</dc:date>
              <text:p text:style-name="P1"><text:span text:style-name="T1">Nghỉ Tết Âm lịch</text:span></text:p>
            </office:annotation>
            <text:p>Tue</text:p>
          </table:table-cell>
          <table:table-cell table:style-name="ce74" table:formula="of:=CHOOSE(WEEKDAY([.M2]);&quot;Sun&quot;;&quot;Mon&quot;;&quot;Tue&quot;;&quot;Wed&quot;;&quot;Thur&quot;;&quot;Fri&quot;;&quot;Sat&quot;)" office:value-type="string" office:string-value="Wed">
            <office:annotation draw:style-name="gr7" draw:text-style-name="P1" svg:width="1.1413in" svg:height="0.2634in" svg:x="6.8205in" svg:y="0.0972in" draw:caption-point-x="-0.2402in" draw:caption-point-y="0.3732in">
              <dc:date>2016-01-28T00:00:00</dc:date>
              <text:p text:style-name="P1"><text:span text:style-name="T1">Nghỉ Tết Âm lịch</text:span></text:p>
            </office:annotation>
            <text:p>Wed</text:p>
          </table:table-cell>
          <table:table-cell table:style-name="ce74" table:formula="of:=CHOOSE(WEEKDAY([.N2]);&quot;Sun&quot;;&quot;Mon&quot;;&quot;Tue&quot;;&quot;Wed&quot;;&quot;Thur&quot;;&quot;Fri&quot;;&quot;Sat&quot;)" office:value-type="string" office:string-value="Thur">
            <office:annotation draw:style-name="gr7" draw:text-style-name="P1" svg:width="1.1413in" svg:height="0.2634in" svg:x="7.3094in" svg:y="0.0972in" draw:caption-point-x="-0.2402in" draw:caption-point-y="0.3732in">
              <dc:date>2016-01-28T00:00:00</dc:date>
              <text:p text:style-name="P1"><text:span text:style-name="T1">Nghỉ Tết Âm lịch</text:span></text:p>
            </office:annotation>
            <text:p>Thur</text:p>
          </table:table-cell>
          <table:table-cell table:style-name="ce74" table:formula="of:=CHOOSE(WEEKDAY([.O2]);&quot;Sun&quot;;&quot;Mon&quot;;&quot;Tue&quot;;&quot;Wed&quot;;&quot;Thur&quot;;&quot;Fri&quot;;&quot;Sat&quot;)" office:value-type="string" office:string-value="Fri">
            <office:annotation draw:style-name="gr7" draw:text-style-name="P1" svg:width="1.1413in" svg:height="0.2634in" svg:x="7.7988in" svg:y="0.0972in" draw:caption-point-x="-0.2402in" draw:caption-point-y="0.3732in">
              <dc:date>2016-01-28T00:00:00</dc:date>
              <text:p text:style-name="P1"><text:span text:style-name="T1">Nghỉ Tết Âm lịch</text:span></text:p>
            </office:annotation>
            <text:p>Fri</text:p>
          </table:table-cell>
          <table:table-cell table:style-name="ce7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71" table:formula="of:=SUM([.D4:.AF4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1102in" draw:caption-point-x="-0.2402in" draw:caption-point-y="0.6079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0.113in" draw:caption-point-x="-0.2402in" draw:caption-point-y="0.6051in">
              <dc:date>2016-02-17T00:00:00</dc:date>
              <text:p text:style-name="P1"><text:span text:style-name="T1">Đi làm trễ, tối làm trễ nên ngủ quên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3756in" svg:y="0.1157in" draw:caption-point-x="-0.2402in" draw:caption-point-y="0.6024in">
              <dc:date>2016-02-24T00:00:00</dc:date>
              <text:p text:style-name="P1"><text:span text:style-name="T1">Bị cảm, số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71" table:formula="of:=SUM([.D5:.AF5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0.3579in" draw:caption-point-x="-0.2402in" draw:caption-point-y="0.6079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71" table:formula="of:=SUM([.D6:.AF6])" office:value-type="float" office:value="1.5">
            <text:p>1.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0.6055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2.9189in" svg:y="0.6098in" draw:caption-point-x="-0.2402in" draw:caption-point-y="0.6035in">
              <dc:date>2016-02-23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71" table:formula="of:=SUM([.D7:.AF7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8531in" draw:caption-point-x="-0.2402in" draw:caption-point-y="0.6079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0157in" svg:y="0.8531in" draw:caption-point-x="-0.2402in" draw:caption-point-y="0.6079in">
              <dc:creator>Tl</dc:creator>
              <dc:date>2016-02-04T00:00:00</dc:date>
              <text:p text:style-name="P1"><text:span text:style-name="T1">Có việc bận, nên vào trễ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0.8567in" draw:caption-point-x="-0.2402in" draw:caption-point-y="0.6043in">
              <dc:date>2016-02-19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0.8567in" draw:caption-point-x="-0.2402in" draw:caption-point-y="0.6043in">
              <dc:date>2016-02-19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0.8591in" draw:caption-point-x="-0.2402in" draw:caption-point-y="0.602in">
              <dc:date>2016-02-25T00:00:00</dc:date>
              <text:p text:style-name="P1"><text:span text:style-name="T1">Đi trễ ~ 1h, ngủ quên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71" table:formula="of:=SUM([.D8:.AF8])" office:value-type="float" office:value="4">
            <text:p>4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1008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1008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1008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1.1008in" draw:caption-point-x="-0.2402in" draw:caption-point-y="0.6079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1.1008in" draw:caption-point-x="-0.2402in" draw:caption-point-y="0.6079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1791in" svg:y="1.1008in" draw:caption-point-x="-0.2402in" draw:caption-point-y="0.6079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6358in" svg:y="1.1008in" draw:caption-point-x="-0.2402in" draw:caption-point-y="0.6079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1.1039in" draw:caption-point-x="-0.2402in" draw:caption-point-y="0.6047in">
              <dc:date>2016-02-18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71" table:formula="of:=SUM([.D9:.AF9])" office:value-type="float" office:value="0">
            <text:p>0</text:p>
          </table:table-cell>
          <table:table-cell table:style-name="ce75" table:number-columns-repeated="28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71" table:formula="of:=SUM([.D10:.AF10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8" draw:text-style-name="P1" svg:width="1.1413in" svg:height="1.0122in" svg:x="3.1024in" svg:y="1.5972in" draw:caption-point-x="-0.2402in" draw:caption-point-y="0.6071in">
              <dc:creator>Tl</dc:creator>
              <dc:date>2016-02-03T00:00:00</dc:date>
              <text:p text:style-name="P1"><text:span text:style-name="T1">Có việc đột xuất, xin off chiều (nghì từ 2h) nhưng tối làm bù (để đủ giờ làm của dự án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5965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5965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1.5965in" draw:caption-point-x="-0.2402in" draw:caption-point-y="0.6079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1.5965in" draw:caption-point-x="-0.2402in" draw:caption-point-y="0.6079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12.4622in" svg:y="1.6004in" draw:caption-point-x="-0.2402in" draw:caption-point-y="0.6039in">
              <dc:date>2016-02-22T00:00:00</dc:date>
              <text:p text:style-name="P1"><text:span text:style-name="T1">Bận việc trên trường nên vô trễ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71" table:formula="of:=SUM([.D11:.AF11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1.8441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1.8441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8441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8441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8441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71" table:formula="of:=SUM([.D12:.AF12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2.0917in" draw:caption-point-x="-0.2402in" draw:caption-point-y="0.6079in">
              <dc:creator>Tl</dc:creator>
              <dc:date>2016-02-01T00:00:00</dc:date>
              <text:p text:style-name="P1"><text:span text:style-name="T1">Nhà có việc, vô trễ (~9h)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2" draw:text-style-name="P1" svg:width="1.1413in" svg:height="0.5457in" svg:x="4.0157in" svg:y="2.0929in" draw:caption-point-x="-0.2402in" draw:caption-point-y="0.6067in">
              <dc:creator>Tl</dc:creator>
              <dc:date>2016-02-04T00:00:00</dc:date>
              <text:p text:style-name="P1"><text:span text:style-name="T1">Nghỉ phép, dọn dẹp nha cửa cho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2" draw:text-style-name="P1" svg:width="1.1413in" svg:height="0.5457in" svg:x="9.2661in" svg:y="2.0929in" draw:caption-point-x="-0.2402in" draw:caption-point-y="0.6067in">
              <dc:date>2016-02-15T00:00:00</dc:date>
              <text:p text:style-name="P1"><text:span text:style-name="T1">Nghỉ phép, có việc ở trường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71" table:formula="of:=SUM([.D13:.AF13])" office:value-type="float" office:value="1">
            <text:p>1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71" table:formula="of:=SUM([.D14:.AF14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587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587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587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587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587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2.587in" draw:caption-point-x="-0.2402in" draw:caption-point-y="0.6079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2.587in" draw:caption-point-x="-0.2402in" draw:caption-point-y="0.6079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5.6587in" svg:y="2.5945in" draw:caption-point-x="-0.2402in" draw:caption-point-y="0.6004in">
              <dc:date>2016-02-29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HT</text:p>
          </table:table-cell>
          <table:table-cell table:style-name="ce71" table:formula="of:=SUM([.D15:.AF15])" office:value-type="float" office:value="5">
            <text:p>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8346in" draw:caption-point-x="-0.2402in" draw:caption-point-y="0.6079in">
              <dc:creator>Tl</dc:creator>
              <dc:date>2016-02-04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8346in" draw:caption-point-x="-0.2402in" draw:caption-point-y="0.6079in">
              <dc:creator>Tl</dc:creator>
              <dc:date>2016-02-04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2.8941in" draw:caption-point-x="-0.2402in" draw:caption-point-y="0.548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2.8941in" draw:caption-point-x="-0.2402in" draw:caption-point-y="0.548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2.8941in" draw:caption-point-x="-0.2402in" draw:caption-point-y="0.548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71" table:formula="of:=SUM([.D16:.AF16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3.0823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3.0823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3.0823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3.0823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0823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ungPN</text:p>
          </table:table-cell>
          <table:table-cell table:style-name="ce71" table:formula="of:=SUM([.D17:.AF17])" office:value-type="float" office:value="4.5">
            <text:p>4.5</text:p>
          </table:table-cell>
          <table:table-cell table:style-name="ce75" office:value-type="float" office:value="0.5">
            <office:annotation draw:style-name="gr2" draw:text-style-name="P1" svg:width="1.1413in" svg:height="0.5457in" svg:x="2.6457in" svg:y="3.3307in" draw:caption-point-x="-0.2402in" draw:caption-point-y="0.6075in">
              <dc:creator>Tl</dc:creator>
              <dc:date>2016-02-01T00:00:00</dc:date>
              <text:p text:style-name="P1"><text:span text:style-name="T1">Nghỉ chiều, ra bến xe lấy đồ gửi về quê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3.3319in" draw:caption-point-x="-0.2402in" draw:caption-point-y="0.6063in">
              <dc:creator>Tl</dc:creator>
              <dc:date>2016-02-05T00:00:00</dc:date>
              <text:p text:style-name="P1"><text:span text:style-name="T1">Về sớm (15h) vì xe về quê đổi giờ.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3303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3898in" draw:caption-point-x="-0.2402in" draw:caption-point-y="0.548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3898in" draw:caption-point-x="-0.2402in" draw:caption-point-y="0.548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3898in" draw:caption-point-x="-0.2402in" draw:caption-point-y="0.548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3.3362in" draw:caption-point-x="-0.2402in" draw:caption-point-y="0.602in">
              <dc:date>2016-02-25T00:00:00</dc:date>
              <text:p text:style-name="P1"><text:span text:style-name="T1">Đi trễ, ra bên xe đón ng nhà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71" table:formula="of:=SUM([.D18:.AF18])" office:value-type="float" office:value="5">
            <text:p>5</text:p>
          </table:table-cell>
          <table:table-cell table:style-name="ce75" office:value-type="float" office:value="0">
            <office:annotation draw:style-name="gr9" draw:text-style-name="P1" svg:width="1.1413in" svg:height="0.8567in" svg:x="2.6457in" svg:y="3.578in" draw:caption-point-x="-0.2402in" draw:caption-point-y="0.6079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1024in" svg:y="3.578in" draw:caption-point-x="-0.2402in" draw:caption-point-y="0.6079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5591in" svg:y="3.578in" draw:caption-point-x="-0.2402in" draw:caption-point-y="0.6079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0157in" svg:y="3.578in" draw:caption-point-x="-0.2402in" draw:caption-point-y="0.6079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472in" svg:y="3.578in" draw:caption-point-x="-0.2402in" draw:caption-point-y="0.6079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6374in" draw:caption-point-x="-0.2402in" draw:caption-point-y="0.548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6374in" draw:caption-point-x="-0.2402in" draw:caption-point-y="0.548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6374in" draw:caption-point-x="-0.2402in" draw:caption-point-y="0.548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6358in" svg:y="3.6374in" draw:caption-point-x="-0.2402in" draw:caption-point-y="0.548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3.6374in" draw:caption-point-x="-0.2402in" draw:caption-point-y="0.548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4.289in" svg:y="3.5846in" draw:caption-point-x="-0.2402in" draw:caption-point-y="0.6012in">
              <dc:date>2016-02-26T00:00:00</dc:date>
              <text:p text:style-name="P1"><text:span text:style-name="T1">Ra ngân hàng làm lại thẻ ATM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LuanNN</text:p>
          </table:table-cell>
          <table:table-cell table:style-name="ce71" table:formula="of:=SUM([.D19:.AF19])" office:value-type="float" office:value="0"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3.8256in" draw:caption-point-x="-0.2402in" draw:caption-point-y="0.6079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MaiNTT</text:p>
          </table:table-cell>
          <table:table-cell table:style-name="ce71" table:formula="of:=SUM([.D20:.AF20])" office:value-type="float" office:value="6">
            <text:p>6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4.0732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4.0732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4.0732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4.0732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4.0732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4.1327in" draw:caption-point-x="-0.2402in" draw:caption-point-y="0.548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MinhTD</text:p>
          </table:table-cell>
          <table:table-cell table:style-name="ce71" table:formula="of:=SUM([.D21:.AF21])" office:value-type="float" office:value="3">
            <text:p>3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4.3209in" draw:caption-point-x="-0.2402in" draw:caption-point-y="0.6079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4.3803in" draw:caption-point-x="-0.2402in" draw:caption-point-y="0.548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4.3803in" draw:caption-point-x="-0.2402in" draw:caption-point-y="0.548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7" draw:text-style-name="P1" svg:width="1.1413in" svg:height="0.2634in" svg:x="15.6587in" svg:y="4.3283in" draw:caption-point-x="-0.2402in" draw:caption-point-y="0.6004in">
              <dc:date>2016-02-29T00:00:00</dc:date>
              <text:p text:style-name="P1"><text:span text:style-name="T1">Bị ốm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NamTV</text:p>
          </table:table-cell>
          <table:table-cell table:style-name="ce71" table:formula="of:=SUM([.D22:.AF22])" office:value-type="float" office:value="1.5">
            <text:p>1.5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4.5685in" draw:caption-point-x="-0.2402in" draw:caption-point-y="0.6079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4.5717in" draw:caption-point-x="-0.2402in" draw:caption-point-y="0.6047in">
              <dc:date>2016-02-18T00:00:00</dc:date>
              <text:p text:style-name="P1"><text:span text:style-name="T1">Đi trễ,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0.2634in" svg:x="13.8323in" svg:y="4.5752in" draw:caption-point-x="-0.2402in" draw:caption-point-y="0.6012in">
              <dc:date>2016-02-25T00:00:00</dc:date>
              <text:p text:style-name="P1"><text:span text:style-name="T1">Bị đau đầ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15.6587in" svg:y="4.5736in" draw:caption-point-x="-0.2402in" draw:caption-point-y="0.6028in">
              <dc:date>2016-02-23T00:00:00</dc:date>
              <text:p text:style-name="P1"><text:span text:style-name="T1">Xử lý việc cá nhân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hanNM</text:p>
          </table:table-cell>
          <table:table-cell table:style-name="ce71" table:formula="of:=SUM([.D23:.AF23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8165in" draw:caption-point-x="-0.2402in" draw:caption-point-y="0.6075in">
              <dc:creator>Tl</dc:creator>
              <dc:date>2016-02-01T00:00:00</dc:date>
              <text:p text:style-name="P1"><text:span text:style-name="T1">Ra ngoài ~ 1 hr (từ 10h30)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4.8165in" draw:caption-point-x="-0.2402in" draw:caption-point-y="0.6075in">
              <dc:creator>Tl</dc:creator>
              <dc:date>2016-02-02T00:00:00</dc:date>
              <text:p text:style-name="P1"><text:span text:style-name="T1">Ra ngoài ~ 1 hr (từ 10h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4.8161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4.8161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PhuongTH</text:p>
          </table:table-cell>
          <table:table-cell table:style-name="ce71" table:formula="of:=SUM([.D24:.AF24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5.0638in" draw:caption-point-x="-0.2402in" draw:caption-point-y="0.6079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5.0638in" draw:caption-point-x="-0.2402in" draw:caption-point-y="0.6079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5.0638in" draw:caption-point-x="-0.2402in" draw:caption-point-y="0.6079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5.0638in" draw:caption-point-x="-0.2402in" draw:caption-point-y="0.6079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2.4622in" svg:y="5.0677in" draw:caption-point-x="-0.2402in" draw:caption-point-y="0.6039in">
              <dc:date>2016-02-22T00:00:00</dc:date>
              <text:p text:style-name="P1"><text:span text:style-name="T1">Đi trễ, tối thức khuya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SonPX</text:p>
          </table:table-cell>
          <table:table-cell table:style-name="ce71" table:formula="of:=SUM([.D25:.AF25])" office:value-type="float" office:value="2">
            <text:p>2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5.3114in" draw:caption-point-x="-0.2402in" draw:caption-point-y="0.6079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9" draw:text-style-name="P1" svg:width="1.1413in" svg:height="0.8567in" svg:x="4.0157in" svg:y="5.3126in" draw:caption-point-x="-0.2402in" draw:caption-point-y="0.6067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office:value-type="float" office:value="1">
            <office:annotation draw:style-name="gr9" draw:text-style-name="P1" svg:width="1.1413in" svg:height="0.8567in" svg:x="4.472in" svg:y="5.3126in" draw:caption-point-x="-0.2402in" draw:caption-point-y="0.6067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achBK</text:p>
          </table:table-cell>
          <table:table-cell table:style-name="ce71" table:formula="of:=SUM([.D26:.AF26])" office:value-type="float" office:value="4">
            <text:p>4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5594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5.6189in" draw:caption-point-x="-0.2402in" draw:caption-point-y="0.548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5.6189in" draw:caption-point-x="-0.2402in" draw:caption-point-y="0.548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5.6189in" draw:caption-point-x="-0.2402in" draw:caption-point-y="0.548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1" svg:width="1.1413in" svg:height="0.2634in" svg:x="12.9189in" svg:y="5.565in" draw:caption-point-x="-0.2402in" draw:caption-point-y="0.6024in">
              <dc:date>2016-02-23T00:00:00</dc:date>
              <text:p text:style-name="P1"><text:span text:style-name="T1">Vợ bị ốm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aoDTH</text:p>
          </table:table-cell>
          <table:table-cell table:style-name="ce71" table:formula="of:=SUM([.D27:.AF27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5.8071in" draw:caption-point-x="-0.2402in" draw:caption-point-y="0.6079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amDT</text:p>
          </table:table-cell>
          <table:table-cell table:style-name="ce71" table:formula="of:=SUM([.D28:.AF28])" office:value-type="float" office:value="7.5">
            <text:p>7.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6.0547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6.0547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6.0547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6.0547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0547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6.0547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6.0547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6.0634in" draw:caption-point-x="-0.2402in" draw:caption-point-y="0.5992in">
              <dc:date>2016-03-02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inhT</text:p>
          </table:table-cell>
          <table:table-cell table:style-name="ce71" table:formula="of:=SUM([.D29:.AF29])" office:value-type="float" office:value="3">
            <text:p>3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3024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6.3618in" draw:caption-point-x="-0.2402in" draw:caption-point-y="0.548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6.3618in" draw:caption-point-x="-0.2402in" draw:caption-point-y="0.548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ongDN</text:p>
          </table:table-cell>
          <table:table-cell table:style-name="ce71" table:formula="of:=SUM([.D30:.AF30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6.55in" draw:caption-point-x="-0.2402in" draw:caption-point-y="0.6079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3.5591in" svg:y="6.5508in" draw:caption-point-x="-0.2402in" draw:caption-point-y="0.6071in">
              <dc:creator>Tl</dc:creator>
              <dc:date>2016-02-03T00:00:00</dc:date>
              <text:p text:style-name="P1"><text:span text:style-name="T1">Xin nghỉ phép: có việc gia đình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10.6358in" svg:y="6.5531in" draw:caption-point-x="-0.2402in" draw:caption-point-y="0.6047in">
              <dc:date>2016-02-18T00:00:00</dc:date>
              <text:p text:style-name="P1"><text:span text:style-name="T1">Bị ngộ độc, đau bụng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uyLTT</text:p>
          </table:table-cell>
          <table:table-cell table:style-name="ce71" table:formula="of:=SUM([.D31:.AF31])" office:value-type="float" office:value="0"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472in" svg:y="6.7992in" draw:caption-point-x="-0.2402in" draw:caption-point-y="0.6063in">
              <dc:creator>Tl</dc:creator>
              <dc:date>2016-02-05T00:00:00</dc:date>
              <text:p text:style-name="P1"><text:span text:style-name="T1">Nhà có việc, vô trễ</text:span></text:p>
            </office:annotation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oiDB</text:p>
          </table:table-cell>
          <table:table-cell table:style-name="ce71" table:formula="of:=SUM([.D32:.AF32])" office:value-type="float" office:value="2">
            <text:p>2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7.0453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7.1047in" draw:caption-point-x="-0.2402in" draw:caption-point-y="0.548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ruyenLVC</text:p>
          </table:table-cell>
          <table:table-cell table:style-name="ce71" table:formula="of:=SUM([.D33:.AF33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uanND</text:p>
          </table:table-cell>
          <table:table-cell table:style-name="ce71" table:formula="of:=SUM([.D34:.AF34])" office:value-type="float" office:value="4">
            <text:p>4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7.5406in" draw:caption-point-x="-0.2402in" draw:caption-point-y="0.6079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7.5406in" draw:caption-point-x="-0.2402in" draw:caption-point-y="0.6079in">
              <dc:creator>Tl</dc:creator>
              <dc:date>2016-02-02T00:00:00</dc:date>
              <text:p text:style-name="P1"><text:span text:style-name="T1">Đi trễ, ~ 8h4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7.5406in" draw:caption-point-x="-0.2402in" draw:caption-point-y="0.6079in">
              <dc:creator>Tl</dc:creator>
              <dc:date>2016-02-03T00:00:00</dc:date>
              <text:p text:style-name="P1"><text:span text:style-name="T1">Đi trễ, ~ 8h50 vào công ty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7.5406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7.5406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7.5406in" draw:caption-point-x="-0.2402in" draw:caption-point-y="0.6079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7.5406in" draw:caption-point-x="-0.2402in" draw:caption-point-y="0.6079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8323in" svg:y="7.5433in" draw:caption-point-x="-0.2402in" draw:caption-point-y="0.6051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4.289in" svg:y="7.5433in" draw:caption-point-x="-0.2402in" draw:caption-point-y="0.6051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VietBA</text:p>
          </table:table-cell>
          <table:table-cell table:style-name="ce71" table:formula="of:=SUM([.D35:.AF35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7.7886in" draw:caption-point-x="-0.2402in" draw:caption-point-y="0.6079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VinhP</text:p>
          </table:table-cell>
          <table:table-cell table:style-name="ce71" table:formula="of:=SUM([.D36:.AF36])" office:value-type="float" office:value="5">
            <text:p>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8.0362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8.0362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8.0957in" draw:caption-point-x="-0.2402in" draw:caption-point-y="0.548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8.0957in" draw:caption-point-x="-0.2402in" draw:caption-point-y="0.548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8.0957in" draw:caption-point-x="-0.2402in" draw:caption-point-y="0.548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VuNA</text:p>
          </table:table-cell>
          <table:table-cell table:style-name="ce71" table:formula="of:=SUM([.D37:.AF37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8.2839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8.2839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8.2839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8.2839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8.2839in" draw:caption-point-x="-0.2402in" draw:caption-point-y="0.607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8"/>
          <table:table-cell table:style-name="ce76" table:number-columns-repeated="24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9" table:number-columns-repeated="7"/>
          <table:table-cell table:style-name="ce76" table:number-columns-repeated="18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 table:number-rows-repeated="983134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3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90"/>
        <table:table-column table:style-name="co22" table:number-columns-repeated="7" table:default-cell-style-name="ce90"/>
        <table:table-column table:style-name="co21" table:number-columns-repeated="16" table:default-cell-style-name="ce90"/>
        <table:table-column table:style-name="co7" table:number-columns-repeated="951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85" table:number-columns-repeated="8"/>
          <table:table-cell table:style-name="ce93" office:value-type="string" table:number-columns-spanned="2" table:number-rows-spanned="1">
            <text:p>Month</text:p>
          </table:table-cell>
          <table:covered-table-cell table:style-name="ce94"/>
          <table:table-cell table:style-name="ce95" table:content-validation-name="val1" office:value-type="float" office:value="3" table:number-columns-spanned="2" table:number-rows-spanned="1">
            <text:p>3</text:p>
          </table:table-cell>
          <table:covered-table-cell table:style-name="ce94"/>
          <table:table-cell table:style-name="ce93" office:value-type="string" table:number-columns-spanned="2" table:number-rows-spanned="1">
            <text:p>Year</text:p>
          </table:table-cell>
          <table:covered-table-cell table:style-name="ce94"/>
          <table:table-cell table:style-name="ce93" office:value-type="float" office:value="2016" table:number-columns-spanned="2" table:number-rows-spanned="1">
            <text:p>2016</text:p>
          </table:table-cell>
          <table:covered-table-cell table:style-name="ce96"/>
          <table:table-cell table:style-name="ce85" table:number-columns-repeated="15"/>
          <table:table-cell table:style-name="ce70" table:number-columns-repeated="951"/>
        </table:table-row>
        <table:table-row table:style-name="ro2">
          <table:table-cell table:style-name="ce54" table:number-columns-repeated="3"/>
          <table:table-cell table:style-name="ce86" table:formula="of:=DATE([.$R$1];[.N1];1)" office:value-type="date" office:date-value="2016-03-01">
            <text:p>01</text:p>
          </table:table-cell>
          <table:table-cell table:style-name="ce86" table:formula="of:=[.D2]+1" office:value-type="date" office:date-value="2016-03-02">
            <text:p>02</text:p>
          </table:table-cell>
          <table:table-cell table:style-name="ce86" table:formula="of:=[.E2]+1" office:value-type="date" office:date-value="2016-03-03">
            <text:p>03</text:p>
          </table:table-cell>
          <table:table-cell table:style-name="ce86" table:formula="of:=[.F2]+1" office:value-type="date" office:date-value="2016-03-04">
            <text:p>04</text:p>
          </table:table-cell>
          <table:table-cell table:style-name="ce86" table:formula="of:=[.G2]+1" office:value-type="date" office:date-value="2016-03-05">
            <text:p>05</text:p>
          </table:table-cell>
          <table:table-cell table:style-name="ce86" table:formula="of:=[.H2]+1" office:value-type="date" office:date-value="2016-03-06">
            <text:p>06</text:p>
          </table:table-cell>
          <table:table-cell table:style-name="ce86" table:formula="of:=[.I2]+1" office:value-type="date" office:date-value="2016-03-07">
            <text:p>07</text:p>
          </table:table-cell>
          <table:table-cell table:style-name="ce86" table:formula="of:=[.J2]+1" office:value-type="date" office:date-value="2016-03-08">
            <text:p>08</text:p>
          </table:table-cell>
          <table:table-cell table:style-name="ce86" table:formula="of:=[.K2]+1" office:value-type="date" office:date-value="2016-03-09">
            <text:p>09</text:p>
          </table:table-cell>
          <table:table-cell table:style-name="ce86" table:formula="of:=[.L2]+1" office:value-type="date" office:date-value="2016-03-10">
            <text:p>10</text:p>
          </table:table-cell>
          <table:table-cell table:style-name="ce86" table:formula="of:=[.M2]+1" office:value-type="date" office:date-value="2016-03-11">
            <text:p>11</text:p>
          </table:table-cell>
          <table:table-cell table:style-name="ce86" table:formula="of:=[.N2]+1" office:value-type="date" office:date-value="2016-03-12">
            <text:p>12</text:p>
          </table:table-cell>
          <table:table-cell table:style-name="ce86" table:formula="of:=[.O2]+1" office:value-type="date" office:date-value="2016-03-13">
            <text:p>13</text:p>
          </table:table-cell>
          <table:table-cell table:style-name="ce86" table:formula="of:=[.P2]+1" office:value-type="date" office:date-value="2016-03-14">
            <text:p>14</text:p>
          </table:table-cell>
          <table:table-cell table:style-name="ce86" table:formula="of:=[.Q2]+1" office:value-type="date" office:date-value="2016-03-15">
            <text:p>15</text:p>
          </table:table-cell>
          <table:table-cell table:style-name="ce86" table:formula="of:=[.R2]+1" office:value-type="date" office:date-value="2016-03-16">
            <text:p>16</text:p>
          </table:table-cell>
          <table:table-cell table:style-name="ce86" table:formula="of:=[.S2]+1" office:value-type="date" office:date-value="2016-03-17">
            <text:p>17</text:p>
          </table:table-cell>
          <table:table-cell table:style-name="ce86" table:formula="of:=[.T2]+1" office:value-type="date" office:date-value="2016-03-18">
            <text:p>18</text:p>
          </table:table-cell>
          <table:table-cell table:style-name="ce86" table:formula="of:=[.U2]+1" office:value-type="date" office:date-value="2016-03-19">
            <text:p>19</text:p>
          </table:table-cell>
          <table:table-cell table:style-name="ce86" table:formula="of:=[.V2]+1" office:value-type="date" office:date-value="2016-03-20">
            <text:p>20</text:p>
          </table:table-cell>
          <table:table-cell table:style-name="ce86" table:formula="of:=[.W2]+1" office:value-type="date" office:date-value="2016-03-21">
            <text:p>21</text:p>
          </table:table-cell>
          <table:table-cell table:style-name="ce86" table:formula="of:=[.X2]+1" office:value-type="date" office:date-value="2016-03-22">
            <text:p>22</text:p>
          </table:table-cell>
          <table:table-cell table:style-name="ce86" table:formula="of:=[.Y2]+1" office:value-type="date" office:date-value="2016-03-23">
            <text:p>23</text:p>
          </table:table-cell>
          <table:table-cell table:style-name="ce86" table:formula="of:=[.Z2]+1" office:value-type="date" office:date-value="2016-03-24">
            <text:p>24</text:p>
          </table:table-cell>
          <table:table-cell table:style-name="ce86" table:formula="of:=[.AA2]+1" office:value-type="date" office:date-value="2016-03-25">
            <text:p>25</text:p>
          </table:table-cell>
          <table:table-cell table:style-name="ce86" table:formula="of:=[.AB2]+1" office:value-type="date" office:date-value="2016-03-26">
            <text:p>26</text:p>
          </table:table-cell>
          <table:table-cell table:style-name="ce86" table:formula="of:=[.AC2]+1" office:value-type="date" office:date-value="2016-03-27">
            <text:p>27</text:p>
          </table:table-cell>
          <table:table-cell table:style-name="ce86" table:formula="of:=[.AD2]+1" office:value-type="date" office:date-value="2016-03-28">
            <text:p>28</text:p>
          </table:table-cell>
          <table:table-cell table:style-name="ce86" table:formula="of:=[.AE2]+1" office:value-type="date" office:date-value="2016-03-29">
            <text:p>29</text:p>
          </table:table-cell>
          <table:table-cell table:style-name="ce86" table:formula="of:=[.AF2]+1" office:value-type="date" office:date-value="2016-03-30">
            <text:p>30</text:p>
          </table:table-cell>
          <table:table-cell table:style-name="ce86" table:formula="of:=[.AG2]+1" office:value-type="date" office:date-value="2016-03-31">
            <text:p>31</text:p>
          </table:table-cell>
          <table:table-cell table:style-name="ce70" table:number-columns-repeated="951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87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1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84" table:formula="of:=SUM([.D4:.AH4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1024in" draw:caption-point-x="-0.2402in" draw:caption-point-y="0.6157in">
              <dc:date>2016-03-03T00:00:00</dc:date>
              <text:p text:style-name="P1"><text:span text:style-name="T1">Bận việc nhà, xin vào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0.1067in" draw:caption-point-x="-0.2402in" draw:caption-point-y="0.6114in">
              <dc:date>2016-03-15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0.1083in" draw:caption-point-x="-0.2402in" draw:caption-point-y="0.6098in">
              <dc:date>2016-03-18T00:00:00</dc:date>
              <text:p text:style-name="P1"><text:span text:style-name="T1">Trễ, 8h45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0.1146in" draw:caption-point-x="-0.2402in" draw:caption-point-y="0.6035in">
              <dc:date>2016-03-31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84" table:formula="of:=SUM([.D5:.AH5])" office:value-type="float" office:value="1.5">
            <text:p>1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3.5591in" svg:y="0.3496in" draw:caption-point-x="-0.2402in" draw:caption-point-y="0.6161in">
              <dc:date>2016-03-0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7" draw:text-style-name="P1" svg:width="1.1413in" svg:height="0.2634in" svg:x="13.3756in" svg:y="0.3587in" draw:caption-point-x="-0.2402in" draw:caption-point-y="0.6071in">
              <dc:date>2016-03-23T00:00:00</dc:date>
              <text:p text:style-name="P1"><text:span text:style-name="T1">Bận việc nhà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84" table:formula="of:=SUM([.D6:.AH6])" office:value-type="float" office:value="1"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4.0157in" svg:y="0.598in" draw:caption-point-x="-0.2402in" draw:caption-point-y="0.6154in">
              <dc:date>2016-03-04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2" draw:text-style-name="P1" svg:width="1.1413in" svg:height="0.5457in" svg:x="12.0059in" svg:y="0.6039in" draw:caption-point-x="-0.2402in" draw:caption-point-y="0.6094in">
              <dc:date>2016-04-04T00:00:00</dc:date>
              <text:p text:style-name="P1"><text:span text:style-name="T1">Chở e gái đi khám bệnh, vô trễ ~30 phút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84" table:formula="of:=SUM([.D7:.AH7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8449in" draw:caption-point-x="-0.2402in" draw:caption-point-y="0.6161in">
              <dc:date>2016-03-03T00:00:00</dc:date>
              <text:p text:style-name="P1"><text:span text:style-name="T1">Ngủ quên, đi làm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0.8465in" draw:caption-point-x="-0.2402in" draw:caption-point-y="0.6146in">
              <dc:date>2016-03-08T00:00:00</dc:date>
              <text:p text:style-name="P1"><text:span text:style-name="T1">Bận việc riêng đột xuất xin ra ngoài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6.8205in" svg:y="0.8476in" draw:caption-point-x="-0.2402in" draw:caption-point-y="0.6134in">
              <dc:date>2016-03-10T00:00:00</dc:date>
              <text:p text:style-name="P1"><text:span text:style-name="T1">Đi trễ 45'</text:span></text:p>
            </office:annotation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0.848in" draw:caption-point-x="-0.2402in" draw:caption-point-y="0.613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3" draw:text-style-name="P1" svg:width="1.1413in" svg:height="0.7012in" svg:x="10.6358in" svg:y="0.9071in" draw:caption-point-x="-0.2402in" draw:caption-point-y="0.5539in">
              <dc:date>2016-03-18T00:00:00</dc:date>
              <text:p text:style-name="P1"><text:span text:style-name="T1">Buổi sáng đi thi</text:span></text:p>
              <text:p text:style-name="P1"><text:span text:style-name="T1">Chiều đi làm giấy tờ + hơi mệt.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0.8516in" draw:caption-point-x="-0.2402in" draw:caption-point-y="0.6094in">
              <dc:date>2016-03-21T00:00:00</dc:date>
              <text:p text:style-name="P1"><text:span text:style-name="T1">Qua trường có chút việc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6.1154in" svg:y="0.8598in" draw:caption-point-x="-0.2402in" draw:caption-point-y="0.6012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84" table:formula="of:=SUM([.D8:.AH8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1.0953in" draw:caption-point-x="-0.2402in" draw:caption-point-y="0.6134in">
              <dc:date>2016-03-10T00:00:00</dc:date>
              <text:p text:style-name="P1"><text:span text:style-name="T1">Nghỉ buổi chiều, lên trường có việc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84" table:formula="of:=SUM([.D9:.AH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84" table:formula="of:=SUM([.D10:.AH10])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1.5878in" draw:caption-point-x="-0.2402in" draw:caption-point-y="0.6165in">
              <dc:date>2016-03-02T00:00:00</dc:date>
              <text:p text:style-name="P1"><text:span text:style-name="T1">Nghỉ buổi chiều, bị cảm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7228in" svg:y="1.5937in" draw:caption-point-x="-0.2402in" draw:caption-point-y="0.6106in">
              <dc:date>2016-03-17T00:00:00</dc:date>
              <text:p text:style-name="P1"><text:span text:style-name="T1">Bị ngộ độc, nghỉ buổi chiều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84" table:formula="of:=SUM([.D11:.AH11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1.8453in" draw:caption-point-x="-0.2402in" draw:caption-point-y="0.6067in">
              <dc:date>2016-03-24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84" table:formula="of:=SUM([.D12:.AH12])" office:value-type="float" office:value="0.5"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2.0831in" draw:caption-point-x="-0.2402in" draw:caption-point-y="0.6165in">
              <dc:date>2016-03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6.8205in" svg:y="2.0862in" draw:caption-point-x="-0.2402in" draw:caption-point-y="0.6134in">
              <dc:date>2016-03-10T00:00:00</dc:date>
              <text:p text:style-name="P1"><text:span text:style-name="T1">Bận việc nhà, đi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3" draw:text-style-name="P1" svg:width="1.1413in" svg:height="0.7012in" svg:x="10.6358in" svg:y="2.0902in" draw:caption-point-x="-0.2402in" draw:caption-point-y="0.6094in">
              <dc:date>2016-03-18T00:00:00</dc:date>
              <text:p text:style-name="P1"><text:span text:style-name="T1">Có việc gấp ở trường. Xin ra ngoài ~ 1 giờ (từ 3h30)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84" table:formula="of:=SUM([.D13:.AH1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84" table:formula="of:=SUM([.D14:.AH14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2.5799in" draw:caption-point-x="-0.2402in" draw:caption-point-y="0.615in">
              <dc:date>2016-03-07T00:00:00</dc:date>
              <text:p text:style-name="P1"><text:span text:style-name="T1">Về quê nhưng có làm ở nhà</text:span></text:p>
            </office:annotation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2.5803in" draw:caption-point-x="-0.2402in" draw:caption-point-y="0.6146in">
              <dc:date>2016-04-05T00:00:00</dc:date>
              <text:p text:style-name="P1"><text:span text:style-name="T1">Về quê nhưng có làm <text:s/>ở nhà </text:span></text:p>
            </office:annotation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2.5815in" draw:caption-point-x="-0.2402in" draw:caption-point-y="0.6134in">
              <dc:date>2016-03-10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2.0059in" svg:y="2.5854in" draw:caption-point-x="-0.2402in" draw:caption-point-y="0.6094in">
              <dc:date>2016-03-21T00:00:00</dc:date>
              <text:p text:style-name="P1"><text:span text:style-name="T1">Xuống Biền Hòa có việc</text:span></text:p>
            </office:annotation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3.3756in" svg:y="2.5878in" draw:caption-point-x="-0.2402in" draw:caption-point-y="0.6071in">
              <dc:date>2016-03-24T00:00:00</dc:date>
              <text:p text:style-name="P1"><text:span text:style-name="T1">Bận việc riêng, ra ga lấy xe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5.6587in" svg:y="2.5906in" draw:caption-point-x="-0.2402in" draw:caption-point-y="0.6043in">
              <dc:date>2016-03-29T00:00:00</dc:date>
              <text:p text:style-name="P1"><text:span text:style-name="T1">Bận việc riêng, vào trễ ~1h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HT</text:p>
          </table:table-cell>
          <table:table-cell table:style-name="ce84" table:formula="of:=SUM([.D15:.AH15])" office:value-type="float" office:value="0.5"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4.0157in" svg:y="2.8398in" draw:caption-point-x="-0.2402in" draw:caption-point-y="0.6028in">
              <dc:date>2016-04-04T00:00:00</dc:date>
              <text:p text:style-name="P1"><text:span text:style-name="T1">Nghỉ buổi chiều, bận việc riêng</text:span></text:p>
            </office:annotation>
            <text:p>0.5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1791in" svg:y="2.8319in" draw:caption-point-x="-0.2402in" draw:caption-point-y="0.6106in">
              <dc:date>2016-03-17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84" table:formula="of:=SUM([.D16:.AH16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3.0803in" draw:caption-point-x="-0.2402in" draw:caption-point-y="0.6098in">
              <dc:date>2016-03-18T00:00:00</dc:date>
              <text:p text:style-name="P1"><text:span text:style-name="T1">8h45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3.3756in" svg:y="3.0831in" draw:caption-point-x="-0.2402in" draw:caption-point-y="0.6071in">
              <dc:date>2016-03-24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ungPN</text:p>
          </table:table-cell>
          <table:table-cell table:style-name="ce84" table:formula="of:=SUM([.D17:.AH17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3.3287in" draw:caption-point-x="-0.2402in" draw:caption-point-y="0.6094in">
              <dc:date>2016-03-2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84" table:formula="of:=SUM([.D18:.AH18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LuanNN</text:p>
          </table:table-cell>
          <table:table-cell table:style-name="ce84" table:formula="of:=SUM([.D19:.AH19])" office:value-type="float" office:value="3">
            <text:p>3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6.8205in" svg:y="3.8201in" draw:caption-point-x="-0.2402in" draw:caption-point-y="0.6134in">
              <dc:date>2016-03-10T00:00:00</dc:date>
              <text:p text:style-name="P1"><text:span text:style-name="T1">Đi du lịch</text:span></text:p>
            </office:annotation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7.3094in" svg:y="3.8201in" draw:caption-point-x="-0.2402in" draw:caption-point-y="0.6134in">
              <dc:date>2016-03-10T00:00:00</dc:date>
              <text:p text:style-name="P1"><text:span text:style-name="T1">Đi du lịch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8.7768in" svg:y="3.822in" draw:caption-point-x="-0.2402in" draw:caption-point-y="0.6114in">
              <dc:date>2016-03-15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MaiNTT</text:p>
          </table:table-cell>
          <table:table-cell table:style-name="ce84" table:formula="of:=SUM([.D20:.AH20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4.0681in" draw:caption-point-x="-0.2402in" draw:caption-point-y="0.613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MinhTD</text:p>
          </table:table-cell>
          <table:table-cell table:style-name="ce84" table:formula="of:=SUM([.D21:.AH21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4.3193in" draw:caption-point-x="-0.2402in" draw:caption-point-y="0.6094in">
              <dc:date>2016-03-21T00:00:00</dc:date>
              <text:p text:style-name="P1"><text:span text:style-name="T1">Bận việc riêng xin vào trễ 1h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NamTV</text:p>
          </table:table-cell>
          <table:table-cell table:style-name="ce84" table:formula="of:=SUM([.D22:.AH22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4" draw:text-style-name="P1" svg:width="1.1413in" svg:height="0.3902in" svg:x="8.7768in" svg:y="4.565in" draw:caption-point-x="-0.2402in" draw:caption-point-y="0.6114in">
              <dc:date>2016-03-15T00:00:00</dc:date>
              <text:p text:style-name="P1"><text:span text:style-name="T1">Nghỉ buổi sáng, vợ bị ngộ độc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4.5665in" draw:caption-point-x="-0.2402in" draw:caption-point-y="0.6098in">
              <dc:date>2016-03-18T00:00:00</dc:date>
              <text:p text:style-name="P1"><text:span text:style-name="T1">Đi trễ, 8h30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5.202in" svg:y="4.5709in" draw:caption-point-x="-0.2402in" draw:caption-point-y="0.6055in">
              <dc:date>2016-03-28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hanNM</text:p>
          </table:table-cell>
          <table:table-cell table:style-name="ce84" table:formula="of:=SUM([.D23:.AH23])" office:value-type="float" office:value="3">
            <text:p>3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5.3854in" svg:y="4.8091in" draw:caption-point-x="-0.2402in" draw:caption-point-y="0.615in">
              <dc:date>2016-03-07T00:00:00</dc:date>
              <text:p text:style-name="P1"><text:span text:style-name="T1">Đi tham bạn ốm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4.8161in" draw:caption-point-x="-0.2402in" draw:caption-point-y="0.6079in">
              <dc:date>2016-03-23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2.4622in" svg:y="4.8154in" draw:caption-point-x="-0.2402in" draw:caption-point-y="0.6087in">
              <dc:date>2016-03-22T00:00:00</dc:date>
              <text:p text:style-name="P1"><text:span text:style-name="T1">Bận công chuyện vô trễ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2" draw:text-style-name="P1" svg:width="1.1413in" svg:height="0.5457in" svg:x="13.8323in" svg:y="4.8165in" draw:caption-point-x="-0.2402in" draw:caption-point-y="0.6075in">
              <dc:date>2016-03-25T00:00:00</dc:date>
              <text:p text:style-name="P1"><text:span text:style-name="T1">Xin nghỉ vì sắp hết hạn reset phép</text:span></text:p>
            </office:annotation>
            <text:p>1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6.1154in" svg:y="4.8201in" draw:caption-point-x="-0.2402in" draw:caption-point-y="0.6039in">
              <dc:date>2016-03-30T00:00:00</dc:date>
              <text:p text:style-name="P1"><text:span text:style-name="T1">Đi gặp giáo viên hướng dẫn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PhuongTH</text:p>
          </table:table-cell>
          <table:table-cell table:style-name="ce84" table:formula="of:=SUM([.D24:.AH24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15.202in" svg:y="5.0661in" draw:caption-point-x="-0.2402in" draw:caption-point-y="0.6055in">
              <dc:date>2016-03-28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SonPX</text:p>
          </table:table-cell>
          <table:table-cell table:style-name="ce84" table:formula="of:=SUM([.D25:.AH25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5.3098in" draw:caption-point-x="-0.2402in" draw:caption-point-y="0.6094in">
              <dc:date>2016-03-21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ienND</text:p>
          </table:table-cell>
          <table:table-cell table:style-name="ce84" table:formula="of:=SUM([.D26:.AH26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achBK</text:p>
          </table:table-cell>
          <table:table-cell table:style-name="ce84" table:formula="of:=SUM([.D27:.AH27])" office:value-type="float" office:value="10">
            <text:p>1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4" draw:text-style-name="P1" svg:width="1.1413in" svg:height="0.3902in" svg:x="3.5591in" svg:y="5.7988in" draw:caption-point-x="-0.2402in" draw:caption-point-y="0.6161in">
              <dc:date>2016-03-03T00:00:00</dc:date>
              <text:p text:style-name="P1"><text:span text:style-name="T1">Đưa con đi chích ngừa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2.0059in" svg:y="5.8059in" draw:caption-point-x="-0.2402in" draw:caption-point-y="0.6091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2.4622in" svg:y="5.8059in" draw:caption-point-x="-0.2402in" draw:caption-point-y="0.6091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2.9189in" svg:y="5.8059in" draw:caption-point-x="-0.2402in" draw:caption-point-y="0.6091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3.3756in" svg:y="5.8059in" draw:caption-point-x="-0.2402in" draw:caption-point-y="0.6091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3.8323in" svg:y="5.8059in" draw:caption-point-x="-0.2402in" draw:caption-point-y="0.6091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5.202in" svg:y="5.8059in" draw:caption-point-x="-0.2402in" draw:caption-point-y="0.6091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5.6587in" svg:y="5.8059in" draw:caption-point-x="-0.2402in" draw:caption-point-y="0.6091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6.1154in" svg:y="5.8059in" draw:caption-point-x="-0.2402in" draw:caption-point-y="0.6091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6.572in" svg:y="5.8059in" draw:caption-point-x="-0.2402in" draw:caption-point-y="0.6091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aoDTH</text:p>
          </table:table-cell>
          <table:table-cell table:style-name="ce84" table:formula="of:=SUM([.D28:.AH28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7.3094in" svg:y="6.0496in" draw:caption-point-x="-0.2402in" draw:caption-point-y="0.613in">
              <dc:date>2016-03-11T00:00:00</dc:date>
              <text:p text:style-name="P1"><text:span text:style-name="T1">Đi làm trễ, ~8h30 vào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amDT</text:p>
          </table:table-cell>
          <table:table-cell table:style-name="ce84" table:formula="of:=SUM([.D29:.AH29])" office:value-type="float" office:value="2">
            <text:p>2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6.2957in" draw:caption-point-x="-0.2402in" draw:caption-point-y="0.6146in">
              <dc:date>2016-03-07T00:00:00</dc:date>
              <text:p text:style-name="P1"><text:span text:style-name="T1">Bận việc riêng, vào trễ 50'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9.7228in" svg:y="6.2996in" draw:caption-point-x="-0.2402in" draw:caption-point-y="0.6106in">
              <dc:date>2016-03-17T00:00:00</dc:date>
              <text:p text:style-name="P1"><text:span text:style-name="T1">Bị ngộ độc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0.6358in" svg:y="6.3008in" draw:caption-point-x="-0.2402in" draw:caption-point-y="0.6094in">
              <dc:date>2016-03-21T00:00:00</dc:date>
              <text:p text:style-name="P1"><text:span text:style-name="T1">Bị đau bụng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inhT</text:p>
          </table:table-cell>
          <table:table-cell table:style-name="ce84" table:formula="of:=SUM([.D30:.AH30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7.3094in" svg:y="6.5449in" draw:caption-point-x="-0.2402in" draw:caption-point-y="0.613in">
              <dc:date>2016-03-11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6.5551in" draw:caption-point-x="-0.2402in" draw:caption-point-y="0.6028in">
              <dc:date>2016-04-01T00:00:00</dc:date>
              <text:p text:style-name="P1"><text:span text:style-name="T1">Nghỉ buổi chiều, đi khám bệnh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ongDN</text:p>
          </table:table-cell>
          <table:table-cell table:style-name="ce84" table:formula="of:=SUM([.D31:.AH31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6.7957in" draw:caption-point-x="-0.2402in" draw:caption-point-y="0.6098in">
              <dc:date>2016-03-18T00:00:00</dc:date>
              <text:p text:style-name="P1"><text:span text:style-name="T1">Đi trễ 8h40 vô cty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3.8323in" svg:y="6.798in" draw:caption-point-x="-0.2402in" draw:caption-point-y="0.6075in">
              <dc:date>2016-03-2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uyLTT</text:p>
          </table:table-cell>
          <table:table-cell table:style-name="ce84" table:formula="of:=SUM([.D32:.AH32])" office:value-type="float" office:value="2">
            <text:p>2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5591in" svg:y="7.037in" draw:caption-point-x="-0.2402in" draw:caption-point-y="0.6161in">
              <dc:date>2016-03-03T00:00:00</dc:date>
              <text:p text:style-name="P1"><text:span text:style-name="T1">Nghỉ buổi sáng, </text:span></text:p>
              <text:p text:style-name="P1"><text:span text:style-name="T1">Đi khám bệnh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7.0398in" draw:caption-point-x="-0.2402in" draw:caption-point-y="0.6134in">
              <dc:date>2016-03-09T00:00:00</dc:date>
              <text:p text:style-name="P1"><text:span text:style-name="T1">Bận việc nhà, nghỉ buổi sáng</text:span></text:p>
              <text:p text:style-name="P1"><text:span text:style-name="T1"/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7.3094in" svg:y="7.0409in" draw:caption-point-x="-0.2402in" draw:caption-point-y="0.6122in">
              <dc:date>2016-03-11T00:00:00</dc:date>
              <text:p text:style-name="P1"><text:span text:style-name="T1">Bị chóng mặt , off buổi sáng</text:span></text:p>
            </office:annotation>
            <text:p>0.5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7.0433in" draw:caption-point-x="-0.2402in" draw:caption-point-y="0.6098in">
              <dc:date>2016-03-18T00:00:00</dc:date>
              <text:p text:style-name="P1"><text:span text:style-name="T1">Đi trễ 8h30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7.0461in" draw:caption-point-x="-0.2402in" draw:caption-point-y="0.6071in">
              <dc:date>2016-03-24T00:00:00</dc:date>
              <text:p text:style-name="P1"><text:span text:style-name="T1">Bận việc nhà, off buổi sáng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oiDB</text:p>
          </table:table-cell>
          <table:table-cell table:style-name="ce84" table:formula="of:=SUM([.D33:.AH33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7" draw:text-style-name="P1" svg:width="1.1413in" svg:height="0.2634in" svg:x="5.3854in" svg:y="7.2862in" draw:caption-point-x="-0.2402in" draw:caption-point-y="0.6146in">
              <dc:date>2016-03-07T00:00:00</dc:date>
              <text:p text:style-name="P1"><text:span text:style-name="T1">Bị đau đâu</text:span></text:p>
            </office:annotation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7.2894in" draw:caption-point-x="-0.2402in" draw:caption-point-y="0.6114in">
              <dc:date>2016-03-15T00:00:00</dc:date>
              <text:p text:style-name="P1"><text:span text:style-name="T1">Mệt xin nghỉ buổi sáng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7.2972in" draw:caption-point-x="-0.2402in" draw:caption-point-y="0.6035in">
              <dc:date>2016-03-31T00:00:00</dc:date>
              <text:p text:style-name="P1"><text:span text:style-name="T1">Xe bị hư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ruyenLVC</text:p>
          </table:table-cell>
          <table:table-cell table:style-name="ce84" table:formula="of:=SUM([.D34:.AH34])" office:value-type="float" office:value="1"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2.6457in" svg:y="7.5311in" draw:caption-point-x="-0.2402in" draw:caption-point-y="0.6173in">
              <dc:date>2016-03-0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7.5449in" draw:caption-point-x="-0.2402in" draw:caption-point-y="0.6035in">
              <dc:date>2016-03-31T00:00:00</dc:date>
              <text:p text:style-name="P1"><text:span text:style-name="T1">Tối release trễ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uanND</text:p>
          </table:table-cell>
          <table:table-cell table:style-name="ce84" table:formula="of:=SUM([.D35:.AH35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4" draw:text-style-name="P1" svg:width="1.1413in" svg:height="0.3902in" svg:x="10.6358in" svg:y="7.7858in" draw:caption-point-x="-0.2402in" draw:caption-point-y="0.6106in">
              <dc:date>2016-03-15T00:00:00</dc:date>
              <text:p text:style-name="P1"><text:span text:style-name="T1">Về quê đi đám cưới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VietBA</text:p>
          </table:table-cell>
          <table:table-cell table:style-name="ce84" table:formula="of:=SUM([.D36:.AH36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6.572in" svg:y="8.0406in" draw:caption-point-x="-0.2402in" draw:caption-point-y="0.6035in">
              <dc:date>2016-03-3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VinhP</text:p>
          </table:table-cell>
          <table:table-cell table:style-name="ce84" table:formula="of:=SUM([.D37:.AH37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3.3756in" svg:y="8.2854in" draw:caption-point-x="-0.2402in" draw:caption-point-y="0.6063in">
              <dc:date>2016-03-24T00:00:00</dc:date>
              <text:p text:style-name="P1"><text:span text:style-name="T1">Đi đón chị gái ở quê vô, xin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VuNA</text:p>
          </table:table-cell>
          <table:table-cell table:style-name="ce84" table:formula="of:=SUM([.D38:.AH38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5.202in" svg:y="8.5339in" draw:caption-point-x="-0.2402in" draw:caption-point-y="0.6055in">
              <dc:date>2016-03-28T00:00:00</dc:date>
              <text:p text:style-name="P1"><text:span text:style-name="T1">Về quê làm CMND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2" table:number-rows-repeated="5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1"/>
          <table:table-cell table:style-name="ce89" table:number-columns-repeated="26"/>
          <table:table-cell table:style-name="ce41" table:number-columns-repeated="951"/>
        </table:table-row>
        <table:table-row table:style-name="ro2" table:number-rows-repeated="4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2" table:number-columns-repeated="7"/>
          <table:table-cell table:style-name="ce89" table:number-columns-repeated="20"/>
          <table:table-cell table:style-name="ce41" table:number-columns-repeated="951"/>
        </table:table-row>
        <table:table-row table:style-name="ro2" table:number-rows-repeated="65393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 table:number-rows-repeated="983133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4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03"/>
        <table:table-column table:style-name="co22" table:number-columns-repeated="7" table:default-cell-style-name="ce103"/>
        <table:table-column table:style-name="co21" table:number-columns-repeated="15" table:default-cell-style-name="ce103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98" table:number-columns-repeated="8"/>
          <table:table-cell table:style-name="ce106" office:value-type="string" table:number-columns-spanned="2" table:number-rows-spanned="1">
            <text:p>Month</text:p>
          </table:table-cell>
          <table:covered-table-cell table:style-name="ce107"/>
          <table:table-cell table:style-name="ce108" table:content-validation-name="val1" office:value-type="float" office:value="4" table:number-columns-spanned="2" table:number-rows-spanned="1">
            <text:p>4</text:p>
          </table:table-cell>
          <table:covered-table-cell table:style-name="ce107"/>
          <table:table-cell table:style-name="ce106" office:value-type="string" table:number-columns-spanned="2" table:number-rows-spanned="1">
            <text:p>Year</text:p>
          </table:table-cell>
          <table:covered-table-cell table:style-name="ce107"/>
          <table:table-cell table:style-name="ce106" office:value-type="float" office:value="2016" table:number-columns-spanned="2" table:number-rows-spanned="1">
            <text:p>2016</text:p>
          </table:table-cell>
          <table:covered-table-cell table:style-name="ce109"/>
          <table:table-cell table:style-name="ce98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99" table:formula="of:=DATE([.$R$1];[.N1];1)" office:value-type="date" office:date-value="2016-04-01">
            <text:p>01</text:p>
          </table:table-cell>
          <table:table-cell table:style-name="ce99" table:formula="of:=[.D2]+1" office:value-type="date" office:date-value="2016-04-02">
            <text:p>02</text:p>
          </table:table-cell>
          <table:table-cell table:style-name="ce99" table:formula="of:=[.E2]+1" office:value-type="date" office:date-value="2016-04-03">
            <text:p>03</text:p>
          </table:table-cell>
          <table:table-cell table:style-name="ce99" table:formula="of:=[.F2]+1" office:value-type="date" office:date-value="2016-04-04">
            <text:p>04</text:p>
          </table:table-cell>
          <table:table-cell table:style-name="ce99" table:formula="of:=[.G2]+1" office:value-type="date" office:date-value="2016-04-05">
            <text:p>05</text:p>
          </table:table-cell>
          <table:table-cell table:style-name="ce99" table:formula="of:=[.H2]+1" office:value-type="date" office:date-value="2016-04-06">
            <text:p>06</text:p>
          </table:table-cell>
          <table:table-cell table:style-name="ce99" table:formula="of:=[.I2]+1" office:value-type="date" office:date-value="2016-04-07">
            <text:p>07</text:p>
          </table:table-cell>
          <table:table-cell table:style-name="ce99" table:formula="of:=[.J2]+1" office:value-type="date" office:date-value="2016-04-08">
            <text:p>08</text:p>
          </table:table-cell>
          <table:table-cell table:style-name="ce99" table:formula="of:=[.K2]+1" office:value-type="date" office:date-value="2016-04-09">
            <text:p>09</text:p>
          </table:table-cell>
          <table:table-cell table:style-name="ce99" table:formula="of:=[.L2]+1" office:value-type="date" office:date-value="2016-04-10">
            <text:p>10</text:p>
          </table:table-cell>
          <table:table-cell table:style-name="ce99" table:formula="of:=[.M2]+1" office:value-type="date" office:date-value="2016-04-11">
            <text:p>11</text:p>
          </table:table-cell>
          <table:table-cell table:style-name="ce99" table:formula="of:=[.N2]+1" office:value-type="date" office:date-value="2016-04-12">
            <text:p>12</text:p>
          </table:table-cell>
          <table:table-cell table:style-name="ce99" table:formula="of:=[.O2]+1" office:value-type="date" office:date-value="2016-04-13">
            <text:p>13</text:p>
          </table:table-cell>
          <table:table-cell table:style-name="ce99" table:formula="of:=[.P2]+1" office:value-type="date" office:date-value="2016-04-14">
            <text:p>14</text:p>
          </table:table-cell>
          <table:table-cell table:style-name="ce99" table:formula="of:=[.Q2]+1" office:value-type="date" office:date-value="2016-04-15">
            <text:p>15</text:p>
          </table:table-cell>
          <table:table-cell table:style-name="ce99" table:formula="of:=[.R2]+1" office:value-type="date" office:date-value="2016-04-16">
            <text:p>16</text:p>
          </table:table-cell>
          <table:table-cell table:style-name="ce99" table:formula="of:=[.S2]+1" office:value-type="date" office:date-value="2016-04-17">
            <text:p>17</text:p>
          </table:table-cell>
          <table:table-cell table:style-name="ce99" table:formula="of:=[.T2]+1" office:value-type="date" office:date-value="2016-04-18">
            <office:annotation draw:style-name="gr4" draw:text-style-name="P1" svg:width="1.1413in" svg:height="0.3902in" svg:x="10.6358in" svg:y="0in" draw:caption-point-x="-0.2402in" draw:caption-point-y="0.2374in">
              <dc:date>2016-04-12T00:00:00</dc:date>
              <text:p text:style-name="P1"><text:span text:style-name="T1">Nghỉ bù lễ Giỗ tổ Hùng Vương</text:span></text:p>
            </office:annotation>
            <text:p>18</text:p>
          </table:table-cell>
          <table:table-cell table:style-name="ce99" table:formula="of:=[.U2]+1" office:value-type="date" office:date-value="2016-04-19">
            <text:p>19</text:p>
          </table:table-cell>
          <table:table-cell table:style-name="ce99" table:formula="of:=[.V2]+1" office:value-type="date" office:date-value="2016-04-20">
            <text:p>20</text:p>
          </table:table-cell>
          <table:table-cell table:style-name="ce99" table:formula="of:=[.W2]+1" office:value-type="date" office:date-value="2016-04-21">
            <text:p>21</text:p>
          </table:table-cell>
          <table:table-cell table:style-name="ce99" table:formula="of:=[.X2]+1" office:value-type="date" office:date-value="2016-04-22">
            <text:p>22</text:p>
          </table:table-cell>
          <table:table-cell table:style-name="ce99" table:formula="of:=[.Y2]+1" office:value-type="date" office:date-value="2016-04-23">
            <text:p>23</text:p>
          </table:table-cell>
          <table:table-cell table:style-name="ce99" table:formula="of:=[.Z2]+1" office:value-type="date" office:date-value="2016-04-24">
            <text:p>24</text:p>
          </table:table-cell>
          <table:table-cell table:style-name="ce99" table:formula="of:=[.AA2]+1" office:value-type="date" office:date-value="2016-04-25">
            <text:p>25</text:p>
          </table:table-cell>
          <table:table-cell table:style-name="ce99" table:formula="of:=[.AB2]+1" office:value-type="date" office:date-value="2016-04-26">
            <text:p>26</text:p>
          </table:table-cell>
          <table:table-cell table:style-name="ce99" table:formula="of:=[.AC2]+1" office:value-type="date" office:date-value="2016-04-27">
            <text:p>27</text:p>
          </table:table-cell>
          <table:table-cell table:style-name="ce99" table:formula="of:=[.AD2]+1" office:value-type="date" office:date-value="2016-04-28">
            <text:p>28</text:p>
          </table:table-cell>
          <table:table-cell table:style-name="ce99" table:formula="of:=[.AE2]+1" office:value-type="date" office:date-value="2016-04-29">
            <text:p>29</text:p>
          </table:table-cell>
          <table:table-cell table:style-name="ce99" table:formula="of:=[.AF2]+1" office:value-type="date" office:date-value="2016-04-30">
            <text:p>30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00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97" table:formula="of:=SUM([.D4:.AG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1047in" draw:caption-point-x="-0.2402in" draw:caption-point-y="0.6134in">
              <dc:date>2016-04-19T00:00:00</dc:date>
              <text:p text:style-name="P1"><text:span text:style-name="T1">Đi trễ 30”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115in" draw:caption-point-x="-0.2402in" draw:caption-point-y="0.6031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0.1161in" draw:caption-point-x="-0.2402in" draw:caption-point-y="0.602in">
              <dc:date>2016-04-27T00:00:00</dc:date>
              <text:p text:style-name="P1"><text:span text:style-name="T1">Tối qua làm trễ nên ngủ quên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97" table:formula="of:=SUM([.D5:.AG5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4" draw:text-style-name="P1" svg:width="1.1413in" svg:height="0.3902in" svg:x="7.3094in" svg:y="0.3559in" draw:caption-point-x="-0.2402in" draw:caption-point-y="0.6098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0.3579in" draw:caption-point-x="-0.2402in" draw:caption-point-y="0.6079in">
              <dc:date>2016-04-13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0.3559in" draw:caption-point-x="-0.2402in" draw:caption-point-y="0.6098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4201in" draw:caption-point-x="-0.2402in" draw:caption-point-y="0.5457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97" table:formula="of:=SUM([.D6:.AG6])" office:value-type="float" office:value="0.5">
            <text:p>0.5</text:p>
          </table:table-cell>
          <table:table-cell table:style-name="ce101" office:value-type="float" office:value="0">
            <office:annotation draw:style-name="gr4" draw:text-style-name="P1" svg:width="1.1413in" svg:height="0.3902in" svg:x="2.6457in" svg:y="0.5996in" draw:caption-point-x="-0.2402in" draw:caption-point-y="0.6138in">
              <dc:date>2016-04-01T00:00:00</dc:date>
              <text:p text:style-name="P1"><text:span text:style-name="T1">Chuyển nhà nên vô trễ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6in" draw:caption-point-x="-0.2402in" draw:caption-point-y="0.6134in">
              <dc:date>2016-04-19T00:00:00</dc:date>
              <text:p text:style-name="P1"><text:span text:style-name="T1">Đi trễ 20'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3" draw:text-style-name="P1" svg:width="1.1413in" svg:height="0.7012in" svg:x="12.4622in" svg:y="0.6098in" draw:caption-point-x="-0.2402in" draw:caption-point-y="0.6035in">
              <dc:date>2016-04-21T00:00:00</dc:date>
              <text:p text:style-name="P1"><text:span text:style-name="T1">Nghỉ buổi chiều đi tham gia chương trình BMHH</text:span></text:p>
            </office:annotation>
            <text:p>0.5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289in" svg:y="0.6106in" draw:caption-point-x="-0.2402in" draw:caption-point-y="0.6028in">
              <dc:date>2016-04-26T00:00:00</dc:date>
              <text:p text:style-name="P1"><text:span text:style-name="T1">Bận việc đột xuất xin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97" table:formula="of:=SUM([.D7:.AG7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8476in" draw:caption-point-x="-0.2402in" draw:caption-point-y="0.6134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4.9287in" svg:y="0.8488in" draw:caption-point-x="-0.2402in" draw:caption-point-y="0.6122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2878in" svg:y="0.8488in" draw:caption-point-x="-0.2402in" draw:caption-point-y="0.6122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0.8571in" draw:caption-point-x="-0.2402in" draw:caption-point-y="0.6039in">
              <dc:date>2016-04-21T00:00:00</dc:date>
              <text:p text:style-name="P1"><text:span text:style-name="T1">Đi trễ 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7457in" svg:y="0.8488in" draw:caption-point-x="-0.2402in" draw:caption-point-y="0.6122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5.6587in" svg:y="0.8602in" draw:caption-point-x="-0.2402in" draw:caption-point-y="0.6008in">
              <dc:date>2016-04-29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97" table:formula="of:=SUM([.D8:.AG8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1" svg:width="1.1413in" svg:height="0.5457in" svg:x="4.0157in" svg:y="1.0953in" draw:caption-point-x="-0.2402in" draw:caption-point-y="0.6134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7.7988in" svg:y="1.0996in" draw:caption-point-x="-0.2402in" draw:caption-point-y="0.6091in">
              <dc:date>2016-04-12T00:00:00</dc:date>
              <text:p text:style-name="P1"><text:span text:style-name="T1">Vào trẽ, 9h</text:span></text:p>
            </office:annotation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8.2878in" svg:y="1.0953in" draw:caption-point-x="-0.2402in" draw:caption-point-y="0.6134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1.1043in" draw:caption-point-x="-0.2402in" draw:caption-point-y="0.6043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97" table:formula="of:=SUM([.D9:.AG9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4.9287in" svg:y="1.3445in" draw:caption-point-x="-0.2402in" draw:caption-point-y="0.6122in">
              <dc:date>2016-04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4622in" svg:y="1.3535in" draw:caption-point-x="-0.2402in" draw:caption-point-y="0.6031in">
              <dc:date>2016-04-22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97" table:formula="of:=SUM([.D10:.AG10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97" table:formula="of:=SUM([.D11:.AG1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1.8386in" draw:caption-point-x="-0.2402in" draw:caption-point-y="0.6134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1.8429in" draw:caption-point-x="-0.2402in" draw:caption-point-y="0.6091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1.8429in" draw:caption-point-x="-0.2402in" draw:caption-point-y="0.6091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1.8488in" draw:caption-point-x="-0.2402in" draw:caption-point-y="0.6031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97" table:formula="of:=SUM([.D12:.AG12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3854in" svg:y="2.0937in" draw:caption-point-x="-0.2402in" draw:caption-point-y="0.6059in">
              <dc:date>2016-04-07T00:00:00</dc:date>
              <text:p text:style-name="P1"><text:span text:style-name="T1">Bận họp đột xuất trên trường, nghỉ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97" table:formula="of:=SUM([.D13:.AG13])" office:value-type="float" office:value="2">
            <text:p>2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97" table:formula="of:=SUM([.D14:.AG1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HT</text:p>
          </table:table-cell>
          <table:table-cell table:style-name="ce97" table:formula="of:=SUM([.D15:.AG15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1">
            <office:annotation draw:style-name="gr7" draw:text-style-name="P1" svg:width="1.1413in" svg:height="0.2634in" svg:x="11.0925in" svg:y="2.8362in" draw:caption-point-x="-0.2402in" draw:caption-point-y="0.6063in">
              <dc:date>2016-04-13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2.8406in" draw:caption-point-x="-0.2402in" draw:caption-point-y="0.602in">
              <dc:date>2016-04-27T00:00:00</dc:date>
              <text:p text:style-name="P1"><text:span text:style-name="T1">Bận việc riêng, xin vào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97" table:formula="of:=SUM([.D16:.AG16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3.0803in" draw:caption-point-x="-0.2402in" draw:caption-point-y="0.6098in">
              <dc:date>2016-04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7" draw:text-style-name="P1" svg:width="1.1413in" svg:height="0.2634in" svg:x="11.0925in" svg:y="3.0854in" draw:caption-point-x="-0.2402in" draw:caption-point-y="0.6047in">
              <dc:date>2016-04-19T00:00:00</dc:date>
              <text:p text:style-name="P1"><text:span text:style-name="T1">Ngủ quên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3.0862in" draw:caption-point-x="-0.2402in" draw:caption-point-y="0.6039in">
              <dc:date>2016-04-21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13.8323in" svg:y="3.0874in" draw:caption-point-x="-0.2402in" draw:caption-point-y="0.6028in">
              <dc:date>2016-04-25T00:00:00</dc:date>
              <text:p text:style-name="P1"><text:span text:style-name="T1">Đi trễ 4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3.0882in" draw:caption-point-x="-0.2402in" draw:caption-point-y="0.602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ungPN</text:p>
          </table:table-cell>
          <table:table-cell table:style-name="ce97" table:formula="of:=SUM([.D17:.AG17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3.3343in" draw:caption-point-x="-0.2402in" draw:caption-point-y="0.6039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15.6587in" svg:y="3.3382in" draw:caption-point-x="-0.2402in" draw:caption-point-y="0.6in">
              <dc:date>2016-05-04T00:00:00</dc:date>
              <text:p text:style-name="P1"><text:span text:style-name="T1">Về sớm &gt;2h, tính nghỉ buổi chiều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97" table:formula="of:=SUM([.D18:.AG18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LuanNN</text:p>
          </table:table-cell>
          <table:table-cell table:style-name="ce97" table:formula="of:=SUM([.D19:.AG19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7.3094in" svg:y="3.8236in" draw:caption-point-x="-0.2402in" draw:caption-point-y="0.6098in">
              <dc:date>2016-04-11T00:00:00</dc:date>
              <text:p text:style-name="P1"><text:span text:style-name="T1">Bị tai nạn </text:span></text:p>
            </office:annotation>
            <text:p>1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3.8244in" draw:caption-point-x="-0.2402in" draw:caption-point-y="0.6091in">
              <dc:date>2016-04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5.6587in" svg:y="3.8331in" draw:caption-point-x="-0.2402in" draw:caption-point-y="0.6004in">
              <dc:date>2016-05-04T00:00:00</dc:date>
              <text:p text:style-name="P1"><text:span text:style-name="T1">Nghỉ buổi chiều đi khám bệnh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MaiNTT</text:p>
          </table:table-cell>
          <table:table-cell table:style-name="ce97" table:formula="of:=SUM([.D20:.AG20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4.0768in" draw:caption-point-x="-0.2402in" draw:caption-point-y="0.6043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MinhTD</text:p>
          </table:table-cell>
          <table:table-cell table:style-name="ce97" table:formula="of:=SUM([.D21:.AG21])" office:value-type="float" office:value="4">
            <text:p>4</text:p>
          </table:table-cell>
          <table:table-cell table:style-name="ce101" office:value-type="float" office:value="0">
            <office:annotation draw:style-name="gr2" draw:text-style-name="P1" svg:width="1.1413in" svg:height="0.5457in" svg:x="2.6457in" svg:y="4.315in" draw:caption-point-x="-0.2402in" draw:caption-point-y="0.6138in">
              <dc:date>2016-04-01T00:00:00</dc:date>
              <text:p text:style-name="P1"><text:span text:style-name="T1">Qua cty cũ lấy giấy xác nhận thuế thu nhập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4.0157in" svg:y="4.3154in" draw:caption-point-x="-0.2402in" draw:caption-point-y="0.6134in">
              <dc:date>2016-04-04T00:00:00</dc:date>
              <text:p text:style-name="P1"><text:span text:style-name="T1">Bị đau bụng</text:span></text:p>
            </office:annotation>
            <text:p>1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1" svg:width="1.1413in" svg:height="0.5457in" svg:x="7.3094in" svg:y="4.3197in" draw:caption-point-x="-0.2402in" draw:caption-point-y="0.6091in">
              <dc:date>2016-04-11T00:00:00</dc:date>
              <text:p text:style-name="P1"><text:span text:style-name="T1">Đi làm giấy tạm trú, nghỉ buổi chiều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9.2661in" svg:y="4.3217in" draw:caption-point-x="-0.2402in" draw:caption-point-y="0.6071in">
              <dc:date>2016-04-13T00:00:00</dc:date>
              <text:p text:style-name="P1"><text:span text:style-name="T1">Nghỉ buổi chiều làm thủ tục thuế</text:span></text:p>
            </office:annotation>
            <text:p>0.5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15.202in" svg:y="4.3272in" draw:caption-point-x="-0.2402in" draw:caption-point-y="0.6016in">
              <dc:date>2016-04-28T00:00:00</dc:date>
              <text:p text:style-name="P1"><text:span text:style-name="T1">Bị ốm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15.6587in" svg:y="4.328in" draw:caption-point-x="-0.2402in" draw:caption-point-y="0.6008in">
              <dc:date>2016-04-29T00:00:00</dc:date>
              <text:p text:style-name="P1"><text:span text:style-name="T1">Đi khám bệnh</text:span></text:p>
            </office:annotation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NamTV</text:p>
          </table:table-cell>
          <table:table-cell table:style-name="ce97" table:formula="of:=SUM([.D22:.AG22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8421in" svg:y="4.5657in" draw:caption-point-x="-0.2402in" draw:caption-point-y="0.6106in">
              <dc:date>2016-04-08T00:00:00</dc:date>
              <text:p text:style-name="P1"><text:span text:style-name="T1">Bận việc cá nhân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hanNM</text:p>
          </table:table-cell>
          <table:table-cell table:style-name="ce97" table:formula="of:=SUM([.D23:.AG23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7.7988in" svg:y="4.8157in" draw:caption-point-x="-0.2402in" draw:caption-point-y="0.6083in">
              <dc:date>2016-04-12T00:00:00</dc:date>
              <text:p text:style-name="P1"><text:span text:style-name="T1">Qua trường có việc bận, nghỉ buổi chiều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4.8197in" draw:caption-point-x="-0.2402in" draw:caption-point-y="0.6043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PhuongTH</text:p>
          </table:table-cell>
          <table:table-cell table:style-name="ce97" table:formula="of:=SUM([.D24:.AG2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5.0677in" draw:caption-point-x="-0.2402in" draw:caption-point-y="0.6039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SonPX</text:p>
          </table:table-cell>
          <table:table-cell table:style-name="ce97" table:formula="of:=SUM([.D25:.AG25])" office:value-type="float" office:value="4">
            <text:p>4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5.3055in" draw:caption-point-x="-0.2402in" draw:caption-point-y="0.6138in">
              <dc:date>2016-04-01T00:00:00</dc:date>
              <text:p text:style-name="P1"><text:span text:style-name="T1">Về quê</text:span></text:p>
            </office:annotation>
            <text:p>1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4.0157in" svg:y="5.3063in" draw:caption-point-x="-0.2402in" draw:caption-point-y="0.613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5.3063in" draw:caption-point-x="-0.2402in" draw:caption-point-y="0.613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9287in" svg:y="5.3063in" draw:caption-point-x="-0.2402in" draw:caption-point-y="0.613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ienND</text:p>
          </table:table-cell>
          <table:table-cell table:style-name="ce97" table:formula="of:=SUM([.D26:.AG26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7" draw:text-style-name="P1" svg:width="1.1413in" svg:height="0.2634in" svg:x="4.9287in" svg:y="5.5551in" draw:caption-point-x="-0.2402in" draw:caption-point-y="0.6122in">
              <dc:date>2016-04-05T00:00:00</dc:date>
              <text:p text:style-name="P1"><text:span text:style-name="T1">Đi du lịch</text:span></text:p>
            </office:annotation>
            <text:p>0.5</text:p>
          </table:table-cell>
          <table:table-cell table:style-name="ce101" office:value-type="float" office:value="1">
            <office:annotation draw:style-name="gr7" draw:text-style-name="P1" svg:width="1.1413in" svg:height="0.2634in" svg:x="5.3854in" svg:y="5.5547in" draw:caption-point-x="-0.2402in" draw:caption-point-y="0.6126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5.8421in" svg:y="5.5547in" draw:caption-point-x="-0.2402in" draw:caption-point-y="0.6126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achBK</text:p>
          </table:table-cell>
          <table:table-cell table:style-name="ce97" table:formula="of:=SUM([.D27:.AG27])" office:value-type="float" office:value="1">
            <text:p>1</text:p>
          </table:table-cell>
          <table:table-cell table:style-name="ce101" office:value-type="float" office:value="1">
            <office:annotation draw:style-name="gr4" draw:text-style-name="P1" svg:width="1.1413in" svg:height="0.3902in" svg:x="2.6457in" svg:y="5.7953in" draw:caption-point-x="-0.2402in" draw:caption-point-y="0.6197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aoDTH</text:p>
          </table:table-cell>
          <table:table-cell table:style-name="ce97" table:formula="of:=SUM([.D28:.AG28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6.0535in" draw:caption-point-x="-0.2402in" draw:caption-point-y="0.6091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6.0535in" draw:caption-point-x="-0.2402in" draw:caption-point-y="0.6091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amDT</text:p>
          </table:table-cell>
          <table:table-cell table:style-name="ce97" table:formula="of:=SUM([.D29:.AG29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472in" svg:y="6.2976in" draw:caption-point-x="-0.2402in" draw:caption-point-y="0.6126in">
              <dc:date>2016-04-05T00:00:00</dc:date>
              <text:p text:style-name="P1"><text:span text:style-name="T1">Đi trễ 45”, ra bank có xíu việc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inhT</text:p>
          </table:table-cell>
          <table:table-cell table:style-name="ce97" table:formula="of:=SUM([.D30:.AG30])" office:value-type="float" office:value="2">
            <text:p>2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6.5441in" draw:caption-point-x="-0.2402in" draw:caption-point-y="0.6138in">
              <dc:date>2016-04-01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5.8421in" svg:y="6.548in" draw:caption-point-x="-0.2402in" draw:caption-point-y="0.6098in">
              <dc:date>2016-04-08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289in" svg:y="6.5551in" draw:caption-point-x="-0.2402in" draw:caption-point-y="0.6028in">
              <dc:date>2016-04-26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ongDN</text:p>
          </table:table-cell>
          <table:table-cell table:style-name="ce97" table:formula="of:=SUM([.D31:.AG31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6.7921in" draw:caption-point-x="-0.2402in" draw:caption-point-y="0.6134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7.7988in" svg:y="6.7965in" draw:caption-point-x="-0.2402in" draw:caption-point-y="0.6091in">
              <dc:date>2016-04-12T00:00:00</dc:date>
              <text:p text:style-name="P1"><text:span text:style-name="T1">Bị đau bụng</text:span></text:p>
            </office:annotation>
            <text:p>1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6.7976in" draw:caption-point-x="-0.2402in" draw:caption-point-y="0.6079in">
              <dc:date>2016-04-13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7768in" svg:y="6.7965in" draw:caption-point-x="-0.2402in" draw:caption-point-y="0.6091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6.7965in" draw:caption-point-x="-0.2402in" draw:caption-point-y="0.6091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6.8016in" draw:caption-point-x="-0.2402in" draw:caption-point-y="0.6039in">
              <dc:date>2016-04-21T00:00:00</dc:date>
              <text:p text:style-name="P1"><text:span text:style-name="T1">Đi trễ ~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6.8035in" draw:caption-point-x="-0.2402in" draw:caption-point-y="0.602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uyLTT</text:p>
          </table:table-cell>
          <table:table-cell table:style-name="ce97" table:formula="of:=SUM([.D32:.AG32])" office:value-type="float" office:value="1">
            <text:p>1</text:p>
          </table:table-cell>
          <table:table-cell table:style-name="ce101" office:value-type="float" office:value="0.5">
            <office:annotation draw:style-name="gr7" draw:text-style-name="P1" svg:width="1.1413in" svg:height="0.2634in" svg:x="2.6457in" svg:y="7.0394in" draw:caption-point-x="-0.2402in" draw:caption-point-y="0.6138in">
              <dc:date>2016-04-01T00:00:00</dc:date>
              <text:p text:style-name="P1"><text:span text:style-name="T1">Bị chóng mặt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7.0476in" draw:caption-point-x="-0.2402in" draw:caption-point-y="0.6055in">
              <dc:date>2016-04-14T00:00:00</dc:date>
              <text:p text:style-name="P1"><text:span text:style-name="T1">Chở mẹ đi cv, nghỉ buổi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4" draw:text-style-name="P1" svg:width="1.1413in" svg:height="0.3902in" svg:x="11.0925in" svg:y="7.048in" draw:caption-point-x="-0.2402in" draw:caption-point-y="0.6051in">
              <dc:date>2016-04-19T00:00:00</dc:date>
              <text:p text:style-name="P1"><text:span text:style-name="T1">Xe bị thủng xăm,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7.1075in" draw:caption-point-x="-0.2402in" draw:caption-point-y="0.5457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oiDB</text:p>
          </table:table-cell>
          <table:table-cell table:style-name="ce97" table:formula="of:=SUM([.D33:.AG33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7" draw:text-style-name="P1" svg:width="1.1413in" svg:height="0.2634in" svg:x="4.0157in" svg:y="7.2874in" draw:caption-point-x="-0.2402in" draw:caption-point-y="0.6134in">
              <dc:date>2016-04-04T00:00:00</dc:date>
              <text:p text:style-name="P1"><text:span text:style-name="T1">Nghỉ buô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9.2661in" svg:y="7.2921in" draw:caption-point-x="-0.2402in" draw:caption-point-y="0.6087in">
              <dc:date>2016-04-12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7.2969in" draw:caption-point-x="-0.2402in" draw:caption-point-y="0.6039in">
              <dc:date>2016-04-2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101" office:value-type="float" office:value="1">
            <text:p>1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7.2976in" draw:caption-point-x="-0.2402in" draw:caption-point-y="0.6031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7.2988in" draw:caption-point-x="-0.2402in" draw:caption-point-y="0.602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ruyenLVC</text:p>
          </table:table-cell>
          <table:table-cell table:style-name="ce97" table:formula="of:=SUM([.D34:.AG34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7.5354in" draw:caption-point-x="-0.2402in" draw:caption-point-y="0.613in">
              <dc:date>2016-04-05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7.5394in" draw:caption-point-x="-0.2402in" draw:caption-point-y="0.6091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uanND</text:p>
          </table:table-cell>
          <table:table-cell table:style-name="ce97" table:formula="of:=SUM([.D35:.AG35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9287in" svg:y="7.7846in" draw:caption-point-x="-0.2402in" draw:caption-point-y="0.6118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5.3854in" svg:y="7.7846in" draw:caption-point-x="-0.2402in" draw:caption-point-y="0.6118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7.7886in" draw:caption-point-x="-0.2402in" draw:caption-point-y="0.6079in">
              <dc:date>2016-04-13T00:00:00</dc:date>
              <text:p text:style-name="P1"><text:span text:style-name="T1">Đi trễ, `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7.7945in" draw:caption-point-x="-0.2402in" draw:caption-point-y="0.602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VietBA</text:p>
          </table:table-cell>
          <table:table-cell table:style-name="ce97" table:formula="of:=SUM([.D36:.AG36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8.0402in" draw:caption-point-x="-0.2402in" draw:caption-point-y="0.6039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VinhP</text:p>
          </table:table-cell>
          <table:table-cell table:style-name="ce97" table:formula="of:=SUM([.D37:.AG37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VuNA</text:p>
          </table:table-cell>
          <table:table-cell table:style-name="ce97" table:formula="of:=SUM([.D38:.AG38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office:annotation draw:style-name="gr4" draw:text-style-name="P1" svg:width="1.1413in" svg:height="0.3902in" svg:x="15.6587in" svg:y="8.5374in" draw:caption-point-x="-0.2402in" draw:caption-point-y="0.602in">
              <dc:date>2016-04-26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4"/>
          <table:table-cell table:style-name="ce102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5" table:number-columns-repeated="7"/>
          <table:table-cell table:style-name="ce102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 table:number-rows-repeated="983133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5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16"/>
        <table:table-column table:style-name="co22" table:number-columns-repeated="7" table:default-cell-style-name="ce116"/>
        <table:table-column table:style-name="co21" table:number-columns-repeated="16" table:default-cell-style-name="ce116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11" table:number-columns-repeated="8"/>
          <table:table-cell table:style-name="ce119" office:value-type="string" table:number-columns-spanned="2" table:number-rows-spanned="1">
            <text:p>Month</text:p>
          </table:table-cell>
          <table:covered-table-cell table:style-name="ce120"/>
          <table:table-cell table:style-name="ce121" table:content-validation-name="val1" office:value-type="float" office:value="5" table:number-columns-spanned="2" table:number-rows-spanned="1">
            <text:p>5</text:p>
          </table:table-cell>
          <table:covered-table-cell table:style-name="ce120"/>
          <table:table-cell table:style-name="ce119" office:value-type="string" table:number-columns-spanned="2" table:number-rows-spanned="1">
            <text:p>Year</text:p>
          </table:table-cell>
          <table:covered-table-cell table:style-name="ce120"/>
          <table:table-cell table:style-name="ce119" office:value-type="float" office:value="2016" table:number-columns-spanned="2" table:number-rows-spanned="1">
            <text:p>2016</text:p>
          </table:table-cell>
          <table:covered-table-cell table:style-name="ce122"/>
          <table:table-cell table:style-name="ce111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12" table:formula="of:=DATE([.$R$1];[.N1];1)" office:value-type="date" office:date-value="2016-05-01">
            <text:p>01</text:p>
          </table:table-cell>
          <table:table-cell table:style-name="ce112" table:formula="of:=[.D2]+1" office:value-type="date" office:date-value="2016-05-02">
            <text:p>02</text:p>
          </table:table-cell>
          <table:table-cell table:style-name="ce112" table:formula="of:=[.E2]+1" office:value-type="date" office:date-value="2016-05-03">
            <text:p>03</text:p>
          </table:table-cell>
          <table:table-cell table:style-name="ce112" table:formula="of:=[.F2]+1" office:value-type="date" office:date-value="2016-05-04">
            <text:p>04</text:p>
          </table:table-cell>
          <table:table-cell table:style-name="ce112" table:formula="of:=[.G2]+1" office:value-type="date" office:date-value="2016-05-05">
            <text:p>05</text:p>
          </table:table-cell>
          <table:table-cell table:style-name="ce112" table:formula="of:=[.H2]+1" office:value-type="date" office:date-value="2016-05-06">
            <text:p>06</text:p>
          </table:table-cell>
          <table:table-cell table:style-name="ce112" table:formula="of:=[.I2]+1" office:value-type="date" office:date-value="2016-05-07">
            <text:p>07</text:p>
          </table:table-cell>
          <table:table-cell table:style-name="ce112" table:formula="of:=[.J2]+1" office:value-type="date" office:date-value="2016-05-08">
            <text:p>08</text:p>
          </table:table-cell>
          <table:table-cell table:style-name="ce112" table:formula="of:=[.K2]+1" office:value-type="date" office:date-value="2016-05-09">
            <text:p>09</text:p>
          </table:table-cell>
          <table:table-cell table:style-name="ce112" table:formula="of:=[.L2]+1" office:value-type="date" office:date-value="2016-05-10">
            <text:p>10</text:p>
          </table:table-cell>
          <table:table-cell table:style-name="ce112" table:formula="of:=[.M2]+1" office:value-type="date" office:date-value="2016-05-11">
            <text:p>11</text:p>
          </table:table-cell>
          <table:table-cell table:style-name="ce112" table:formula="of:=[.N2]+1" office:value-type="date" office:date-value="2016-05-12">
            <text:p>12</text:p>
          </table:table-cell>
          <table:table-cell table:style-name="ce112" table:formula="of:=[.O2]+1" office:value-type="date" office:date-value="2016-05-13">
            <text:p>13</text:p>
          </table:table-cell>
          <table:table-cell table:style-name="ce112" table:formula="of:=[.P2]+1" office:value-type="date" office:date-value="2016-05-14">
            <text:p>14</text:p>
          </table:table-cell>
          <table:table-cell table:style-name="ce112" table:formula="of:=[.Q2]+1" office:value-type="date" office:date-value="2016-05-15">
            <text:p>15</text:p>
          </table:table-cell>
          <table:table-cell table:style-name="ce112" table:formula="of:=[.R2]+1" office:value-type="date" office:date-value="2016-05-16">
            <text:p>16</text:p>
          </table:table-cell>
          <table:table-cell table:style-name="ce112" table:formula="of:=[.S2]+1" office:value-type="date" office:date-value="2016-05-17">
            <text:p>17</text:p>
          </table:table-cell>
          <table:table-cell table:style-name="ce112" table:formula="of:=[.T2]+1" office:value-type="date" office:date-value="2016-05-18">
            <text:p>18</text:p>
          </table:table-cell>
          <table:table-cell table:style-name="ce112" table:formula="of:=[.U2]+1" office:value-type="date" office:date-value="2016-05-19">
            <text:p>19</text:p>
          </table:table-cell>
          <table:table-cell table:style-name="ce112" table:formula="of:=[.V2]+1" office:value-type="date" office:date-value="2016-05-20">
            <text:p>20</text:p>
          </table:table-cell>
          <table:table-cell table:style-name="ce112" table:formula="of:=[.W2]+1" office:value-type="date" office:date-value="2016-05-21">
            <text:p>21</text:p>
          </table:table-cell>
          <table:table-cell table:style-name="ce112" table:formula="of:=[.X2]+1" office:value-type="date" office:date-value="2016-05-22">
            <text:p>22</text:p>
          </table:table-cell>
          <table:table-cell table:style-name="ce112" table:formula="of:=[.Y2]+1" office:value-type="date" office:date-value="2016-05-23">
            <text:p>23</text:p>
          </table:table-cell>
          <table:table-cell table:style-name="ce112" table:formula="of:=[.Z2]+1" office:value-type="date" office:date-value="2016-05-24">
            <text:p>24</text:p>
          </table:table-cell>
          <table:table-cell table:style-name="ce112" table:formula="of:=[.AA2]+1" office:value-type="date" office:date-value="2016-05-25">
            <text:p>25</text:p>
          </table:table-cell>
          <table:table-cell table:style-name="ce112" table:formula="of:=[.AB2]+1" office:value-type="date" office:date-value="2016-05-26">
            <text:p>26</text:p>
          </table:table-cell>
          <table:table-cell table:style-name="ce112" table:formula="of:=[.AC2]+1" office:value-type="date" office:date-value="2016-05-27">
            <text:p>27</text:p>
          </table:table-cell>
          <table:table-cell table:style-name="ce112" table:formula="of:=[.AD2]+1" office:value-type="date" office:date-value="2016-05-28">
            <text:p>28</text:p>
          </table:table-cell>
          <table:table-cell table:style-name="ce112" table:formula="of:=[.AE2]+1" office:value-type="date" office:date-value="2016-05-29">
            <text:p>29</text:p>
          </table:table-cell>
          <table:table-cell table:style-name="ce112" table:formula="of:=[.AF2]+1" office:value-type="date" office:date-value="2016-05-30">
            <text:p>30</text:p>
          </table:table-cell>
          <table:table-cell table:style-name="ce112" table:formula="of:=[.AG2]+1" office:value-type="date" office:date-value="2016-05-31">
            <text:p>31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13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E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3.1024in" svg:y="0in" draw:caption-point-x="-0.2402in" draw:caption-point-y="0.4705in">
              <dc:date>2016-04-29T00:00:00</dc:date>
              <text:p text:style-name="P1"><text:span text:style-name="T1">Nghỉ bù lễ 30/4</text:span></text:p>
            </office:annotation>
            <text:p>Mon</text:p>
          </table:table-cell>
          <table:table-cell table:style-name="ce113" table:formula="of:=CHOOSE(WEEKDAY([.F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3.5591in" svg:y="0in" draw:caption-point-x="-0.2402in" draw:caption-point-y="0.4705in">
              <dc:date>2016-04-29T00:00:00</dc:date>
              <text:p text:style-name="P1"><text:span text:style-name="T1">Nghỉ bù lẽ 1/5</text:span></text:p>
            </office:annotation>
            <text:p>Tue</text:p>
          </table:table-cell>
          <table:table-cell table:style-name="ce113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10" table:formula="of:=SUM([.D4:.AH4])" office:value-type="float" office:value="0.5">
            <text:p>0.5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4.9287in" svg:y="0.1047in" draw:caption-point-x="-0.2402in" draw:caption-point-y="0.6134in">
              <dc:date>2016-05-06T00:00:00</dc:date>
              <text:p text:style-name="P1"><text:span text:style-name="T1">Đi trễ, 8h5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0.1055in" draw:caption-point-x="-0.2402in" draw:caption-point-y="0.6126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1063in" draw:caption-point-x="-0.2402in" draw:caption-point-y="0.6118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0.1791in" svg:y="0.111in" draw:caption-point-x="-0.2402in" draw:caption-point-y="0.6071in">
              <dc:date>2016-05-17T00:00:00</dc:date>
              <text:p text:style-name="P1"><text:span text:style-name="T1">Bị sốt, nghỉ buổi sáng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10" table:formula="of:=SUM([.D5:.AH5])" office:value-type="float" office:value="2">
            <text:p>2</text:p>
          </table:table-cell>
          <table:table-cell table:style-name="ce114" table:number-columns-repeated="3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0.352in" draw:caption-point-x="-0.2402in" draw:caption-point-y="0.6138in">
              <dc:date>2016-05-05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0.3531in" draw:caption-point-x="-0.2402in" draw:caption-point-y="0.6126in">
              <dc:date>2016-05-09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6.8205in" svg:y="0.3528in" draw:caption-point-x="-0.2402in" draw:caption-point-y="0.613in">
              <dc:date>2016-05-06T00:00:00</dc:date>
              <text:p text:style-name="P1"><text:span text:style-name="T1">Đi làm giấy tờ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3555in" draw:caption-point-x="-0.2402in" draw:caption-point-y="0.6102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4" draw:text-style-name="P1" svg:width="1.1413in" svg:height="0.3902in" svg:x="16.1154in" svg:y="0.3657in" draw:caption-point-x="-0.2402in" draw:caption-point-y="0.6in">
              <dc:date>2016-05-30T00:00:00</dc:date>
              <text:p text:style-name="P1"><text:span text:style-name="T1">Bị đau đầu</text:span></text:p>
              <text:p text:style-name="P1"><text:span text:style-name="T1"/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10" table:formula="of:=SUM([.D6:.AH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2" draw:text-style-name="P1" svg:width="1.1413in" svg:height="0.5457in" svg:x="16.572in" svg:y="0.6138in" draw:caption-point-x="-0.2402in" draw:caption-point-y="0.5996in">
              <dc:date>2016-05-31T00:00:00</dc:date>
              <text:p text:style-name="P1"><text:span text:style-name="T1">Bận việc riêng đột xuất nên vào trễ &gt;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10" table:formula="of:=SUM([.D7:.AH7])" office:value-type="float" office:value="1">
            <text:p>1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4.9287in" svg:y="0.848in" draw:caption-point-x="-0.2402in" draw:caption-point-y="0.613in">
              <dc:date>2016-05-06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8492in" draw:caption-point-x="-0.2402in" draw:caption-point-y="0.6118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8508in" draw:caption-point-x="-0.2402in" draw:caption-point-y="0.6102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10" table:formula="of:=SUM([.D8:.AH8])" office:value-type="float" office:value="3">
            <text:p>3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0972in" draw:caption-point-x="-0.2402in" draw:caption-point-y="0.6114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289in" svg:y="1.0972in" draw:caption-point-x="-0.2402in" draw:caption-point-y="0.6114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7457in" svg:y="1.0972in" draw:caption-point-x="-0.2402in" draw:caption-point-y="0.6114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10" table:formula="of:=SUM([.D9:.AH9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1.3457in" draw:caption-point-x="-0.2402in" draw:caption-point-y="0.611in">
              <dc:date>2016-05-11T00:00:00</dc:date>
              <text:p text:style-name="P1"><text:span text:style-name="T1">Bị đau bụng, xi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3.8323in" svg:y="1.3547in" draw:caption-point-x="-0.2402in" draw:caption-point-y="0.602in">
              <dc:date>2016-05-25T00:00:00</dc:date>
              <text:p text:style-name="P1"><text:span text:style-name="T1">Nghỉ buổi sáng đi lấy bằng lái xe</text:span></text:p>
            </office:annotation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10" table:formula="of:=SUM([.D10:.AH10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2" draw:text-style-name="P1" svg:width="1.1413in" svg:height="0.5457in" svg:x="8.2878in" svg:y="1.5941in" draw:caption-point-x="-0.2402in" draw:caption-point-y="0.6102in">
              <dc:date>2016-05-12T00:00:00</dc:date>
              <text:p text:style-name="P1"><text:span text:style-name="T1">Nghỉ 1 ngày để ôn thi cao học</text:span></text:p>
              <text:p text:style-name="P1"><text:span text:style-name="T1"/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6028in" draw:caption-point-x="-0.2402in" draw:caption-point-y="0.6016in">
              <dc:date>2016-05-2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10" table:formula="of:=SUM([.D11:.AH11])" office:value-type="float" office:value="5">
            <text:p>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1.8394in" draw:caption-point-x="-0.2402in" draw:caption-point-y="0.6126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1.8402in" draw:caption-point-x="-0.2402in" draw:caption-point-y="0.6118in">
              <dc:date>2016-05-10T00:00:00</dc:date>
              <text:p text:style-name="P1"><text:span text:style-name="T1">Đi trễ, ~ 8h4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0.1791in" svg:y="1.8449in" draw:caption-point-x="-0.2402in" draw:caption-point-y="0.6071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0.6358in" svg:y="1.8449in" draw:caption-point-x="-0.2402in" draw:caption-point-y="0.6071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0925in" svg:y="1.8449in" draw:caption-point-x="-0.2402in" draw:caption-point-y="0.6071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1.8449in" draw:caption-point-x="-0.2402in" draw:caption-point-y="0.6071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1.8449in" draw:caption-point-x="-0.2402in" draw:caption-point-y="0.6071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>
            <office:annotation draw:style-name="gr7" draw:text-style-name="P1" svg:width="1.1413in" svg:height="0.2634in" svg:x="13.3756in" svg:y="1.8492in" draw:caption-point-x="-0.2402in" draw:caption-point-y="0.6028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3.8323in" svg:y="1.8492in" draw:caption-point-x="-0.2402in" draw:caption-point-y="0.6028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289in" svg:y="1.8492in" draw:caption-point-x="-0.2402in" draw:caption-point-y="0.6028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7457in" svg:y="1.8492in" draw:caption-point-x="-0.2402in" draw:caption-point-y="0.6028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 table:number-columns-repeated="2"/>
          <table:table-cell table:style-name="ce114">
            <office:annotation draw:style-name="gr7" draw:text-style-name="P1" svg:width="1.1413in" svg:height="0.2634in" svg:x="16.1154in" svg:y="1.8492in" draw:caption-point-x="-0.2402in" draw:caption-point-y="0.6028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6.572in" svg:y="1.8492in" draw:caption-point-x="-0.2402in" draw:caption-point-y="0.6028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10" table:formula="of:=SUM([.D12:.AH12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2.0854in" draw:caption-point-x="-0.2402in" draw:caption-point-y="0.6142in">
              <dc:date>2016-05-04T00:00:00</dc:date>
              <text:p text:style-name="P1"><text:span text:style-name="T1">Qua trường có việc đột xuất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2" draw:text-style-name="P1" svg:width="1.1413in" svg:height="0.5457in" svg:x="6.3311in" svg:y="2.087in" draw:caption-point-x="-0.2402in" draw:caption-point-y="0.6126in">
              <dc:date>2016-05-09T00:00:00</dc:date>
              <text:p text:style-name="P1"><text:span text:style-name="T1">Bận việc nhà đột xuất, x9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0878in" draw:caption-point-x="-0.2402in" draw:caption-point-y="0.6118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2.0886in" draw:caption-point-x="-0.2402in" draw:caption-point-y="0.611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7.7988in" svg:y="2.0906in" draw:caption-point-x="-0.2402in" draw:caption-point-y="0.6091in">
              <dc:date>2016-05-12T00:00:00</dc:date>
              <text:p text:style-name="P1"><text:span text:style-name="T1">Đi họp bên trườ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1.5492in" svg:y="2.0961in" draw:caption-point-x="-0.2402in" draw:caption-point-y="0.6035in">
              <dc:date>2016-05-2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2.0984in" draw:caption-point-x="-0.2402in" draw:caption-point-y="0.6012in">
              <dc:date>2016-05-27T00:00:00</dc:date>
              <text:p text:style-name="P1"><text:span text:style-name="T1">Bận việc nhà, ~9h vào cty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10" table:formula="of:=SUM([.D13:.AH1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10" table:formula="of:=SUM([.D14:.AH14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1">
            <office:annotation draw:style-name="gr2" draw:text-style-name="P1" svg:width="1.1413in" svg:height="0.5457in" svg:x="4.0157in" svg:y="2.5807in" draw:caption-point-x="-0.2402in" draw:caption-point-y="0.6142in">
              <dc:date>2016-05-04T00:00:00</dc:date>
              <text:p text:style-name="P1"><text:span text:style-name="T1">Nghỉ 1 ngày, chuyến bay bị hoãn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2.5815in" draw:caption-point-x="-0.2402in" draw:caption-point-y="0.6134in">
              <dc:date>2016-05-06T00:00:00</dc:date>
              <text:p text:style-name="P1"><text:span text:style-name="T1">7h30 vào cty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2.5866in" draw:caption-point-x="-0.2402in" draw:caption-point-y="0.6083in">
              <dc:date>2016-05-13T00:00:00</dc:date>
              <text:p text:style-name="P1"><text:span text:style-name="T1">Đi lấy thuốc đau chân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9.7228in" svg:y="2.587in" draw:caption-point-x="-0.2402in" draw:caption-point-y="0.6079in">
              <dc:date>2016-05-16T00:00:00</dc:date>
              <text:p text:style-name="P1"><text:span text:style-name="T1">Ngủ quên, 9h vô cty</text:span></text:p>
            </office:annotation>
            <text:p>0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HT</text:p>
          </table:table-cell>
          <table:table-cell table:style-name="ce110" table:formula="of:=SUM([.D15:.AH15])" office:value-type="float" office:value="0.5">
            <text:p>0.5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2.8283in" draw:caption-point-x="-0.2402in" draw:caption-point-y="0.6142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.5">
            <office:annotation draw:style-name="gr2" draw:text-style-name="P1" svg:width="1.1413in" svg:height="0.5457in" svg:x="6.3311in" svg:y="2.8303in" draw:caption-point-x="-0.2402in" draw:caption-point-y="0.6122in">
              <dc:date>2016-05-09T00:00:00</dc:date>
              <text:p text:style-name="P1"><text:span text:style-name="T1">Bị mệt, nghỉ buổi chiều</text:span></text:p>
              <text:p text:style-name="P1"><text:span text:style-name="T1"/></text:p>
            </office:annotation>
            <text:p>0.5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110" table:formula="of:=SUM([.D16:.AH1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3.0776in" draw:caption-point-x="-0.2402in" draw:caption-point-y="0.6126in">
              <dc:date>2016-05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3.0783in" draw:caption-point-x="-0.2402in" draw:caption-point-y="0.6118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3.0886in" draw:caption-point-x="-0.2402in" draw:caption-point-y="0.6016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4.7457in" svg:y="3.089in" draw:caption-point-x="-0.2402in" draw:caption-point-y="0.6012in">
              <dc:date>2016-05-27T00:00:00</dc:date>
              <text:p text:style-name="P1"><text:span text:style-name="T1">8h4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6.572in" svg:y="3.0909in" draw:caption-point-x="-0.2402in" draw:caption-point-y="0.5992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ungPN</text:p>
          </table:table-cell>
          <table:table-cell table:style-name="ce110" table:formula="of:=SUM([.D17:.AH17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7.7988in" svg:y="3.3295in" draw:caption-point-x="-0.2402in" draw:caption-point-y="0.6087in">
              <dc:date>2016-05-12T00:00:00</dc:date>
              <text:p text:style-name="P1"><text:span text:style-name="T1">Nghỉ buổi chiều đi khám chân bị đau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110" table:formula="of:=SUM([.D18:.AH18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2" draw:text-style-name="P1" svg:width="1.1413in" svg:height="0.5457in" svg:x="9.7228in" svg:y="3.578in" draw:caption-point-x="-0.2402in" draw:caption-point-y="0.6079in">
              <dc:date>2016-05-13T00:00:00</dc:date>
              <text:p text:style-name="P1"><text:span text:style-name="T1">Không dc khỏe, xin nghỉ 1 ngày để refresh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LuanNN</text:p>
          </table:table-cell>
          <table:table-cell table:style-name="ce110" table:formula="of:=SUM([.D19:.AH19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0.6358in" svg:y="3.8268in" draw:caption-point-x="-0.2402in" draw:caption-point-y="0.6067in">
              <dc:date>2016-05-18T00:00:00</dc:date>
              <text:p text:style-name="P1"><text:span text:style-name="T1">Vào trễ, 8h30 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3.8323in" draw:caption-point-x="-0.2402in" draw:caption-point-y="0.6012in">
              <dc:date>2016-05-27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MaiNTT</text:p>
          </table:table-cell>
          <table:table-cell table:style-name="ce110" table:formula="of:=SUM([.D20:.AH20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0.6358in" svg:y="4.0744in" draw:caption-point-x="-0.2402in" draw:caption-point-y="0.6067in">
              <dc:date>2016-05-18T00:00:00</dc:date>
              <text:p text:style-name="P1"><text:span text:style-name="T1">Xe bị hư nê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4.0799in" draw:caption-point-x="-0.2402in" draw:caption-point-y="0.6012in">
              <dc:date>2016-05-27T00:00:00</dc:date>
              <text:p text:style-name="P1"><text:span text:style-name="T1">Ra ngân hang nên vô trễ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MinhTD</text:p>
          </table:table-cell>
          <table:table-cell table:style-name="ce110" table:formula="of:=SUM([.D21:.AH21])" office:value-type="float" office:value="3">
            <text:p>3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9.7228in" svg:y="4.3209in" draw:caption-point-x="-0.2402in" draw:caption-point-y="0.6079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4" draw:text-style-name="P1" svg:width="1.1413in" svg:height="0.3902in" svg:x="16.1154in" svg:y="4.3283in" draw:caption-point-x="-0.2402in" draw:caption-point-y="0.6004in">
              <dc:date>2016-05-30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14" office:value-type="float" office:value="1">
            <office:annotation draw:style-name="gr4" draw:text-style-name="P1" svg:width="1.1413in" svg:height="0.3902in" svg:x="16.572in" svg:y="4.3283in" draw:caption-point-x="-0.2402in" draw:caption-point-y="0.6004in">
              <dc:date>2016-05-30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NamTV</text:p>
          </table:table-cell>
          <table:table-cell table:style-name="ce110" table:formula="of:=SUM([.D22:.AH22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6.8205in" svg:y="4.5646in" draw:caption-point-x="-0.2402in" draw:caption-point-y="0.6118in">
              <dc:date>2016-05-09T00:00:00</dc:date>
              <text:p text:style-name="P1"><text:span text:style-name="T1">Nghỉ buổi sáng, bận việc cá nhân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4.5768in" draw:caption-point-x="-0.2402in" draw:caption-point-y="0.5996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hanNM</text:p>
          </table:table-cell>
          <table:table-cell table:style-name="ce110" table:formula="of:=SUM([.D23:.AH23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4.8138in" draw:caption-point-x="-0.2402in" draw:caption-point-y="0.6102in">
              <dc:date>2016-05-12T00:00:00</dc:date>
              <text:p text:style-name="P1"><text:span text:style-name="T1">Lên trường có việc nên vào trễ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4.811in" draw:caption-point-x="-0.2402in" draw:caption-point-y="0.613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3.8323in" svg:y="4.822in" draw:caption-point-x="-0.2402in" draw:caption-point-y="0.602in">
              <dc:date>2016-05-25T00:00:00</dc:date>
              <text:p text:style-name="P1"><text:span text:style-name="T1">Qua trường có việc nên vô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PhuongTH</text:p>
          </table:table-cell>
          <table:table-cell table:style-name="ce110" table:formula="of:=SUM([.D24:.AH24])" office:value-type="float" office:value="1.5">
            <text:p>1.5</text:p>
          </table:table-cell>
          <table:table-cell table:style-name="ce114" table:number-columns-repeated="3"/>
          <table:table-cell table:style-name="ce114" office:value-type="float" office:value="0">
            <office:annotation draw:style-name="gr7" draw:text-style-name="P1" svg:width="1.1413in" svg:height="0.2634in" svg:x="4.0157in" svg:y="5.0579in" draw:caption-point-x="-0.2402in" draw:caption-point-y="0.6138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5.0579in" draw:caption-point-x="-0.2402in" draw:caption-point-y="0.6138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5.0579in" draw:caption-point-x="-0.2402in" draw:caption-point-y="0.6138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5.0579in" draw:caption-point-x="-0.2402in" draw:caption-point-y="0.6138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5.0579in" draw:caption-point-x="-0.2402in" draw:caption-point-y="0.6138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3094in" svg:y="5.0579in" draw:caption-point-x="-0.2402in" draw:caption-point-y="0.6138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7988in" svg:y="5.0579in" draw:caption-point-x="-0.2402in" draw:caption-point-y="0.6138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8.2878in" svg:y="5.0579in" draw:caption-point-x="-0.2402in" draw:caption-point-y="0.6138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5.0677in" draw:caption-point-x="-0.2402in" draw:caption-point-y="0.6039in">
              <dc:date>2016-05-20T00:00:00</dc:date>
              <text:p text:style-name="P1"><text:span text:style-name="T1">Bị đau răng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5.0701in" draw:caption-point-x="-0.2402in" draw:caption-point-y="0.6016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8" draw:text-style-name="P1" svg:width="1.1413in" svg:height="1.0122in" svg:x="16.572in" svg:y="5.072in" draw:caption-point-x="-0.2402in" draw:caption-point-y="0.5996in">
              <dc:date>2016-05-31T00:00:00</dc:date>
              <text:p text:style-name="P1"><text:span text:style-name="T1">Ra ngân hàng vào trễ <text:s/>quá 50% giờ làm buổi sáng nên tính nghỉ buổi sáng</text:span></text:p>
              <text:p text:style-name="P1"><text:span text:style-name="T1"/></text:p>
            </office:annotation>
            <text:p>0.5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SonPX</text:p>
          </table:table-cell>
          <table:table-cell table:style-name="ce110" table:formula="of:=SUM([.D25:.AH25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ienND</text:p>
          </table:table-cell>
          <table:table-cell table:style-name="ce110" table:formula="of:=SUM([.D26:.AH2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achBK</text:p>
          </table:table-cell>
          <table:table-cell table:style-name="ce110" table:formula="of:=SUM([.D27:.AH27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5.8035in" draw:caption-point-x="-0.2402in" draw:caption-point-y="0.6114in">
              <dc:date>2016-05-10T00:00:00</dc:date>
              <text:p text:style-name="P1"><text:span text:style-name="T1">Đi làm trễ, 8h50 vào cty</text:span></text:p>
            </office:annotation>
            <text:p>0</text:p>
          </table:table-cell>
          <table:table-cell table:style-name="ce114" office:value-type="float" office:value="0.5">
            <office:annotation draw:style-name="gr9" draw:text-style-name="P1" svg:width="1.1413in" svg:height="0.8567in" svg:x="7.3094in" svg:y="5.8039in" draw:caption-point-x="-0.2402in" draw:caption-point-y="0.611in">
              <dc:date>2016-05-12T00:00:00</dc:date>
              <text:p text:style-name="P1"><text:span text:style-name="T1">Chở con đi chích ngừa, nhưng có làm việc ở nhà buổi chiều</text:span></text:p>
              <text:p text:style-name="P1"><text:span text:style-name="T1"/></text:p>
            </office:annotation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2" draw:text-style-name="P1" svg:width="1.1413in" svg:height="0.5457in" svg:x="12.9189in" svg:y="5.8122in" draw:caption-point-x="-0.2402in" draw:caption-point-y="0.6028in">
              <dc:date>2016-05-23T00:00:00</dc:date>
              <text:p text:style-name="P1"><text:span text:style-name="T1">Ra ngân hàng có việc bận (~9h30 vào cty)</text:span></text:p>
            </office:annotation>
            <text:p>0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aoDTH</text:p>
          </table:table-cell>
          <table:table-cell table:style-name="ce110" table:formula="of:=SUM([.D28:.AH28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1.5492in" svg:y="6.0512in" draw:caption-point-x="-0.2402in" draw:caption-point-y="0.6114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6.061in" draw:caption-point-x="-0.2402in" draw:caption-point-y="0.6016in">
              <dc:date>2016-05-2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4.7457in" svg:y="6.0512in" draw:caption-point-x="-0.2402in" draw:caption-point-y="0.6114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6.063in" draw:caption-point-x="-0.2402in" draw:caption-point-y="0.5996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amDT</text:p>
          </table:table-cell>
          <table:table-cell table:style-name="ce110" table:formula="of:=SUM([.D29:.AH29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inhT</text:p>
          </table:table-cell>
          <table:table-cell table:style-name="ce110" table:formula="of:=SUM([.D30:.AH30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ongDN</text:p>
          </table:table-cell>
          <table:table-cell table:style-name="ce110" table:formula="of:=SUM([.D31:.AH31])" office:value-type="float" office:value="0">
            <text:p>0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6.7913in" draw:caption-point-x="-0.2402in" draw:caption-point-y="0.6142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6.7913in" draw:caption-point-x="-0.2402in" draw:caption-point-y="0.6142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6.7913in" draw:caption-point-x="-0.2402in" draw:caption-point-y="0.6142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uyLTT</text:p>
          </table:table-cell>
          <table:table-cell table:style-name="ce110" table:formula="of:=SUM([.D32:.AH32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7.039in" draw:caption-point-x="-0.2402in" draw:caption-point-y="0.6142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7.0406in" draw:caption-point-x="-0.2402in" draw:caption-point-y="0.6126in">
              <dc:date>2016-05-09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7.0402in" draw:caption-point-x="-0.2402in" draw:caption-point-y="0.613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7.0472in" draw:caption-point-x="-0.2402in" draw:caption-point-y="0.6059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oiDB</text:p>
          </table:table-cell>
          <table:table-cell table:style-name="ce110" table:formula="of:=SUM([.D33:.AH33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7.289in" draw:caption-point-x="-0.2402in" draw:caption-point-y="0.6118in">
              <dc:date>2016-05-10T00:00:00</dc:date>
              <text:p text:style-name="P1"><text:span text:style-name="T1">~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7.2898in" draw:caption-point-x="-0.2402in" draw:caption-point-y="0.611in">
              <dc:date>2016-05-1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9.7228in" svg:y="7.2929in" draw:caption-point-x="-0.2402in" draw:caption-point-y="0.6079in">
              <dc:date>2016-05-16T00:00:00</dc:date>
              <text:p text:style-name="P1"><text:span text:style-name="T1">Ngủ quên, tới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1.0925in" svg:y="7.2949in" draw:caption-point-x="-0.2402in" draw:caption-point-y="0.6059in">
              <dc:date>2016-05-19T00:00:00</dc:date>
              <text:p text:style-name="P1"><text:span text:style-name="T1">Đau đầu, nghỉ buổi sá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7.2992in" draw:caption-point-x="-0.2402in" draw:caption-point-y="0.6016in">
              <dc:date>2016-05-26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6.572in" svg:y="7.3016in" draw:caption-point-x="-0.2402in" draw:caption-point-y="0.5992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ruyenLVC</text:p>
          </table:table-cell>
          <table:table-cell table:style-name="ce110" table:formula="of:=SUM([.D34:.AH34])" office:value-type="float" office:value="2.5">
            <text:p>2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6.3311in" svg:y="7.5358in" draw:caption-point-x="-0.2402in" draw:caption-point-y="0.6126in">
              <dc:date>2016-05-09T00:00:00</dc:date>
              <text:p text:style-name="P1"><text:span text:style-name="T1">Đi khám bệnh</text:span></text:p>
            </office:annotation>
            <text:p>1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7.5374in" draw:caption-point-x="-0.2402in" draw:caption-point-y="0.611in">
              <dc:date>2016-05-11T00:00:00</dc:date>
              <text:p text:style-name="P1"><text:span text:style-name="T1">Nghỉ buổi chiều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7.5374in" draw:caption-point-x="-0.2402in" draw:caption-point-y="0.611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7.5374in" draw:caption-point-x="-0.2402in" draw:caption-point-y="0.611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7.5374in" draw:caption-point-x="-0.2402in" draw:caption-point-y="0.611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.5">
            <office:annotation draw:style-name="gr7" draw:text-style-name="P1" svg:width="1.1413in" svg:height="0.2634in" svg:x="9.7228in" svg:y="7.5413in" draw:caption-point-x="-0.2402in" draw:caption-point-y="0.6071in">
              <dc:date>2016-05-16T00:00:00</dc:date>
              <text:p text:style-name="P1"><text:span text:style-name="T1">Đi tái khám</text:span></text:p>
            </office:annotation>
            <text:p>0.5</text:p>
          </table:table-cell>
          <table:table-cell table:style-name="ce114" office:value-type="float" office:value="0">
            <office:annotation draw:style-name="gr7" draw:text-style-name="P1" svg:width="1.1413in" svg:height="0.2634in" svg:x="10.1791in" svg:y="7.5417in" draw:caption-point-x="-0.2402in" draw:caption-point-y="0.6067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0.6358in" svg:y="7.5417in" draw:caption-point-x="-0.2402in" draw:caption-point-y="0.6067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7.5457in" draw:caption-point-x="-0.2402in" draw:caption-point-y="0.6028in">
              <dc:date>2016-05-23T00:00:00</dc:date>
              <text:p text:style-name="P1"><text:span text:style-name="T1">Đi tái khá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3" draw:text-style-name="P1" svg:width="1.1413in" svg:height="0.7012in" svg:x="14.289in" svg:y="7.5469in" draw:caption-point-x="-0.2402in" draw:caption-point-y="0.6016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3" draw:text-style-name="P1" svg:width="1.1413in" svg:height="0.7012in" svg:x="16.1154in" svg:y="7.5469in" draw:caption-point-x="-0.2402in" draw:caption-point-y="0.6016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uanND</text:p>
          </table:table-cell>
          <table:table-cell table:style-name="ce110" table:formula="of:=SUM([.D35:.AH35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7.7854in" draw:caption-point-x="-0.2402in" draw:caption-point-y="0.611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9.7228in" svg:y="7.789in" draw:caption-point-x="-0.2402in" draw:caption-point-y="0.6075in">
              <dc:date>2016-05-16T00:00:00</dc:date>
              <text:p text:style-name="P1"><text:span text:style-name="T1">Ngủ quên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11.0925in" svg:y="7.7917in" draw:caption-point-x="-0.2402in" draw:caption-point-y="0.6047in">
              <dc:date>2016-05-19T00:00:00</dc:date>
              <text:p text:style-name="P1"><text:span text:style-name="T1">Nghỉ sáng, đưa ng nhà đi khám bệnh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7.7969in" draw:caption-point-x="-0.2402in" draw:caption-point-y="0.5996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VietBA</text:p>
          </table:table-cell>
          <table:table-cell table:style-name="ce110" table:formula="of:=SUM([.D36:.AH36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9.7228in" svg:y="8.0362in" draw:caption-point-x="-0.2402in" draw:caption-point-y="0.6079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8.0382in" draw:caption-point-x="-0.2402in" draw:caption-point-y="0.6059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8.0425in" draw:caption-point-x="-0.2402in" draw:caption-point-y="0.6016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8.0445in" draw:caption-point-x="-0.2402in" draw:caption-point-y="0.5996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VinhP</text:p>
          </table:table-cell>
          <table:table-cell table:style-name="ce110" table:formula="of:=SUM([.D37:.AH37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VuNA</text:p>
          </table:table-cell>
          <table:table-cell table:style-name="ce110" table:formula="of:=SUM([.D38:.AH38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1.5492in" svg:y="8.535in" draw:caption-point-x="-0.2402in" draw:caption-point-y="0.6043in">
              <dc:date>2016-05-19T00:00:00</dc:date>
              <text:p text:style-name="P1"><text:span text:style-name="T1">Về quê tham ba của bạn bị ốm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7"/>
          <table:table-cell table:style-name="ce115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8" table:number-columns-repeated="7"/>
          <table:table-cell table:style-name="ce115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 table:number-rows-repeated="98313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6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29"/>
        <table:table-column table:style-name="co22" table:number-columns-repeated="7" table:default-cell-style-name="ce129"/>
        <table:table-column table:style-name="co21" table:number-columns-repeated="15" table:default-cell-style-name="ce129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24" table:number-columns-repeated="8"/>
          <table:table-cell table:style-name="ce132" office:value-type="string" table:number-columns-spanned="2" table:number-rows-spanned="1">
            <text:p>Month</text:p>
          </table:table-cell>
          <table:covered-table-cell table:style-name="ce133"/>
          <table:table-cell table:style-name="ce134" table:content-validation-name="val1" office:value-type="float" office:value="6" table:number-columns-spanned="2" table:number-rows-spanned="1">
            <text:p>6</text:p>
          </table:table-cell>
          <table:covered-table-cell table:style-name="ce133"/>
          <table:table-cell table:style-name="ce132" office:value-type="string" table:number-columns-spanned="2" table:number-rows-spanned="1">
            <text:p>Year</text:p>
          </table:table-cell>
          <table:covered-table-cell table:style-name="ce133"/>
          <table:table-cell table:style-name="ce132" office:value-type="float" office:value="2016" table:number-columns-spanned="2" table:number-rows-spanned="1">
            <text:p>2016</text:p>
          </table:table-cell>
          <table:covered-table-cell table:style-name="ce135"/>
          <table:table-cell table:style-name="ce124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25" table:formula="of:=DATE([.$R$1];[.N1];1)" office:value-type="date" office:date-value="2016-06-01">
            <text:p>01</text:p>
          </table:table-cell>
          <table:table-cell table:style-name="ce125" table:formula="of:=[.D2]+1" office:value-type="date" office:date-value="2016-06-02">
            <text:p>02</text:p>
          </table:table-cell>
          <table:table-cell table:style-name="ce125" table:formula="of:=[.E2]+1" office:value-type="date" office:date-value="2016-06-03">
            <text:p>03</text:p>
          </table:table-cell>
          <table:table-cell table:style-name="ce125" table:formula="of:=[.F2]+1" office:value-type="date" office:date-value="2016-06-04">
            <text:p>04</text:p>
          </table:table-cell>
          <table:table-cell table:style-name="ce125" table:formula="of:=[.G2]+1" office:value-type="date" office:date-value="2016-06-05">
            <text:p>05</text:p>
          </table:table-cell>
          <table:table-cell table:style-name="ce125" table:formula="of:=[.H2]+1" office:value-type="date" office:date-value="2016-06-06">
            <text:p>06</text:p>
          </table:table-cell>
          <table:table-cell table:style-name="ce125" table:formula="of:=[.I2]+1" office:value-type="date" office:date-value="2016-06-07">
            <text:p>07</text:p>
          </table:table-cell>
          <table:table-cell table:style-name="ce125" table:formula="of:=[.J2]+1" office:value-type="date" office:date-value="2016-06-08">
            <text:p>08</text:p>
          </table:table-cell>
          <table:table-cell table:style-name="ce125" table:formula="of:=[.K2]+1" office:value-type="date" office:date-value="2016-06-09">
            <text:p>09</text:p>
          </table:table-cell>
          <table:table-cell table:style-name="ce125" table:formula="of:=[.L2]+1" office:value-type="date" office:date-value="2016-06-10">
            <text:p>10</text:p>
          </table:table-cell>
          <table:table-cell table:style-name="ce125" table:formula="of:=[.M2]+1" office:value-type="date" office:date-value="2016-06-11">
            <text:p>11</text:p>
          </table:table-cell>
          <table:table-cell table:style-name="ce125" table:formula="of:=[.N2]+1" office:value-type="date" office:date-value="2016-06-12">
            <text:p>12</text:p>
          </table:table-cell>
          <table:table-cell table:style-name="ce125" table:formula="of:=[.O2]+1" office:value-type="date" office:date-value="2016-06-13">
            <text:p>13</text:p>
          </table:table-cell>
          <table:table-cell table:style-name="ce125" table:formula="of:=[.P2]+1" office:value-type="date" office:date-value="2016-06-14">
            <text:p>14</text:p>
          </table:table-cell>
          <table:table-cell table:style-name="ce125" table:formula="of:=[.Q2]+1" office:value-type="date" office:date-value="2016-06-15">
            <text:p>15</text:p>
          </table:table-cell>
          <table:table-cell table:style-name="ce125" table:formula="of:=[.R2]+1" office:value-type="date" office:date-value="2016-06-16">
            <text:p>16</text:p>
          </table:table-cell>
          <table:table-cell table:style-name="ce125" table:formula="of:=[.S2]+1" office:value-type="date" office:date-value="2016-06-17">
            <text:p>17</text:p>
          </table:table-cell>
          <table:table-cell table:style-name="ce125" table:formula="of:=[.T2]+1" office:value-type="date" office:date-value="2016-06-18">
            <text:p>18</text:p>
          </table:table-cell>
          <table:table-cell table:style-name="ce125" table:formula="of:=[.U2]+1" office:value-type="date" office:date-value="2016-06-19">
            <text:p>19</text:p>
          </table:table-cell>
          <table:table-cell table:style-name="ce125" table:formula="of:=[.V2]+1" office:value-type="date" office:date-value="2016-06-20">
            <text:p>20</text:p>
          </table:table-cell>
          <table:table-cell table:style-name="ce125" table:formula="of:=[.W2]+1" office:value-type="date" office:date-value="2016-06-21">
            <text:p>21</text:p>
          </table:table-cell>
          <table:table-cell table:style-name="ce125" table:formula="of:=[.X2]+1" office:value-type="date" office:date-value="2016-06-22">
            <text:p>22</text:p>
          </table:table-cell>
          <table:table-cell table:style-name="ce125" table:formula="of:=[.Y2]+1" office:value-type="date" office:date-value="2016-06-23">
            <text:p>23</text:p>
          </table:table-cell>
          <table:table-cell table:style-name="ce125" table:formula="of:=[.Z2]+1" office:value-type="date" office:date-value="2016-06-24">
            <text:p>24</text:p>
          </table:table-cell>
          <table:table-cell table:style-name="ce125" table:formula="of:=[.AA2]+1" office:value-type="date" office:date-value="2016-06-25">
            <text:p>25</text:p>
          </table:table-cell>
          <table:table-cell table:style-name="ce125" table:formula="of:=[.AB2]+1" office:value-type="date" office:date-value="2016-06-26">
            <text:p>26</text:p>
          </table:table-cell>
          <table:table-cell table:style-name="ce125" table:formula="of:=[.AC2]+1" office:value-type="date" office:date-value="2016-06-27">
            <text:p>27</text:p>
          </table:table-cell>
          <table:table-cell table:style-name="ce125" table:formula="of:=[.AD2]+1" office:value-type="date" office:date-value="2016-06-28">
            <text:p>28</text:p>
          </table:table-cell>
          <table:table-cell table:style-name="ce125" table:formula="of:=[.AE2]+1" office:value-type="date" office:date-value="2016-06-29">
            <text:p>29</text:p>
          </table:table-cell>
          <table:table-cell table:style-name="ce125" table:formula="of:=[.AF2]+1" office:value-type="date" office:date-value="2016-06-30">
            <text:p>30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26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2"/>
        </table:table-row>
        <table:table-row table:style-name="ro15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23" table:formula="of:=SUM([.D4:.AG4])" office:value-type="float" office:value="0.5"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0.1091in" draw:caption-point-x="-0.2402in" draw:caption-point-y="0.6087in">
              <dc:date>2016-06-03T00:00:00</dc:date>
              <text:p text:style-name="P1"><text:span text:style-name="T1">Tối qua làm khuya nên sáng nay vô trễ 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0.1114in" draw:caption-point-x="-0.2402in" draw:caption-point-y="0.6063in">
              <dc:date>2016-06-09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1134in" draw:caption-point-x="-0.2402in" draw:caption-point-y="0.6043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9.7228in" svg:y="0.1157in" draw:caption-point-x="-0.2402in" draw:caption-point-y="0.602in">
              <dc:date>2016-06-16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0.1189in" draw:caption-point-x="-0.2402in" draw:caption-point-y="0.5988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0.1772in" draw:caption-point-x="-0.2402in" draw:caption-point-y="0.5406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1224in" draw:caption-point-x="-0.2402in" draw:caption-point-y="0.5953in">
              <dc:date>2016-06-29T00:00:00</dc:date>
              <text:p text:style-name="P1"><text:span text:style-name="T1">Tối qua làm trẽ nên xin vô trễ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1228in" draw:caption-point-x="-0.2402in" draw:caption-point-y="0.5949in">
              <dc:date>2016-06-30T00:00:00</dc:date>
              <text:p text:style-name="P1">8h45 vào cty</text:p>
            </office:annotation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2">
            <text:p>2</text:p>
          </table:table-cell>
          <table:table-cell table:style-name="ce42" office:value-type="string">
            <text:p>BacNTC</text:p>
          </table:table-cell>
          <table:table-cell table:style-name="ce123" table:formula="of:=SUM([.D5:.AG5])" office:value-type="float" office:value="0">
            <text:p>0</text:p>
          </table:table-cell>
          <table:table-cell table:style-name="ce127" table:number-columns-repeated="26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3">
            <text:p>3</text:p>
          </table:table-cell>
          <table:table-cell table:style-name="ce42" office:value-type="string">
            <text:p>BinhNT</text:p>
          </table:table-cell>
          <table:table-cell table:style-name="ce123" table:formula="of:=SUM([.D6:.AG6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5.3854in" svg:y="0.5831in" draw:caption-point-x="-0.2402in" draw:caption-point-y="0.6067in">
              <dc:date>2016-06-07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0.5839in" draw:caption-point-x="-0.2402in" draw:caption-point-y="0.6059in">
              <dc:date>2016-06-10T00:00:00</dc:date>
              <text:p text:style-name="P1"><text:span text:style-name="T1">~8h40 vào cty, đi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5854in" draw:caption-point-x="-0.2402in" draw:caption-point-y="0.6043in">
              <dc:date>2016-06-14T00:00:00</dc:date>
              <text:p text:style-name="P1"><text:span text:style-name="T1">Bận việc ên vào trễ, ~9h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9189in" svg:y="0.5913in" draw:caption-point-x="-0.2402in" draw:caption-point-y="0.5984in">
              <dc:date>2016-06-23T00:00:00</dc:date>
              <text:p text:style-name="P1"><text:span text:style-name="T1">~8h3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0.5917in" draw:caption-point-x="-0.2402in" draw:caption-point-y="0.598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5945in" draw:caption-point-x="-0.2402in" draw:caption-point-y="0.5953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5949in" draw:caption-point-x="-0.2402in" draw:caption-point-y="0.5949in">
              <dc:date>2016-06-30T00:00:00</dc:date>
              <text:p text:style-name="P1">~8h40 vài0cty</text:p>
            </office:annotation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123" table:formula="of:=SUM([.D7:.AG7])" office:value-type="float" office:value="1"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3.5591in" svg:y="0.8169in" draw:caption-point-x="-0.2402in" draw:caption-point-y="0.6087in">
              <dc:date>2016-06-03T00:00:00</dc:date>
              <text:p text:style-name="P1"><text:span text:style-name="T1">Về quê thăm ng nhà ốm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0.8248in" draw:caption-point-x="-0.2402in" draw:caption-point-y="0.6008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123" table:formula="of:=SUM([.D8:.AG8])" office:value-type="float" office:value="3">
            <text:p>3</text:p>
          </table:table-cell>
          <table:table-cell table:style-name="ce127" office:value-type="float" office:value="1">
            <office:annotation draw:style-name="gr4" draw:text-style-name="P1" svg:width="1.1413in" svg:height="0.3902in" svg:x="2.6457in" svg:y="1.052in" draw:caption-point-x="-0.2402in" draw:caption-point-y="0.6094in">
              <dc:date>2016-06-01T00:00:00</dc:date>
              <text:p text:style-name="P1"><text:span text:style-name="T1">Đi học <text:s/>và chở vợ đi khám thai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5.8421in" svg:y="1.0547in" draw:caption-point-x="-0.2402in" draw:caption-point-y="0.6067in">
              <dc:date>2016-06-07T00:00:00</dc:date>
              <text:p text:style-name="P1"><text:span text:style-name="T1">Chở vợ đi khám thai và đi học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6.3311in" svg:y="1.0551in" draw:caption-point-x="-0.2402in" draw:caption-point-y="0.6063in">
              <dc:date>2016-06-09T00:00:00</dc:date>
              <text:p text:style-name="P1"><text:span text:style-name="T1">Bận việc nhà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1.0571in" draw:caption-point-x="-0.2402in" draw:caption-point-y="0.6043in">
              <dc:date>2016-06-14T00:00:00</dc:date>
              <text:p text:style-name="P1"><text:span text:style-name="T1">Qua trường từ 10 – 12:00 Am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1.0665in" draw:caption-point-x="-0.2402in" draw:caption-point-y="0.5949in">
              <dc:date>2016-06-30T00:00:00</dc:date>
              <text:p text:style-name="P1">Đi trễ, 8h30 vào cty</text:p>
            </office:annotation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123" table:formula="of:=SUM([.D9:.AG9])" office:value-type="float" office:value="1.5">
            <text:p>1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2886in" draw:caption-point-x="-0.2402in" draw:caption-point-y="0.6087in">
              <dc:date>2016-06-03T00:00:00</dc:date>
              <text:p text:style-name="P1"><text:span text:style-name="T1">Bận việc riêng nên vô trễ ~ 9h30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1.2957in" draw:caption-point-x="-0.2402in" draw:caption-point-y="0.6016in">
              <dc:date>2016-06-16T00:00:00</dc:date>
              <text:p text:style-name="P1"><text:span text:style-name="T1">Chở ng nhà đi khám bệnh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1.3012in" draw:caption-point-x="-0.2402in" draw:caption-point-y="0.5961in">
              <dc:date>2016-06-28T00:00:00</dc:date>
              <text:p text:style-name="P1"><text:span text:style-name="T1">Bận việc riêng, nghi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7">
            <text:p>7</text:p>
          </table:table-cell>
          <table:table-cell table:style-name="ce42" office:value-type="string">
            <text:p>DuyenLT</text:p>
          </table:table-cell>
          <table:table-cell table:style-name="ce123" table:formula="of:=SUM([.D10:.AG10])" office:value-type="float" office:value="0"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5244in" draw:caption-point-x="-0.2402in" draw:caption-point-y="0.6087in">
              <dc:date>2016-06-03T00:00:00</dc:date>
              <text:p text:style-name="P1"><text:span text:style-name="T1">Bận việc riêng nên vô trễ ~ 10h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1.5287in" draw:caption-point-x="-0.2402in" draw:caption-point-y="0.6043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1.5362in" draw:caption-point-x="-0.2402in" draw:caption-point-y="0.5969in">
              <dc:date>2016-06-27T00:00:00</dc:date>
              <text:p text:style-name="P1"><text:span text:style-name="T1">Đi trễ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123" table:formula="of:=SUM([.D11:.AG11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123" table:formula="of:=SUM([.D12:.AG12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2.0051in" draw:caption-point-x="-0.2402in" draw:caption-point-y="0.6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123" table:formula="of:=SUM([.D13:.AG13])" office:value-type="float" office:value="6">
            <text:p>6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1024in" svg:y="2.2319in" draw:caption-point-x="-0.2402in" draw:caption-point-y="0.6091in">
              <dc:date>2016-06-02T00:00:00</dc:date>
              <text:p text:style-name="P1"><text:span text:style-name="T1">Bận việc riêng nên và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2.2343in" draw:caption-point-x="-0.2402in" draw:caption-point-y="0.6067in">
              <dc:date>2016-06-08T00:00:00</dc:date>
              <text:p text:style-name="P1"><text:span text:style-name="T1">Bận việc nhà (`9h vào cty)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2346in" draw:caption-point-x="-0.2402in" draw:caption-point-y="0.6063in">
              <dc:date>2016-06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2.235in" draw:caption-point-x="-0.2402in" draw:caption-point-y="0.6059in">
              <dc:date>2016-06-10T00:00:00</dc:date>
              <text:p text:style-name="P1"><text:span text:style-name="T1">Bận việc nhà, ~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2366in" draw:caption-point-x="-0.2402in" draw:caption-point-y="0.6043in">
              <dc:date>2016-06-14T00:00:00</dc:date>
              <text:p text:style-name="P1"><text:span text:style-name="T1">Bận việc nhà, vô trễ ~45'</text:span></text:p>
            </office:annotation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9.2661in" svg:y="2.2382in" draw:caption-point-x="-0.2402in" draw:caption-point-y="0.6028in">
              <dc:date>2016-06-15T00:00:00</dc:date>
              <text:p text:style-name="P1"><text:span text:style-name="T1">Nghỉ buổi chiêu, đi họp trên trườ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1.5492in" svg:y="2.2425in" draw:caption-point-x="-0.2402in" draw:caption-point-y="0.5984in">
              <dc:date>2016-06-22T00:00:00</dc:date>
              <text:p text:style-name="P1"><text:span text:style-name="T1">Nghĩ buổi chiều, qua trườ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3.3756in" svg:y="2.2402in" draw:caption-point-x="-0.2402in" draw:caption-point-y="0.6008in">
              <dc:date>2016-06-17T00:00:00</dc:date>
              <text:p text:style-name="P1"><text:span text:style-name="T1">Coi thi trên trường</text:span></text:p>
            </office:annotation>
            <text:p>1</text:p>
          </table:table-cell>
          <table:table-cell table:style-name="ce127" table:number-columns-repeated="2"/>
          <table:table-cell table:style-name="ce127" office:value-type="float" office:value="1">
            <office:annotation draw:style-name="gr4" draw:text-style-name="P1" svg:width="1.1413in" svg:height="0.3902in" svg:x="14.7457in" svg:y="2.2402in" draw:caption-point-x="-0.2402in" draw:caption-point-y="0.6008in">
              <dc:date>2016-06-17T00:00:00</dc:date>
              <text:p text:style-name="P1"><text:span text:style-name="T1">Coi thi trên trường</text:span></text:p>
            </office:annotation>
            <text:p>1</text:p>
          </table:table-cell>
          <table:table-cell table:style-name="ce127" office:value-type="float" office:value="1">
            <office:annotation draw:style-name="gr4" draw:text-style-name="P1" svg:width="1.1413in" svg:height="0.3902in" svg:x="15.202in" svg:y="2.2402in" draw:caption-point-x="-0.2402in" draw:caption-point-y="0.6008in">
              <dc:date>2016-06-17T00:00:00</dc:date>
              <text:p text:style-name="P1"><text:span text:style-name="T1">Coi thi trên trường</text:span></text:p>
            </office:annotation>
            <text:p>1</text:p>
          </table:table-cell>
          <table:table-cell table:style-name="ce127" office:value-type="float" office:value="1">
            <office:annotation draw:style-name="gr4" draw:text-style-name="P1" svg:width="1.1413in" svg:height="0.3902in" svg:x="15.6587in" svg:y="2.2402in" draw:caption-point-x="-0.2402in" draw:caption-point-y="0.6008in">
              <dc:date>2016-06-17T00:00:00</dc:date>
              <text:p text:style-name="P1"><text:span text:style-name="T1">Coi thi trên trường</text:span></text:p>
            </office:annotation>
            <text:p>1</text:p>
          </table:table-cell>
          <table:table-cell table:style-name="ce127" office:value-type="float" office:value="1">
            <office:annotation draw:style-name="gr4" draw:text-style-name="P1" svg:width="1.1413in" svg:height="0.3902in" svg:x="16.1154in" svg:y="2.2402in" draw:caption-point-x="-0.2402in" draw:caption-point-y="0.6008in">
              <dc:date>2016-06-17T00:00:00</dc:date>
              <text:p text:style-name="P1"><text:span text:style-name="T1">Coi thi trên trường</text:span></text:p>
            </office:annotation>
            <text:p>1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123" table:formula="of:=SUM([.D14:.AG14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123" table:formula="of:=SUM([.D15:.AG15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2.7173in" draw:caption-point-x="-0.2402in" draw:caption-point-y="0.6075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7185in" draw:caption-point-x="-0.2402in" draw:caption-point-y="0.6063in">
              <dc:date>2016-06-09T00:00:00</dc:date>
              <text:p text:style-name="P1"><text:span text:style-name="T1">Vào trễ, tối qua làm việc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2.7205in" draw:caption-point-x="-0.2402in" draw:caption-point-y="0.6043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7205in" draw:caption-point-x="-0.2402in" draw:caption-point-y="0.6043in">
              <dc:date>2016-06-14T00:00:00</dc:date>
              <text:p text:style-name="P1"><text:span text:style-name="T1">Ngủ quên, vô trễ, 1h45 phút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2.7268in" draw:caption-point-x="-0.2402in" draw:caption-point-y="0.598in">
              <dc:date>2016-06-24T00:00:00</dc:date>
              <text:p text:style-name="P1"><text:span text:style-name="T1">Bện chút việc nên xin vào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2.728in" draw:caption-point-x="-0.2402in" draw:caption-point-y="0.5969in">
              <dc:date>2016-06-27T00:00:00</dc:date>
              <text:p text:style-name="P1"><text:span text:style-name="T1">Đưa ng nhà ra sân ba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2.7291in" draw:caption-point-x="-0.2402in" draw:caption-point-y="0.5957in">
              <dc:date>2016-06-28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3902in" svg:x="16.1154in" svg:y="2.7303in" draw:caption-point-x="-0.2402in" draw:caption-point-y="0.5949in">
              <dc:date>2016-06-30T00:00:00</dc:date>
              <text:p text:style-name="P1">Tối qua làm trễ, 9h30 vào cty</text:p>
            </office:annotation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13">
            <text:p>13</text:p>
          </table:table-cell>
          <table:table-cell table:style-name="ce42" office:value-type="string">
            <text:p>HieuHT</text:p>
          </table:table-cell>
          <table:table-cell table:style-name="ce123" table:formula="of:=SUM([.D16:.AG16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6.3311in" svg:y="2.9543in" draw:caption-point-x="-0.2402in" draw:caption-point-y="0.6063in">
              <dc:date>2016-06-09T00:00:00</dc:date>
              <text:p text:style-name="P1"><text:span text:style-name="T1">Bị ốm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13.3756in" svg:y="2.9626in" draw:caption-point-x="-0.2402in" draw:caption-point-y="0.598in">
              <dc:date>2016-06-24T00:00:00</dc:date>
              <text:p text:style-name="P1"><text:span text:style-name="T1">Bị ốm</text:span></text:p>
            </office:annotation>
            <text:p>1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123" table:formula="of:=SUM([.D17:.AG17])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3.1024in" svg:y="3.1874in" draw:caption-point-x="-0.2402in" draw:caption-point-y="0.6091in">
              <dc:date>2016-06-02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3.1902in" draw:caption-point-x="-0.2402in" draw:caption-point-y="0.6063in">
              <dc:date>2016-06-09T00:00:00</dc:date>
              <text:p text:style-name="P1"><text:span text:style-name="T1">Đi làm trễ, 8h5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1.5492in" svg:y="3.1961in" draw:caption-point-x="-0.2402in" draw:caption-point-y="0.6004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15">
            <text:p>15</text:p>
          </table:table-cell>
          <table:table-cell table:style-name="ce42" office:value-type="string">
            <text:p>HungPN</text:p>
          </table:table-cell>
          <table:table-cell table:style-name="ce123" table:formula="of:=SUM([.D18:.AG18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16">
            <text:p>16</text:p>
          </table:table-cell>
          <table:table-cell table:style-name="ce42" office:value-type="string">
            <text:p>HuyNT</text:p>
          </table:table-cell>
          <table:table-cell table:style-name="ce123" table:formula="of:=SUM([.D19:.AG19])" office:value-type="float" office:value="0">
            <text:p>0</text:p>
          </table:table-cell>
          <table:table-cell table:style-name="ce127" table:number-columns-repeated="26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17">
            <text:p>17</text:p>
          </table:table-cell>
          <table:table-cell table:style-name="ce42" office:value-type="string">
            <text:p>KhanhNN</text:p>
          </table:table-cell>
          <table:table-cell table:style-name="ce123" table:formula="of:=SUM([.D20:.AG20])" office:value-type="float" office:value="0">
            <text:p>0</text:p>
          </table:table-cell>
          <table:table-cell table:style-name="ce127" table:number-columns-repeated="8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3.9028in" draw:caption-point-x="-0.2402in" draw:caption-point-y="0.6016in">
              <dc:date>2016-06-17T00:00:00</dc:date>
              <text:p text:style-name="P1"><text:span text:style-name="T1">Qua BHXH đăng ký BHTN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18">
            <text:p>18</text:p>
          </table:table-cell>
          <table:table-cell table:style-name="ce42" office:value-type="string">
            <text:p>KienPT</text:p>
          </table:table-cell>
          <table:table-cell table:style-name="ce123" table:formula="of:=SUM([.D21:.AG21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14.7457in" svg:y="4.1433in" draw:caption-point-x="-0.2402in" draw:caption-point-y="0.5969in">
              <dc:date>2016-06-27T00:00:00</dc:date>
              <text:p text:style-name="P1"><text:span text:style-name="T1">Đi khám lưng</text:span></text:p>
            </office:annotation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19">
            <text:p>19</text:p>
          </table:table-cell>
          <table:table-cell table:style-name="ce42" office:value-type="string">
            <text:p>LongPT</text:p>
          </table:table-cell>
          <table:table-cell table:style-name="ce123" table:formula="of:=SUM([.D22:.AG22])" office:value-type="float" office:value="0">
            <text:p>0</text:p>
          </table:table-cell>
          <table:table-cell table:style-name="ce127" table:number-columns-repeated="8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4.3752in" draw:caption-point-x="-0.2402in" draw:caption-point-y="0.6008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20">
            <text:p>20</text:p>
          </table:table-cell>
          <table:table-cell table:style-name="ce42" office:value-type="string">
            <text:p>LuanNN</text:p>
          </table:table-cell>
          <table:table-cell table:style-name="ce123" table:formula="of:=SUM([.D23:.AG23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4.6051in" draw:caption-point-x="-0.2402in" draw:caption-point-y="0.6067in">
              <dc:date>2016-06-08T00:00:00</dc:date>
              <text:p text:style-name="P1"><text:span text:style-name="T1">Đi trễ (8h35 vào cty)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4.6075in" draw:caption-point-x="-0.2402in" draw:caption-point-y="0.6043in">
              <dc:date>2016-06-14T00:00:00</dc:date>
              <text:p text:style-name="P1"><text:span text:style-name="T1">Đi trễ, ~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14.7457in" svg:y="4.615in" draw:caption-point-x="-0.2402in" draw:caption-point-y="0.5969in">
              <dc:date>2016-06-27T00:00:00</dc:date>
              <text:p text:style-name="P1"><text:span text:style-name="T1">Bận việc nhà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4.6165in" draw:caption-point-x="-0.2402in" draw:caption-point-y="0.5953in">
              <dc:date>2016-06-29T00:00:00</dc:date>
              <text:p text:style-name="P1"><text:span text:style-name="T1">Đ trễ, 8h30 vào cty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4.6169in" draw:caption-point-x="-0.2402in" draw:caption-point-y="0.5949in">
              <dc:date>2016-06-30T00:00:00</dc:date>
              <text:p text:style-name="P1">8h35 vào cty</text:p>
            </office:annotation>
            <text:p>0</text:p>
          </table:table-cell>
          <table:table-cell/>
          <table:table-cell table:style-name="ce41" table:number-columns-repeated="951"/>
        </table:table-row>
        <table:table-row table:style-name="ro15">
          <table:table-cell table:style-name="ce40" office:value-type="float" office:value="21">
            <text:p>21</text:p>
          </table:table-cell>
          <table:table-cell table:style-name="ce42" office:value-type="string">
            <text:p>MaiNTT</text:p>
          </table:table-cell>
          <table:table-cell table:style-name="ce123" table:formula="of:=SUM([.D24:.AG24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5.202in" svg:y="4.8516in" draw:caption-point-x="-0.2402in" draw:caption-point-y="0.5965in">
              <dc:date>2016-06-28T00:00:00</dc:date>
              <text:p text:style-name="P1"><text:span text:style-name="T1">Chở bạn qua chỗ pv nên vô trễ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22">
            <text:p>22</text:p>
          </table:table-cell>
          <table:table-cell table:style-name="ce42" office:value-type="string">
            <text:p>MinhTD</text:p>
          </table:table-cell>
          <table:table-cell table:style-name="ce123" table:formula="of:=SUM([.D25:.AG25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5.0799in" draw:caption-point-x="-0.2402in" draw:caption-point-y="0.6039in">
              <dc:date>2016-06-15T00:00:00</dc:date>
              <text:p text:style-name="P1"><text:span text:style-name="T1">Đi trễ, 8h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14.7457in" svg:y="5.087in" draw:caption-point-x="-0.2402in" draw:caption-point-y="0.5969in">
              <dc:date>2016-06-27T00:00:00</dc:date>
              <text:p text:style-name="P1"><text:span text:style-name="T1">Đi du lịch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15.202in" svg:y="5.087in" draw:caption-point-x="-0.2402in" draw:caption-point-y="0.5969in">
              <dc:date>2016-06-27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23">
            <text:p>23</text:p>
          </table:table-cell>
          <table:table-cell table:style-name="ce42" office:value-type="string">
            <text:p>NamTV</text:p>
          </table:table-cell>
          <table:table-cell table:style-name="ce123" table:formula="of:=SUM([.D26:.AG26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5.3106in" draw:caption-point-x="-0.2402in" draw:caption-point-y="0.6091in">
              <dc:date>2016-06-02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5.3122in" draw:caption-point-x="-0.2402in" draw:caption-point-y="0.6075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5.3173in" draw:caption-point-x="-0.2402in" draw:caption-point-y="0.6024in">
              <dc:date>2016-06-15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4622in" svg:y="5.3209in" draw:caption-point-x="-0.2402in" draw:caption-point-y="0.5988in">
              <dc:date>2016-06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24">
            <text:p>24</text:p>
          </table:table-cell>
          <table:table-cell table:style-name="ce42" office:value-type="string">
            <text:p>NhanHTH</text:p>
          </table:table-cell>
          <table:table-cell table:style-name="ce123" table:formula="of:=SUM([.D27:.AG27])" office:value-type="float" office:value="0">
            <text:p>0</text:p>
          </table:table-cell>
          <table:table-cell table:style-name="ce127" table:number-columns-repeated="21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25">
            <text:p>25</text:p>
          </table:table-cell>
          <table:table-cell table:style-name="ce42" office:value-type="string">
            <text:p>NhanNM</text:p>
          </table:table-cell>
          <table:table-cell table:style-name="ce123" table:formula="of:=SUM([.D28:.AG28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26">
            <text:p>26</text:p>
          </table:table-cell>
          <table:table-cell table:style-name="ce42" office:value-type="string">
            <text:p>PhuongTH</text:p>
          </table:table-cell>
          <table:table-cell table:style-name="ce123" table:formula="of:=SUM([.D29:.AG29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6.0232in" draw:caption-point-x="-0.2402in" draw:caption-point-y="0.6043in">
              <dc:date>2016-06-15T00:00:00</dc:date>
              <text:p text:style-name="P1"><text:span text:style-name="T1">Bị đau ră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0.1791in" svg:y="6.0264in" draw:caption-point-x="-0.2402in" draw:caption-point-y="0.6012in">
              <dc:date>2016-06-17T00:00:00</dc:date>
              <text:p text:style-name="P1"><text:span text:style-name="T1">Bị sốt, nghỉ buổi chiều</text:span></text:p>
            </office:annotation>
            <text:p>0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3" draw:text-style-name="P1" svg:width="1.1413in" svg:height="0.7012in" svg:x="12.0059in" svg:y="6.028in" draw:caption-point-x="-0.2402in" draw:caption-point-y="0.5996in">
              <dc:date>2016-06-21T00:00:00</dc:date>
              <text:p text:style-name="P1"><text:span text:style-name="T1">Buổi sáng đi làm răng, ~10h10 vào cty. Tính nghỉ nữa buổi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6.0287in" draw:caption-point-x="-0.2402in" draw:caption-point-y="0.5988in">
              <dc:date>2016-06-22T00:00:00</dc:date>
              <text:p text:style-name="P1"><text:span text:style-name="T1">Xe bị hư, 9h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27">
            <text:p>27</text:p>
          </table:table-cell>
          <table:table-cell table:style-name="ce42" office:value-type="string">
            <text:p>QuanLD</text:p>
          </table:table-cell>
          <table:table-cell table:style-name="ce123" table:formula="of:=SUM([.D30:.AG30])" office:value-type="float" office:value="1">
            <text:p>1</text:p>
          </table:table-cell>
          <table:table-cell table:style-name="ce127" table:number-columns-repeated="5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3854in" svg:y="6.2567in" draw:caption-point-x="-0.2402in" draw:caption-point-y="0.6067in">
              <dc:date>2016-06-08T00:00:00</dc:date>
              <text:p text:style-name="P1"><text:span text:style-name="T1">Đi trễ ~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0.1791in" svg:y="6.2618in" draw:caption-point-x="-0.2402in" draw:caption-point-y="0.6016in">
              <dc:date>2016-06-17T00:00:00</dc:date>
              <text:p text:style-name="P1"><text:span text:style-name="T1">Xin phép về sớm từ 4h vì có việc rieng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14.7457in" svg:y="6.2665in" draw:caption-point-x="-0.2402in" draw:caption-point-y="0.5969in">
              <dc:date>2016-06-27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28">
            <text:p>28</text:p>
          </table:table-cell>
          <table:table-cell table:style-name="ce42" office:value-type="string">
            <text:p>SonPX</text:p>
          </table:table-cell>
          <table:table-cell table:style-name="ce123" table:formula="of:=SUM([.D31:.AG31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6.4957in" draw:caption-point-x="-0.2402in" draw:caption-point-y="0.6035in">
              <dc:date>2016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29">
            <text:p>29</text:p>
          </table:table-cell>
          <table:table-cell table:style-name="ce42" office:value-type="string">
            <text:p>TienND</text:p>
          </table:table-cell>
          <table:table-cell table:style-name="ce123" table:formula="of:=SUM([.D32:.AG32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6.8205in" svg:y="6.7303in" draw:caption-point-x="-0.2402in" draw:caption-point-y="0.6051in">
              <dc:date>2016-06-1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30">
            <text:p>30</text:p>
          </table:table-cell>
          <table:table-cell table:style-name="ce42" office:value-type="string">
            <text:p>ThachBK</text:p>
          </table:table-cell>
          <table:table-cell table:style-name="ce123" table:formula="of:=SUM([.D33:.AG33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6.8205in" svg:y="6.9661in" draw:caption-point-x="-0.2402in" draw:caption-point-y="0.6051in">
              <dc:date>2016-06-10T00:00:00</dc:date>
              <text:p text:style-name="P1"><text:span text:style-name="T1">Bận việc riêng</text:span></text:p>
            </office:annotation>
            <text:p>1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6.9697in" draw:caption-point-x="-0.2402in" draw:caption-point-y="0.6016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6.9744in" draw:caption-point-x="-0.2402in" draw:caption-point-y="0.5969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7.0339in" draw:caption-point-x="-0.2402in" draw:caption-point-y="0.5374in">
              <dc:date>2016-06-30T00:00:00</dc:date>
              <text:p text:style-name="P1">8h45 vào cty</text:p>
            </office:annotation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31">
            <text:p>31</text:p>
          </table:table-cell>
          <table:table-cell table:style-name="ce42" office:value-type="string">
            <text:p>ThaoDTH</text:p>
          </table:table-cell>
          <table:table-cell table:style-name="ce123" table:formula="of:=SUM([.D34:.AG34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7.1996in" draw:caption-point-x="-0.2402in" draw:caption-point-y="0.6075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7.2028in" draw:caption-point-x="-0.2402in" draw:caption-point-y="0.6043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15.6587in" svg:y="7.2118in" draw:caption-point-x="-0.2402in" draw:caption-point-y="0.5953in">
              <dc:date>2016-06-29T00:00:00</dc:date>
              <text:p text:style-name="P1"><text:span text:style-name="T1">Bị đau bụ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32">
            <text:p>32</text:p>
          </table:table-cell>
          <table:table-cell table:style-name="ce42" office:value-type="string">
            <text:p>ThamDT</text:p>
          </table:table-cell>
          <table:table-cell table:style-name="ce123" table:formula="of:=SUM([.D35:.AG35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7.437in" draw:caption-point-x="-0.2402in" draw:caption-point-y="0.6059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8.2878in" svg:y="7.4386in" draw:caption-point-x="-0.2402in" draw:caption-point-y="0.6043in">
              <dc:date>2016-06-14T00:00:00</dc:date>
              <text:p text:style-name="P1"><text:span text:style-name="T1">Nghỉ buổi sáng, bị té xe</text:span></text:p>
            </office:annotation>
            <text:p>0.5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33">
            <text:p>33</text:p>
          </table:table-cell>
          <table:table-cell table:style-name="ce42" office:value-type="string">
            <text:p>ThinhT</text:p>
          </table:table-cell>
          <table:table-cell table:style-name="ce123" table:formula="of:=SUM([.D36:.AG36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9.2661in" svg:y="7.676in" draw:caption-point-x="-0.2402in" draw:caption-point-y="0.6031in">
              <dc:date>2016-06-15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7.6811in" draw:caption-point-x="-0.2402in" draw:caption-point-y="0.598in">
              <dc:date>2016-06-24T00:00:00</dc:date>
              <text:p text:style-name="P1"><text:span text:style-name="T1">Xe bị lủng, ~8h30 vào cty</text:span></text:p>
            </office:annotation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34">
            <text:p>34</text:p>
          </table:table-cell>
          <table:table-cell table:style-name="ce42" office:value-type="string">
            <text:p>ThongDN</text:p>
          </table:table-cell>
          <table:table-cell table:style-name="ce123" table:formula="of:=SUM([.D37:.AG37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7.9075in" draw:caption-point-x="-0.2402in" draw:caption-point-y="0.6075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7.9083in" draw:caption-point-x="-0.2402in" draw:caption-point-y="0.6067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7.9106in" draw:caption-point-x="-0.2402in" draw:caption-point-y="0.6043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7.9134in" draw:caption-point-x="-0.2402in" draw:caption-point-y="0.6016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1.5492in" svg:y="7.9146in" draw:caption-point-x="-0.2402in" draw:caption-point-y="0.6004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12.9189in" svg:y="7.9165in" draw:caption-point-x="-0.2402in" draw:caption-point-y="0.5984in">
              <dc:date>2016-06-23T00:00:00</dc:date>
              <text:p text:style-name="P1"><text:span text:style-name="T1">Bị ốm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7.9181in" draw:caption-point-x="-0.2402in" draw:caption-point-y="0.5969in">
              <dc:date>2016-06-27T00:00:00</dc:date>
              <text:p text:style-name="P1"><text:span text:style-name="T1">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7.9197in" draw:caption-point-x="-0.2402in" draw:caption-point-y="0.5953in">
              <dc:date>2016-06-2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7.9201in" draw:caption-point-x="-0.2402in" draw:caption-point-y="0.5949in">
              <dc:date>2016-06-30T00:00:00</dc:date>
              <text:p text:style-name="P1">8h35 vào cty</text:p>
            </office:annotation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35">
            <text:p>35</text:p>
          </table:table-cell>
          <table:table-cell table:style-name="ce42" office:value-type="string">
            <text:p>ThuyLTT</text:p>
          </table:table-cell>
          <table:table-cell table:style-name="ce123" table:formula="of:=SUM([.D38:.AG38])" office:value-type="float" office:value="1.5">
            <text:p>1.5</text:p>
          </table:table-cell>
          <table:table-cell table:style-name="ce127" office:value-type="float" office:value="0.5">
            <office:annotation draw:style-name="gr4" draw:text-style-name="P1" svg:width="1.1413in" svg:height="0.3902in" svg:x="2.6457in" svg:y="8.1417in" draw:caption-point-x="-0.2402in" draw:caption-point-y="0.6091in">
              <dc:date>2016-06-01T00:00:00</dc:date>
              <text:p text:style-name="P1"><text:span text:style-name="T1">Đưa bà ngoại đi khám bệnh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8.1417in" draw:caption-point-x="-0.2402in" draw:caption-point-y="0.6091in">
              <dc:date>2016-06-02T00:00:00</dc:date>
              <text:p text:style-name="P1"><text:span text:style-name="T1">Chở bà ra bến xe nên vô trễ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8.1433in" draw:caption-point-x="-0.2402in" draw:caption-point-y="0.6075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8.1441in" draw:caption-point-x="-0.2402in" draw:caption-point-y="0.6067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8.1445in" draw:caption-point-x="-0.2402in" draw:caption-point-y="0.6063in">
              <dc:date>2016-06-09T00:00:00</dc:date>
              <text:p text:style-name="P1"><text:span text:style-name="T1">Bận việc nhà nên tới trễ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8.1449in" draw:caption-point-x="-0.2402in" draw:caption-point-y="0.6059in">
              <dc:date>2016-06-10T00:00:00</dc:date>
              <text:p text:style-name="P1"><text:span text:style-name="T1">Bận việc nhà, ~8h3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8.7768in" svg:y="8.1465in" draw:caption-point-x="-0.2402in" draw:caption-point-y="0.6043in">
              <dc:date>2016-06-14T00:00:00</dc:date>
              <text:p text:style-name="P1"><text:span text:style-name="T1">Chở mẹ đi cv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8.1469in" draw:caption-point-x="-0.2402in" draw:caption-point-y="0.6039in">
              <dc:date>2016-06-15T00:00:00</dc:date>
              <text:p text:style-name="P1"><text:span text:style-name="T1">Đi trễ, 8h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2.0059in" svg:y="8.1508in" draw:caption-point-x="-0.2402in" draw:caption-point-y="0.6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8.1539in" draw:caption-point-x="-0.2402in" draw:caption-point-y="0.5969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8.1508in" draw:caption-point-x="-0.2402in" draw:caption-point-y="0.6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8.1559in" draw:caption-point-x="-0.2402in" draw:caption-point-y="0.5949in">
              <dc:date>2016-06-30T00:00:00</dc:date>
              <text:p text:style-name="P1">8h35 vào cty</text:p>
            </office:annotation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36">
            <text:p>36</text:p>
          </table:table-cell>
          <table:table-cell table:style-name="ce42" office:value-type="string">
            <text:p>ToiDB</text:p>
          </table:table-cell>
          <table:table-cell table:style-name="ce123" table:formula="of:=SUM([.D39:.AG39])" office:value-type="float" office:value="0.5"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3.1024in" svg:y="8.3776in" draw:caption-point-x="-0.2402in" draw:caption-point-y="0.6091in">
              <dc:date>2016-06-02T00:00:00</dc:date>
              <text:p text:style-name="P1"><text:span text:style-name="T1">anh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4.9287in" svg:y="8.3791in" draw:caption-point-x="-0.2402in" draw:caption-point-y="0.6075in">
              <dc:date>2016-06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8.3799in" draw:caption-point-x="-0.2402in" draw:caption-point-y="0.6067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8.3823in" draw:caption-point-x="-0.2402in" draw:caption-point-y="0.6043in">
              <dc:date>2016-06-14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8.385in" draw:caption-point-x="-0.2402in" draw:caption-point-y="0.6016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8.3866in" draw:caption-point-x="-0.2402in" draw:caption-point-y="0.6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3.3756in" svg:y="8.3886in" draw:caption-point-x="-0.2402in" draw:caption-point-y="0.598in">
              <dc:date>2016-06-24T00:00:00</dc:date>
              <text:p text:style-name="P1"><text:span text:style-name="T1">Bị mệt, đau đầu, xin vào trễ, `9h15 vào cty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8.3917in" draw:caption-point-x="-0.2402in" draw:caption-point-y="0.5949in">
              <dc:date>2016-06-30T00:00:00</dc:date>
              <text:p text:style-name="P1">8h40 vảo cty</text:p>
            </office:annotation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37">
            <text:p>37</text:p>
          </table:table-cell>
          <table:table-cell table:style-name="ce42" office:value-type="string">
            <text:p>TruyenLVC</text:p>
          </table:table-cell>
          <table:table-cell table:style-name="ce123" table:formula="of:=SUM([.D40:.AG40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8.6248in" draw:caption-point-x="-0.2402in" draw:caption-point-y="0.598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38">
            <text:p>38</text:p>
          </table:table-cell>
          <table:table-cell table:style-name="ce42" office:value-type="string">
            <text:p>TuanND</text:p>
          </table:table-cell>
          <table:table-cell table:style-name="ce123" table:formula="of:=SUM([.D41:.AG41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8.8512in" draw:caption-point-x="-0.2402in" draw:caption-point-y="0.6075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8.852in" draw:caption-point-x="-0.2402in" draw:caption-point-y="0.6067in">
              <dc:date>2016-06-08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8.8524in" draw:caption-point-x="-0.2402in" draw:caption-point-y="0.6063in">
              <dc:date>2016-06-09T00:00:00</dc:date>
              <text:p text:style-name="P1"><text:span text:style-name="T1">Đi trễ,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8.8543in" draw:caption-point-x="-0.2402in" draw:caption-point-y="0.6043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8.8547in" draw:caption-point-x="-0.2402in" draw:caption-point-y="0.6039in">
              <dc:date>2016-06-15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1.5492in" svg:y="8.8583in" draw:caption-point-x="-0.2402in" draw:caption-point-y="0.6004in">
              <dc:date>2016-06-20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8.8587in" draw:caption-point-x="-0.2402in" draw:caption-point-y="0.6in">
              <dc:date>2016-06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8.8618in" draw:caption-point-x="-0.2402in" draw:caption-point-y="0.5969in">
              <dc:date>2016-06-27T00:00:00</dc:date>
              <text:p text:style-name="P1"><text:span text:style-name="T1">Đi trễ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39">
            <text:p>39</text:p>
          </table:table-cell>
          <table:table-cell table:style-name="ce42" office:value-type="string">
            <text:p>VietBA</text:p>
          </table:table-cell>
          <table:table-cell table:style-name="ce123" table:formula="of:=SUM([.D42:.AG42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9.0886in" draw:caption-point-x="-0.2402in" draw:caption-point-y="0.6059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9.0902in" draw:caption-point-x="-0.2402in" draw:caption-point-y="0.6043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9.0902in" draw:caption-point-x="-0.2402in" draw:caption-point-y="0.6043in">
              <dc:date>2016-06-14T00:00:00</dc:date>
              <text:p text:style-name="P1"><text:span text:style-name="T1">Đi trễ, 8h 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9.0937in" draw:caption-point-x="-0.2402in" draw:caption-point-y="0.6008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9.0976in" draw:caption-point-x="-0.2402in" draw:caption-point-y="0.5969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9.0992in" draw:caption-point-x="-0.2402in" draw:caption-point-y="0.5953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40">
            <text:p>40</text:p>
          </table:table-cell>
          <table:table-cell table:style-name="ce42" office:value-type="string">
            <text:p>VinhP</text:p>
          </table:table-cell>
          <table:table-cell table:style-name="ce123" table:formula="of:=SUM([.D43:.AG43])" office:value-type="float" office:value="3">
            <text:p>3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8.2878in" svg:y="9.326in" draw:caption-point-x="-0.2402in" draw:caption-point-y="0.6043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9.326in" draw:caption-point-x="-0.2402in" draw:caption-point-y="0.6043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9.326in" draw:caption-point-x="-0.2402in" draw:caption-point-y="0.6043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5">
          <table:table-cell table:style-name="ce40" office:value-type="float" office:value="41">
            <text:p>41</text:p>
          </table:table-cell>
          <table:table-cell table:style-name="ce42" office:value-type="string">
            <text:p>VuNA</text:p>
          </table:table-cell>
          <table:table-cell table:style-name="ce123" table:formula="of:=SUM([.D44:.AG44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0"/>
          <table:table-cell table:style-name="ce128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1" table:number-columns-repeated="7"/>
          <table:table-cell table:style-name="ce128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 table:number-rows-repeated="983127">
          <table:table-cell table:number-columns-repeated="985"/>
        </table:table-row>
        <table:table-row table:style-name="ro2">
          <table:table-cell table:number-columns-repeated="985"/>
        </table:table-row>
      </table:table>
      <table:database-ranges>
        <table:database-range table:name="__Anonymous_Sheet_DB__1" table:target-range-address="Tong_Hop_Ngay_Nghi_2016.A7:Tong_Hop_Ngay_Nghi_2016.M4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6/30/2016</text:date>, <text:time>09:3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06-30">06/30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928</meta:editing-cycles>
    <meta:editing-duration>P21DT3H35M57S</meta:editing-duration>
    <meta:generator>OpenOffice/4.1.2$Win32 OpenOffice.org_project/412m3$Build-9782</meta:generator>
    <dc:date>2016-06-30T09:35:33.18</dc:date>
    <meta:document-statistic meta:table-count="9" meta:cell-count="5838" meta:object-count="0"/>
    <meta:user-defined meta:name="Info 1"/>
    <meta:user-defined meta:name="Info 2"/>
    <meta:user-defined meta:name="Info 3"/>
    <meta:user-defined meta:name="Info 4"/>
  </office:meta>
</office:document-meta>
</file>